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manifest.rdf" manifest:media-type="application/rdf+xml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1.8cm"/>
    </style:style>
    <style:style style:name="co2" style:family="table-column">
      <style:table-column-properties fo:break-before="auto" style:column-width="2.676cm"/>
    </style:style>
    <style:style style:name="co3" style:family="table-column">
      <style:table-column-properties fo:break-before="auto" style:column-width="3.059cm"/>
    </style:style>
    <style:style style:name="co4" style:family="table-column">
      <style:table-column-properties fo:break-before="auto" style:column-width="2.976cm"/>
    </style:style>
    <style:style style:name="co5" style:family="table-column">
      <style:table-column-properties fo:break-before="auto" style:column-width="2.595cm"/>
    </style:style>
    <style:style style:name="co6" style:family="table-column">
      <style:table-column-properties fo:break-before="auto" style:column-width="3.676cm"/>
    </style:style>
    <style:style style:name="co7" style:family="table-column">
      <style:table-column-properties fo:break-before="auto" style:column-width="2.323cm"/>
    </style:style>
    <style:style style:name="co8" style:family="table-column">
      <style:table-column-properties fo:break-before="auto" style:column-width="3.166cm"/>
    </style:style>
    <style:style style:name="co9" style:family="table-column">
      <style:table-column-properties fo:break-before="auto" style:column-width="2.214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vertical-align="automatic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benchmark_results" table:style-name="ta1">
        <table:shapes>
          <draw:frame draw:z-index="0" draw:style-name="gr1" draw:text-style-name="P1" svg:width="8.743cm" svg:height="4.917cm" svg:x="39.14cm" svg:y="2.86cm">
            <draw:object draw:notify-on-update-of-ranges="benchmark_results.K2:benchmark_results.K2 benchmark_results.L2:benchmark_results.N2 benchmark_results.K3:benchmark_results.K3 benchmark_results.L3:benchmark_results.N3 benchmark_results.K4:benchmark_results.K4 benchmark_results.L4:benchmark_results.N4 benchmark_results.K5:benchmark_results.K5 benchmark_results.L5:benchmark_results.N5 benchmark_results.K6:benchmark_results.K6 benchmark_results.L6:benchmark_results.N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8.994cm" svg:height="5.06cm" svg:x="48.053cm" svg:y="2.748cm">
            <draw:object draw:notify-on-update-of-ranges="benchmark_results.O2:benchmark_results.O2 benchmark_results.P2:benchmark_results.R2 benchmark_results.O3:benchmark_results.O3 benchmark_results.P3:benchmark_results.R3 benchmark_results.O4:benchmark_results.O4 benchmark_results.P4:benchmark_results.R4 benchmark_results.O5:benchmark_results.O5 benchmark_results.P5:benchmark_results.R5 benchmark_results.O6:benchmark_results.O6 benchmark_results.P6:benchmark_results.R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8.817cm" svg:height="5.464cm" svg:x="36.828cm" svg:y="59.673cm">
            <draw:object draw:notify-on-update-of-ranges="benchmark_results.K128:benchmark_results.K128 benchmark_results.L128:benchmark_results.N128 benchmark_results.K129:benchmark_results.K129 benchmark_results.L129:benchmark_results.N129 benchmark_results.K130:benchmark_results.K130 benchmark_results.L130:benchmark_results.N130 benchmark_results.K131:benchmark_results.K131 benchmark_results.L131:benchmark_results.N131 benchmark_results.K132:benchmark_results.K132 benchmark_results.L132:benchmark_results.N13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8.976cm" svg:height="5.883cm" svg:x="45.781cm" svg:y="59.57cm">
            <draw:object draw:notify-on-update-of-ranges="benchmark_results.O128:benchmark_results.O128 benchmark_results.P128:benchmark_results.R128 benchmark_results.O129:benchmark_results.O129 benchmark_results.P129:benchmark_results.R129 benchmark_results.O130:benchmark_results.O130 benchmark_results.P130:benchmark_results.R130 benchmark_results.O131:benchmark_results.O131 benchmark_results.P131:benchmark_results.R131 benchmark_results.O132:benchmark_results.O132 benchmark_results.P132:benchmark_results.R132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13.434cm" svg:height="7.556cm" svg:x="36.796cm" svg:y="80.376cm">
            <draw:object draw:notify-on-update-of-ranges="benchmark_results.K175:benchmark_results.K175 benchmark_results.K176:benchmark_results.K178 benchmark_results.L175:benchmark_results.L175 benchmark_results.L176:benchmark_results.L178 benchmark_results.M175:benchmark_results.M175 benchmark_results.M176:benchmark_results.M178 benchmark_results.N175:benchmark_results.N175 benchmark_results.N176:benchmark_results.N178 benchmark_results.O175:benchmark_results.O175 benchmark_results.O176:benchmark_results.O178 benchmark_results.P175:benchmark_results.P175 benchmark_results.P176:benchmark_results.P178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8.982cm" svg:height="5.709cm" svg:x="36.716cm" svg:y="90.37cm">
            <draw:object draw:notify-on-update-of-ranges="benchmark_results.K198:benchmark_results.K198 benchmark_results.L198:benchmark_results.N198 benchmark_results.K199:benchmark_results.K199 benchmark_results.L199:benchmark_results.N199 benchmark_results.K200:benchmark_results.K200 benchmark_results.L200:benchmark_results.N200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6" draw:style-name="gr1" draw:text-style-name="P1" svg:width="8.879cm" svg:height="5.75cm" svg:x="45.793cm" svg:y="90.329cm">
            <draw:object draw:notify-on-update-of-ranges="benchmark_results.O198:benchmark_results.O198 benchmark_results.P198:benchmark_results.R198 benchmark_results.O199:benchmark_results.O199 benchmark_results.P199:benchmark_results.R199 benchmark_results.O200:benchmark_results.O200 benchmark_results.P200:benchmark_results.R200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7" draw:style-name="gr1" draw:text-style-name="P1" svg:width="8.839cm" svg:height="5.645cm" svg:x="54.885cm" svg:y="90.352cm">
            <draw:object draw:notify-on-update-of-ranges="benchmark_results.S198:benchmark_results.S198 benchmark_results.T198:benchmark_results.V198 benchmark_results.S199:benchmark_results.S199 benchmark_results.T199:benchmark_results.V199 benchmark_results.S200:benchmark_results.S200 benchmark_results.T200:benchmark_results.V200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13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Mean time (ps)</text:p>
          </table:table-cell>
          <table:table-cell office:value-type="string" calcext:value-type="string">
            <text:p>2*Stdev time (ps)</text:p>
          </table:table-cell>
          <table:table-cell office:value-type="string" calcext:value-type="string">
            <text:p>Allocated (bytes)</text:p>
          </table:table-cell>
          <table:table-cell office:value-type="string" calcext:value-type="string">
            <text:p>Copied (bytes)</text:p>
          </table:table-cell>
          <table:table-cell office:value-type="string" calcext:value-type="string">
            <text:p>Peak Memory/Total memory (bytes)</text:p>
          </table:table-cell>
          <table:table-cell office:value-type="string" calcext:value-type="string">
            <text:p>GC time (ps)</text:p>
          </table:table-cell>
          <table:table-cell office:value-type="string" calcext:value-type="string">
            <text:p>Residency (bytes)</text:p>
          </table:table-cell>
          <table:table-cell office:value-type="string" calcext:value-type="string">
            <text:p>Slop (bytes)</text:p>
          </table:table-cell>
          <table:table-cell table:number-columns-repeated="2"/>
          <table:table-cell table:style-name="ce1" office:value-type="string" calcext:value-type="string" table:number-columns-spanned="3" table:number-rows-spanned="1">
            <text:p>Time (ps)</text:p>
          </table:table-cell>
          <table:covered-table-cell table:number-columns-repeated="2" table:style-name="ce2"/>
          <table:table-cell/>
          <table:table-cell table:style-name="ce1" office:value-type="string" calcext:value-type="string" table:number-columns-spanned="3" table:number-rows-spanned="1">
            <text:p>Allocated bytes</text:p>
          </table:table-cell>
          <table:covered-table-cell table:number-columns-repeated="2"/>
          <table:table-cell/>
          <table:table-cell table:style-name="ce1" office:value-type="string" calcext:value-type="string" table:number-columns-spanned="3" table:number-rows-spanned="1">
            <text:p>Peak memory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All.DList.benchmark.2^10.concatLeft.copyIntoReg</text:p>
          </table:table-cell>
          <table:table-cell office:value-type="float" office:value="654423606" calcext:value-type="float">
            <text:p>654423606</text:p>
          </table:table-cell>
          <table:table-cell office:value-type="float" office:value="45502556" calcext:value-type="float">
            <text:p>45502556</text:p>
          </table:table-cell>
          <table:table-cell office:value-type="float" office:value="2941770" calcext:value-type="float">
            <text:p>2941770</text:p>
          </table:table-cell>
          <table:table-cell office:value-type="float" office:value="1808" calcext:value-type="float">
            <text:p>1808</text:p>
          </table:table-cell>
          <table:table-cell office:value-type="float" office:value="25165824" calcext:value-type="float">
            <text:p>25165824</text:p>
          </table:table-cell>
          <table:table-cell table:number-columns-repeated="5"/>
          <table:table-cell office:value-type="string" calcext:value-type="string">
            <text:p>2^10</text:p>
          </table:table-cell>
          <table:table-cell office:value-type="string" calcext:value-type="string">
            <text:p>2^13</text:p>
          </table:table-cell>
          <table:table-cell office:value-type="string" calcext:value-type="string">
            <text:p>2^16</text:p>
          </table:table-cell>
          <table:table-cell/>
          <table:table-cell office:value-type="string" calcext:value-type="string">
            <text:p>2^10</text:p>
          </table:table-cell>
          <table:table-cell office:value-type="string" calcext:value-type="string">
            <text:p>2^13</text:p>
          </table:table-cell>
          <table:table-cell office:value-type="string" calcext:value-type="string">
            <text:p>2^16</text:p>
          </table:table-cell>
          <table:table-cell/>
          <table:table-cell office:value-type="string" calcext:value-type="string">
            <text:p>2^10</text:p>
          </table:table-cell>
          <table:table-cell office:value-type="string" calcext:value-type="string">
            <text:p>2^13</text:p>
          </table:table-cell>
          <table:table-cell office:value-type="string" calcext:value-type="string">
            <text:p>2^16</text:p>
          </table:table-cell>
        </table:table-row>
        <table:table-row table:style-name="ro1">
          <table:table-cell office:value-type="string" calcext:value-type="string">
            <text:p>All.DList.benchmark.2^10.concatLeft.copyIntoReg/singleRun</text:p>
          </table:table-cell>
          <table:table-cell office:value-type="float" office:value="6000000000" calcext:value-type="float">
            <text:p>6000000000</text:p>
          </table:table-cell>
          <table:table-cell/>
          <table:table-cell office:value-type="float" office:value="3177800" calcext:value-type="float">
            <text:p>3177800</text:p>
          </table:table-cell>
          <table:table-cell office:value-type="float" office:value="15600" calcext:value-type="float">
            <text:p>15600</text:p>
          </table:table-cell>
          <table:table-cell office:value-type="float" office:value="6291456" calcext:value-type="float">
            <text:p>6291456</text:p>
          </table:table-cell>
          <table:table-cell office:value-type="float" office:value="0" calcext:value-type="float">
            <text:p>0</text:p>
          </table:table-cell>
          <table:table-cell office:value-type="float" office:value="56616" calcext:value-type="float">
            <text:p>56616</text:p>
          </table:table-cell>
          <table:table-cell office:value-type="float" office:value="25304" calcext:value-type="float">
            <text:p>25304</text:p>
          </table:table-cell>
          <table:table-cell/>
          <table:table-cell office:value-type="string" calcext:value-type="string">
            <text:p>foldr (++)*</text:p>
          </table:table-cell>
          <table:table-cell office:value-type="float" office:value="13943151" calcext:value-type="float">
            <text:p>13943151</text:p>
          </table:table-cell>
          <table:table-cell office:value-type="float" office:value="121971564" calcext:value-type="float">
            <text:p>121971564</text:p>
          </table:table-cell>
          <table:table-cell office:value-type="float" office:value="1811856204" calcext:value-type="float">
            <text:p>1811856204</text:p>
          </table:table-cell>
          <table:table-cell office:value-type="string" calcext:value-type="string">
            <text:p>foldr (++)*</text:p>
          </table:table-cell>
          <table:table-cell office:value-type="float" office:value="61239" calcext:value-type="float">
            <text:p>61239</text:p>
          </table:table-cell>
          <table:table-cell office:value-type="float" office:value="489603" calcext:value-type="float">
            <text:p>489603</text:p>
          </table:table-cell>
          <table:table-cell office:value-type="float" office:value="3916793" calcext:value-type="float">
            <text:p>3916793</text:p>
          </table:table-cell>
          <table:table-cell office:value-type="string" calcext:value-type="string">
            <text:p>foldr (++)*</text:p>
          </table:table-cell>
          <table:table-cell table:number-columns-repeated="2" office:value-type="float" office:value="25165824" calcext:value-type="float">
            <text:p>25165824</text:p>
          </table:table-cell>
          <table:table-cell office:value-type="float" office:value="27262976" calcext:value-type="float">
            <text:p>27262976</text:p>
          </table:table-cell>
        </table:table-row>
        <table:table-row table:style-name="ro1">
          <table:table-cell office:value-type="string" calcext:value-type="string">
            <text:p>All.DList.benchmark.2^10.concatLeft.force</text:p>
          </table:table-cell>
          <table:table-cell office:value-type="float" office:value="638934281" calcext:value-type="float">
            <text:p>638934281</text:p>
          </table:table-cell>
          <table:table-cell office:value-type="float" office:value="45818290" calcext:value-type="float">
            <text:p>45818290</text:p>
          </table:table-cell>
          <table:table-cell office:value-type="float" office:value="2877934" calcext:value-type="float">
            <text:p>2877934</text:p>
          </table:table-cell>
          <table:table-cell office:value-type="float" office:value="7092" calcext:value-type="float">
            <text:p>7092</text:p>
          </table:table-cell>
          <table:table-cell office:value-type="float" office:value="25165824" calcext:value-type="float">
            <text:p>25165824</text:p>
          </table:table-cell>
          <table:table-cell table:number-columns-repeated="4"/>
          <table:table-cell office:value-type="string" calcext:value-type="string">
            <text:p>foldl’ (++)*</text:p>
          </table:table-cell>
          <table:table-cell office:value-type="float" office:value="638934281" calcext:value-type="float">
            <text:p>638934281</text:p>
          </table:table-cell>
          <table:table-cell office:value-type="float" office:value="41545147800" calcext:value-type="float">
            <text:p>41545147800</text:p>
          </table:table-cell>
          <table:table-cell office:value-type="float" office:value="5169876780400" calcext:value-type="float">
            <text:p>5169876780400</text:p>
          </table:table-cell>
          <table:table-cell office:value-type="string" calcext:value-type="string">
            <text:p>foldl’ (++)*</text:p>
          </table:table-cell>
          <table:table-cell office:value-type="float" office:value="2877934" calcext:value-type="float">
            <text:p>2877934</text:p>
          </table:table-cell>
          <table:table-cell office:value-type="float" office:value="187124886" calcext:value-type="float">
            <text:p>187124886</text:p>
          </table:table-cell>
          <table:table-cell office:value-type="float" office:value="18072589022" calcext:value-type="float">
            <text:p>18072589022</text:p>
          </table:table-cell>
          <table:table-cell office:value-type="string" calcext:value-type="string">
            <text:p>foldl’ (++)*</text:p>
          </table:table-cell>
          <table:table-cell table:number-columns-repeated="2" office:value-type="float" office:value="25165824" calcext:value-type="float">
            <text:p>25165824</text:p>
          </table:table-cell>
          <table:table-cell office:value-type="float" office:value="27262976" calcext:value-type="float">
            <text:p>27262976</text:p>
          </table:table-cell>
        </table:table-row>
        <table:table-row table:style-name="ro1">
          <table:table-cell office:value-type="string" calcext:value-type="string">
            <text:p>All.DList.benchmark.2^10.concatLeft.force/singleRun</text:p>
          </table:table-cell>
          <table:table-cell office:value-type="float" office:value="7000000000" calcext:value-type="float">
            <text:p>7000000000</text:p>
          </table:table-cell>
          <table:table-cell/>
          <table:table-cell office:value-type="float" office:value="3111736" calcext:value-type="float">
            <text:p>3111736</text:p>
          </table:table-cell>
          <table:table-cell office:value-type="float" office:value="15600" calcext:value-type="float">
            <text:p>15600</text:p>
          </table:table-cell>
          <table:table-cell office:value-type="float" office:value="6291456" calcext:value-type="float">
            <text:p>6291456</text:p>
          </table:table-cell>
          <table:table-cell office:value-type="float" office:value="0" calcext:value-type="float">
            <text:p>0</text:p>
          </table:table-cell>
          <table:table-cell office:value-type="float" office:value="56616" calcext:value-type="float">
            <text:p>56616</text:p>
          </table:table-cell>
          <table:table-cell office:value-type="float" office:value="25304" calcext:value-type="float">
            <text:p>25304</text:p>
          </table:table-cell>
          <table:table-cell/>
          <table:table-cell office:value-type="string" calcext:value-type="string">
            <text:p>foldl’ λ-DList.concat*</text:p>
          </table:table-cell>
          <table:table-cell office:value-type="float" office:value="15529695" calcext:value-type="float">
            <text:p>15529695</text:p>
          </table:table-cell>
          <table:table-cell office:value-type="float" office:value="136054217" calcext:value-type="float">
            <text:p>136054217</text:p>
          </table:table-cell>
          <table:table-cell office:value-type="float" office:value="1933083500" calcext:value-type="float">
            <text:p>1933083500</text:p>
          </table:table-cell>
          <table:table-cell office:value-type="string" calcext:value-type="string">
            <text:p>foldl’ λ-DList.concat*</text:p>
          </table:table-cell>
          <table:table-cell office:value-type="float" office:value="64153" calcext:value-type="float">
            <text:p>64153</text:p>
          </table:table-cell>
          <table:table-cell office:value-type="float" office:value="513411" calcext:value-type="float">
            <text:p>513411</text:p>
          </table:table-cell>
          <table:table-cell office:value-type="float" office:value="4133649" calcext:value-type="float">
            <text:p>4133649</text:p>
          </table:table-cell>
          <table:table-cell office:value-type="string" calcext:value-type="string">
            <text:p>foldl’ λ-DList.concat*</text:p>
          </table:table-cell>
          <table:table-cell table:number-columns-repeated="2" office:value-type="float" office:value="25165824" calcext:value-type="float">
            <text:p>25165824</text:p>
          </table:table-cell>
          <table:table-cell office:value-type="float" office:value="26214400" calcext:value-type="float">
            <text:p>26214400</text:p>
          </table:table-cell>
        </table:table-row>
        <table:table-row table:style-name="ro1">
          <table:table-cell office:value-type="string" calcext:value-type="string">
            <text:p>All.DList.benchmark.2^10.concatRight.copyIntoReg</text:p>
          </table:table-cell>
          <table:table-cell office:value-type="float" office:value="36686402" calcext:value-type="float">
            <text:p>36686402</text:p>
          </table:table-cell>
          <table:table-cell office:value-type="float" office:value="2813278" calcext:value-type="float">
            <text:p>2813278</text:p>
          </table:table-cell>
          <table:table-cell office:value-type="float" office:value="126805" calcext:value-type="float">
            <text:p>126805</text:p>
          </table:table-cell>
          <table:table-cell office:value-type="float" office:value="9" calcext:value-type="float">
            <text:p>9</text:p>
          </table:table-cell>
          <table:table-cell office:value-type="float" office:value="27262976" calcext:value-type="float">
            <text:p>27262976</text:p>
          </table:table-cell>
          <table:table-cell table:number-columns-repeated="4"/>
          <table:table-cell office:value-type="string" calcext:value-type="string">
            <text:p>foldl’ Dest-DList.concat </text:p>
          </table:table-cell>
          <table:table-cell office:value-type="float" office:value="62452910" calcext:value-type="float">
            <text:p>62452910</text:p>
          </table:table-cell>
          <table:table-cell office:value-type="float" office:value="501408187" calcext:value-type="float">
            <text:p>501408187</text:p>
          </table:table-cell>
          <table:table-cell office:value-type="float" office:value="4257512375" calcext:value-type="float">
            <text:p>4257512375</text:p>
          </table:table-cell>
          <table:table-cell office:value-type="string" calcext:value-type="string">
            <text:p>foldl’ Dest-DList.concat </text:p>
          </table:table-cell>
          <table:table-cell office:value-type="float" office:value="80464" calcext:value-type="float">
            <text:p>80464</text:p>
          </table:table-cell>
          <table:table-cell office:value-type="float" office:value="511521" calcext:value-type="float">
            <text:p>511521</text:p>
          </table:table-cell>
          <table:table-cell office:value-type="float" office:value="3748235" calcext:value-type="float">
            <text:p>3748235</text:p>
          </table:table-cell>
          <table:table-cell office:value-type="string" calcext:value-type="string">
            <text:p>foldl’ Dest-DList.concat </text:p>
          </table:table-cell>
          <table:table-cell office:value-type="float" office:value="27262976" calcext:value-type="float">
            <text:p>27262976</text:p>
          </table:table-cell>
          <table:table-cell office:value-type="float" office:value="28311552" calcext:value-type="float">
            <text:p>28311552</text:p>
          </table:table-cell>
          <table:table-cell office:value-type="float" office:value="31457280" calcext:value-type="float">
            <text:p>31457280</text:p>
          </table:table-cell>
        </table:table-row>
        <table:table-row table:style-name="ro1">
          <table:table-cell office:value-type="string" calcext:value-type="string">
            <text:p>All.DList.benchmark.2^10.concatRight.copyIntoReg/singleRun</text:p>
          </table:table-cell>
          <table:table-cell office:value-type="float" office:value="4000000000" calcext:value-type="float">
            <text:p>4000000000</text:p>
          </table:table-cell>
          <table:table-cell/>
          <table:table-cell office:value-type="float" office:value="322368" calcext:value-type="float">
            <text:p>322368</text:p>
          </table:table-cell>
          <table:table-cell office:value-type="float" office:value="15536" calcext:value-type="float">
            <text:p>15536</text:p>
          </table:table-cell>
          <table:table-cell office:value-type="float" office:value="6291456" calcext:value-type="float">
            <text:p>6291456</text:p>
          </table:table-cell>
          <table:table-cell office:value-type="float" office:value="0" calcext:value-type="float">
            <text:p>0</text:p>
          </table:table-cell>
          <table:table-cell office:value-type="float" office:value="56552" calcext:value-type="float">
            <text:p>56552</text:p>
          </table:table-cell>
          <table:table-cell office:value-type="float" office:value="25368" calcext:value-type="float">
            <text:p>2536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ll.DList.benchmark.2^10.concatRight.force</text:p>
          </table:table-cell>
          <table:table-cell office:value-type="float" office:value="13943151" calcext:value-type="float">
            <text:p>13943151</text:p>
          </table:table-cell>
          <table:table-cell office:value-type="float" office:value="694370" calcext:value-type="float">
            <text:p>694370</text:p>
          </table:table-cell>
          <table:table-cell office:value-type="float" office:value="61239" calcext:value-type="float">
            <text:p>61239</text:p>
          </table:table-cell>
          <table:table-cell office:value-type="float" office:value="180" calcext:value-type="float">
            <text:p>180</text:p>
          </table:table-cell>
          <table:table-cell office:value-type="float" office:value="25165824" calcext:value-type="float">
            <text:p>25165824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ll.DList.benchmark.2^10.concatRight.force/singleRun</text:p>
          </table:table-cell>
          <table:table-cell office:value-type="float" office:value="4000000000" calcext:value-type="float">
            <text:p>4000000000</text:p>
          </table:table-cell>
          <table:table-cell/>
          <table:table-cell office:value-type="float" office:value="256304" calcext:value-type="float">
            <text:p>256304</text:p>
          </table:table-cell>
          <table:table-cell office:value-type="float" office:value="15600" calcext:value-type="float">
            <text:p>15600</text:p>
          </table:table-cell>
          <table:table-cell office:value-type="float" office:value="6291456" calcext:value-type="float">
            <text:p>6291456</text:p>
          </table:table-cell>
          <table:table-cell office:value-type="float" office:value="0" calcext:value-type="float">
            <text:p>0</text:p>
          </table:table-cell>
          <table:table-cell office:value-type="float" office:value="56616" calcext:value-type="float">
            <text:p>56616</text:p>
          </table:table-cell>
          <table:table-cell office:value-type="float" office:value="25304" calcext:value-type="float">
            <text:p>2530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ll.DList.benchmark.2^10.differenceListDestLeft</text:p>
          </table:table-cell>
          <table:table-cell office:value-type="float" office:value="62452910" calcext:value-type="float">
            <text:p>62452910</text:p>
          </table:table-cell>
          <table:table-cell office:value-type="float" office:value="2887514" calcext:value-type="float">
            <text:p>2887514</text:p>
          </table:table-cell>
          <table:table-cell office:value-type="float" office:value="80464" calcext:value-type="float">
            <text:p>80464</text:p>
          </table:table-cell>
          <table:table-cell office:value-type="float" office:value="22" calcext:value-type="float">
            <text:p>22</text:p>
          </table:table-cell>
          <table:table-cell office:value-type="float" office:value="27262976" calcext:value-type="float">
            <text:p>27262976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ll.DList.benchmark.2^10.differenceListDestLeft/singleRun</text:p>
          </table:table-cell>
          <table:table-cell office:value-type="float" office:value="4000000000" calcext:value-type="float">
            <text:p>4000000000</text:p>
          </table:table-cell>
          <table:table-cell/>
          <table:table-cell office:value-type="float" office:value="310760" calcext:value-type="float">
            <text:p>310760</text:p>
          </table:table-cell>
          <table:table-cell office:value-type="float" office:value="15600" calcext:value-type="float">
            <text:p>15600</text:p>
          </table:table-cell>
          <table:table-cell office:value-type="float" office:value="6291456" calcext:value-type="float">
            <text:p>6291456</text:p>
          </table:table-cell>
          <table:table-cell office:value-type="float" office:value="0" calcext:value-type="float">
            <text:p>0</text:p>
          </table:table-cell>
          <table:table-cell office:value-type="float" office:value="56616" calcext:value-type="float">
            <text:p>56616</text:p>
          </table:table-cell>
          <table:table-cell office:value-type="float" office:value="25304" calcext:value-type="float">
            <text:p>25304</text:p>
          </table:table-cell>
          <table:table-cell table:number-columns-repeated="10"/>
          <table:table-cell office:value-type="string" calcext:value-type="string">
            <text:p>Nothing to see he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l.DList.benchmark.2^10.differenceListNaiveLeft.copyIntoReg</text:p>
          </table:table-cell>
          <table:table-cell office:value-type="float" office:value="37279657" calcext:value-type="float">
            <text:p>37279657</text:p>
          </table:table-cell>
          <table:table-cell office:value-type="float" office:value="3110144" calcext:value-type="float">
            <text:p>3110144</text:p>
          </table:table-cell>
          <table:table-cell office:value-type="float" office:value="130069" calcext:value-type="float">
            <text:p>130069</text:p>
          </table:table-cell>
          <table:table-cell office:value-type="float" office:value="14" calcext:value-type="float">
            <text:p>14</text:p>
          </table:table-cell>
          <table:table-cell office:value-type="float" office:value="27262976" calcext:value-type="float">
            <text:p>27262976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ll.DList.benchmark.2^10.differenceListNaiveLeft.copyIntoReg/singleRun</text:p>
          </table:table-cell>
          <table:table-cell office:value-type="float" office:value="4000000000" calcext:value-type="float">
            <text:p>4000000000</text:p>
          </table:table-cell>
          <table:table-cell/>
          <table:table-cell office:value-type="float" office:value="328112" calcext:value-type="float">
            <text:p>328112</text:p>
          </table:table-cell>
          <table:table-cell office:value-type="float" office:value="15600" calcext:value-type="float">
            <text:p>15600</text:p>
          </table:table-cell>
          <table:table-cell office:value-type="float" office:value="6291456" calcext:value-type="float">
            <text:p>6291456</text:p>
          </table:table-cell>
          <table:table-cell office:value-type="float" office:value="0" calcext:value-type="float">
            <text:p>0</text:p>
          </table:table-cell>
          <table:table-cell office:value-type="float" office:value="56616" calcext:value-type="float">
            <text:p>56616</text:p>
          </table:table-cell>
          <table:table-cell office:value-type="float" office:value="25304" calcext:value-type="float">
            <text:p>2530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ll.DList.benchmark.2^10.differenceListNaiveLeft.force</text:p>
          </table:table-cell>
          <table:table-cell office:value-type="float" office:value="15529695" calcext:value-type="float">
            <text:p>15529695</text:p>
          </table:table-cell>
          <table:table-cell office:value-type="float" office:value="1419946" calcext:value-type="float">
            <text:p>1419946</text:p>
          </table:table-cell>
          <table:table-cell office:value-type="float" office:value="64153" calcext:value-type="float">
            <text:p>64153</text:p>
          </table:table-cell>
          <table:table-cell office:value-type="float" office:value="204" calcext:value-type="float">
            <text:p>204</text:p>
          </table:table-cell>
          <table:table-cell office:value-type="float" office:value="25165824" calcext:value-type="float">
            <text:p>25165824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ll.DList.benchmark.2^10.differenceListNaiveLeft.force/singleRun</text:p>
          </table:table-cell>
          <table:table-cell office:value-type="float" office:value="4000000000" calcext:value-type="float">
            <text:p>4000000000</text:p>
          </table:table-cell>
          <table:table-cell/>
          <table:table-cell office:value-type="float" office:value="262048" calcext:value-type="float">
            <text:p>262048</text:p>
          </table:table-cell>
          <table:table-cell office:value-type="float" office:value="15600" calcext:value-type="float">
            <text:p>15600</text:p>
          </table:table-cell>
          <table:table-cell office:value-type="float" office:value="6291456" calcext:value-type="float">
            <text:p>6291456</text:p>
          </table:table-cell>
          <table:table-cell office:value-type="float" office:value="0" calcext:value-type="float">
            <text:p>0</text:p>
          </table:table-cell>
          <table:table-cell office:value-type="float" office:value="56616" calcext:value-type="float">
            <text:p>56616</text:p>
          </table:table-cell>
          <table:table-cell office:value-type="float" office:value="25304" calcext:value-type="float">
            <text:p>2530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ll.DList.benchmark.2^13.concatLeft.copyIntoReg</text:p>
          </table:table-cell>
          <table:table-cell office:value-type="float" office:value="41549617900" calcext:value-type="float">
            <text:p>41549617900</text:p>
          </table:table-cell>
          <table:table-cell office:value-type="float" office:value="1602572924" calcext:value-type="float">
            <text:p>1602572924</text:p>
          </table:table-cell>
          <table:table-cell office:value-type="float" office:value="187437542" calcext:value-type="float">
            <text:p>187437542</text:p>
          </table:table-cell>
          <table:table-cell office:value-type="float" office:value="651931" calcext:value-type="float">
            <text:p>651931</text:p>
          </table:table-cell>
          <table:table-cell office:value-type="float" office:value="26214400" calcext:value-type="float">
            <text:p>262144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ll.DList.benchmark.2^13.concatLeft.copyIntoReg/singleRun</text:p>
          </table:table-cell>
          <table:table-cell office:value-type="float" office:value="49000000000" calcext:value-type="float">
            <text:p>49000000000</text:p>
          </table:table-cell>
          <table:table-cell/>
          <table:table-cell office:value-type="float" office:value="188712376" calcext:value-type="float">
            <text:p>188712376</text:p>
          </table:table-cell>
          <table:table-cell office:value-type="float" office:value="1367872" calcext:value-type="float">
            <text:p>1367872</text:p>
          </table:table-cell>
          <table:table-cell office:value-type="float" office:value="6291456" calcext:value-type="float">
            <text:p>6291456</text:p>
          </table:table-cell>
          <table:table-cell office:value-type="float" office:value="2000000000" calcext:value-type="float">
            <text:p>2000000000</text:p>
          </table:table-cell>
          <table:table-cell office:value-type="float" office:value="414064" calcext:value-type="float">
            <text:p>414064</text:p>
          </table:table-cell>
          <table:table-cell office:value-type="float" office:value="33496" calcext:value-type="float">
            <text:p>3349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ll.DList.benchmark.2^13.concatLeft.force</text:p>
          </table:table-cell>
          <table:table-cell office:value-type="float" office:value="41545147800" calcext:value-type="float">
            <text:p>41545147800</text:p>
          </table:table-cell>
          <table:table-cell office:value-type="float" office:value="1458457002" calcext:value-type="float">
            <text:p>1458457002</text:p>
          </table:table-cell>
          <table:table-cell office:value-type="float" office:value="187124886" calcext:value-type="float">
            <text:p>187124886</text:p>
          </table:table-cell>
          <table:table-cell office:value-type="float" office:value="794703" calcext:value-type="float">
            <text:p>794703</text:p>
          </table:table-cell>
          <table:table-cell office:value-type="float" office:value="25165824" calcext:value-type="float">
            <text:p>25165824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ll.DList.benchmark.2^13.concatLeft.force/singleRun</text:p>
          </table:table-cell>
          <table:table-cell office:value-type="float" office:value="49000000000" calcext:value-type="float">
            <text:p>49000000000</text:p>
          </table:table-cell>
          <table:table-cell/>
          <table:table-cell office:value-type="float" office:value="188384824" calcext:value-type="float">
            <text:p>188384824</text:p>
          </table:table-cell>
          <table:table-cell office:value-type="float" office:value="1497064" calcext:value-type="float">
            <text:p>1497064</text:p>
          </table:table-cell>
          <table:table-cell office:value-type="float" office:value="6291456" calcext:value-type="float">
            <text:p>6291456</text:p>
          </table:table-cell>
          <table:table-cell office:value-type="float" office:value="2000000000" calcext:value-type="float">
            <text:p>2000000000</text:p>
          </table:table-cell>
          <table:table-cell office:value-type="float" office:value="385496" calcext:value-type="float">
            <text:p>385496</text:p>
          </table:table-cell>
          <table:table-cell office:value-type="float" office:value="33496" calcext:value-type="float">
            <text:p>3349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ll.DList.benchmark.2^13.concatRight.copyIntoReg</text:p>
          </table:table-cell>
          <table:table-cell office:value-type="float" office:value="300341601" calcext:value-type="float">
            <text:p>300341601</text:p>
          </table:table-cell>
          <table:table-cell office:value-type="float" office:value="21279400" calcext:value-type="float">
            <text:p>21279400</text:p>
          </table:table-cell>
          <table:table-cell office:value-type="float" office:value="815276" calcext:value-type="float">
            <text:p>815276</text:p>
          </table:table-cell>
          <table:table-cell office:value-type="float" office:value="72" calcext:value-type="float">
            <text:p>72</text:p>
          </table:table-cell>
          <table:table-cell office:value-type="float" office:value="28311552" calcext:value-type="float">
            <text:p>2831155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ll.DList.benchmark.2^13.concatRight.copyIntoReg/singleRun</text:p>
          </table:table-cell>
          <table:table-cell office:value-type="float" office:value="6000000000" calcext:value-type="float">
            <text:p>6000000000</text:p>
          </table:table-cell>
          <table:table-cell/>
          <table:table-cell office:value-type="float" office:value="1621368" calcext:value-type="float">
            <text:p>1621368</text:p>
          </table:table-cell>
          <table:table-cell office:value-type="float" office:value="15600" calcext:value-type="float">
            <text:p>15600</text:p>
          </table:table-cell>
          <table:table-cell office:value-type="float" office:value="6291456" calcext:value-type="float">
            <text:p>6291456</text:p>
          </table:table-cell>
          <table:table-cell office:value-type="float" office:value="0" calcext:value-type="float">
            <text:p>0</text:p>
          </table:table-cell>
          <table:table-cell office:value-type="float" office:value="56616" calcext:value-type="float">
            <text:p>56616</text:p>
          </table:table-cell>
          <table:table-cell office:value-type="float" office:value="25304" calcext:value-type="float">
            <text:p>2530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ll.DList.benchmark.2^13.concatRight.force</text:p>
          </table:table-cell>
          <table:table-cell office:value-type="float" office:value="121971564" calcext:value-type="float">
            <text:p>121971564</text:p>
          </table:table-cell>
          <table:table-cell office:value-type="float" office:value="7954028" calcext:value-type="float">
            <text:p>7954028</text:p>
          </table:table-cell>
          <table:table-cell office:value-type="float" office:value="489603" calcext:value-type="float">
            <text:p>489603</text:p>
          </table:table-cell>
          <table:table-cell office:value-type="float" office:value="8659" calcext:value-type="float">
            <text:p>8659</text:p>
          </table:table-cell>
          <table:table-cell office:value-type="float" office:value="25165824" calcext:value-type="float">
            <text:p>25165824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ll.DList.benchmark.2^13.concatRight.force/singleRun</text:p>
          </table:table-cell>
          <table:table-cell office:value-type="float" office:value="5000000000" calcext:value-type="float">
            <text:p>5000000000</text:p>
          </table:table-cell>
          <table:table-cell/>
          <table:table-cell office:value-type="float" office:value="1260392" calcext:value-type="float">
            <text:p>1260392</text:p>
          </table:table-cell>
          <table:table-cell office:value-type="float" office:value="15600" calcext:value-type="float">
            <text:p>15600</text:p>
          </table:table-cell>
          <table:table-cell office:value-type="float" office:value="6291456" calcext:value-type="float">
            <text:p>6291456</text:p>
          </table:table-cell>
          <table:table-cell office:value-type="float" office:value="0" calcext:value-type="float">
            <text:p>0</text:p>
          </table:table-cell>
          <table:table-cell office:value-type="float" office:value="56616" calcext:value-type="float">
            <text:p>56616</text:p>
          </table:table-cell>
          <table:table-cell office:value-type="float" office:value="25304" calcext:value-type="float">
            <text:p>2530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ll.DList.benchmark.2^13.differenceListDestLeft</text:p>
          </table:table-cell>
          <table:table-cell office:value-type="float" office:value="501408187" calcext:value-type="float">
            <text:p>501408187</text:p>
          </table:table-cell>
          <table:table-cell office:value-type="float" office:value="42274680" calcext:value-type="float">
            <text:p>42274680</text:p>
          </table:table-cell>
          <table:table-cell office:value-type="float" office:value="511521" calcext:value-type="float">
            <text:p>511521</text:p>
          </table:table-cell>
          <table:table-cell office:value-type="float" office:value="1916" calcext:value-type="float">
            <text:p>1916</text:p>
          </table:table-cell>
          <table:table-cell office:value-type="float" office:value="28311552" calcext:value-type="float">
            <text:p>2831155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ll.DList.benchmark.2^13.differenceListDestLeft/singleRun</text:p>
          </table:table-cell>
          <table:table-cell office:value-type="float" office:value="6000000000" calcext:value-type="float">
            <text:p>6000000000</text:p>
          </table:table-cell>
          <table:table-cell/>
          <table:table-cell office:value-type="float" office:value="1315576" calcext:value-type="float">
            <text:p>1315576</text:p>
          </table:table-cell>
          <table:table-cell office:value-type="float" office:value="15600" calcext:value-type="float">
            <text:p>15600</text:p>
          </table:table-cell>
          <table:table-cell office:value-type="float" office:value="6291456" calcext:value-type="float">
            <text:p>6291456</text:p>
          </table:table-cell>
          <table:table-cell office:value-type="float" office:value="1000000000" calcext:value-type="float">
            <text:p>1000000000</text:p>
          </table:table-cell>
          <table:table-cell office:value-type="float" office:value="56616" calcext:value-type="float">
            <text:p>56616</text:p>
          </table:table-cell>
          <table:table-cell office:value-type="float" office:value="25304" calcext:value-type="float">
            <text:p>2530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ll.DList.benchmark.2^13.differenceListNaiveLeft.copyIntoReg</text:p>
          </table:table-cell>
          <table:table-cell office:value-type="float" office:value="306088700" calcext:value-type="float">
            <text:p>306088700</text:p>
          </table:table-cell>
          <table:table-cell office:value-type="float" office:value="22813894" calcext:value-type="float">
            <text:p>22813894</text:p>
          </table:table-cell>
          <table:table-cell office:value-type="float" office:value="821584" calcext:value-type="float">
            <text:p>821584</text:p>
          </table:table-cell>
          <table:table-cell office:value-type="float" office:value="1955" calcext:value-type="float">
            <text:p>1955</text:p>
          </table:table-cell>
          <table:table-cell office:value-type="float" office:value="28311552" calcext:value-type="float">
            <text:p>2831155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ll.DList.benchmark.2^13.differenceListNaiveLeft.copyIntoReg/singleRun</text:p>
          </table:table-cell>
          <table:table-cell office:value-type="float" office:value="6000000000" calcext:value-type="float">
            <text:p>6000000000</text:p>
          </table:table-cell>
          <table:table-cell/>
          <table:table-cell office:value-type="float" office:value="1650056" calcext:value-type="float">
            <text:p>1650056</text:p>
          </table:table-cell>
          <table:table-cell office:value-type="float" office:value="15600" calcext:value-type="float">
            <text:p>15600</text:p>
          </table:table-cell>
          <table:table-cell office:value-type="float" office:value="6291456" calcext:value-type="float">
            <text:p>6291456</text:p>
          </table:table-cell>
          <table:table-cell office:value-type="float" office:value="0" calcext:value-type="float">
            <text:p>0</text:p>
          </table:table-cell>
          <table:table-cell office:value-type="float" office:value="56616" calcext:value-type="float">
            <text:p>56616</text:p>
          </table:table-cell>
          <table:table-cell office:value-type="float" office:value="25304" calcext:value-type="float">
            <text:p>2530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ll.DList.benchmark.2^13.differenceListNaiveLeft.force</text:p>
          </table:table-cell>
          <table:table-cell office:value-type="float" office:value="136054217" calcext:value-type="float">
            <text:p>136054217</text:p>
          </table:table-cell>
          <table:table-cell office:value-type="float" office:value="10728308" calcext:value-type="float">
            <text:p>10728308</text:p>
          </table:table-cell>
          <table:table-cell office:value-type="float" office:value="513411" calcext:value-type="float">
            <text:p>513411</text:p>
          </table:table-cell>
          <table:table-cell office:value-type="float" office:value="11733" calcext:value-type="float">
            <text:p>11733</text:p>
          </table:table-cell>
          <table:table-cell office:value-type="float" office:value="25165824" calcext:value-type="float">
            <text:p>25165824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ll.DList.benchmark.2^13.differenceListNaiveLeft.force/singleRun</text:p>
          </table:table-cell>
          <table:table-cell office:value-type="float" office:value="5000000000" calcext:value-type="float">
            <text:p>5000000000</text:p>
          </table:table-cell>
          <table:table-cell/>
          <table:table-cell office:value-type="float" office:value="1289080" calcext:value-type="float">
            <text:p>1289080</text:p>
          </table:table-cell>
          <table:table-cell office:value-type="float" office:value="15600" calcext:value-type="float">
            <text:p>15600</text:p>
          </table:table-cell>
          <table:table-cell office:value-type="float" office:value="6291456" calcext:value-type="float">
            <text:p>6291456</text:p>
          </table:table-cell>
          <table:table-cell office:value-type="float" office:value="0" calcext:value-type="float">
            <text:p>0</text:p>
          </table:table-cell>
          <table:table-cell office:value-type="float" office:value="56616" calcext:value-type="float">
            <text:p>56616</text:p>
          </table:table-cell>
          <table:table-cell office:value-type="float" office:value="25304" calcext:value-type="float">
            <text:p>2530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ll.DList.benchmark.2^16.concatLeft.copyIntoReg</text:p>
          </table:table-cell>
          <table:table-cell office:value-type="float" office:value="5198102581000" calcext:value-type="float">
            <text:p>5198102581000</text:p>
          </table:table-cell>
          <table:table-cell office:value-type="float" office:value="11788465406" calcext:value-type="float">
            <text:p>11788465406</text:p>
          </table:table-cell>
          <table:table-cell office:value-type="float" office:value="18075194763" calcext:value-type="float">
            <text:p>18075194763</text:p>
          </table:table-cell>
          <table:table-cell office:value-type="float" office:value="306683678" calcext:value-type="float">
            <text:p>306683678</text:p>
          </table:table-cell>
          <table:table-cell office:value-type="float" office:value="28311552" calcext:value-type="float">
            <text:p>2831155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ll.DList.benchmark.2^16.concatLeft.copyIntoReg/singleRun</text:p>
          </table:table-cell>
          <table:table-cell office:value-type="float" office:value="5209000000000" calcext:value-type="float">
            <text:p>5209000000000</text:p>
          </table:table-cell>
          <table:table-cell/>
          <table:table-cell office:value-type="float" office:value="18068041560" calcext:value-type="float">
            <text:p>18068041560</text:p>
          </table:table-cell>
          <table:table-cell office:value-type="float" office:value="310606784" calcext:value-type="float">
            <text:p>310606784</text:p>
          </table:table-cell>
          <table:table-cell office:value-type="float" office:value="13631488" calcext:value-type="float">
            <text:p>13631488</text:p>
          </table:table-cell>
          <table:table-cell office:value-type="float" office:value="290000000000" calcext:value-type="float">
            <text:p>290000000000</text:p>
          </table:table-cell>
          <table:table-cell office:value-type="float" office:value="2969512" calcext:value-type="float">
            <text:p>2969512</text:p>
          </table:table-cell>
          <table:table-cell office:value-type="float" office:value="125680" calcext:value-type="float">
            <text:p>12568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ll.DList.benchmark.2^16.concatLeft.force</text:p>
          </table:table-cell>
          <table:table-cell office:value-type="float" office:value="5169876780400" calcext:value-type="float">
            <text:p>5169876780400</text:p>
          </table:table-cell>
          <table:table-cell office:value-type="float" office:value="4343960960" calcext:value-type="float">
            <text:p>4343960960</text:p>
          </table:table-cell>
          <table:table-cell office:value-type="float" office:value="18072589022" calcext:value-type="float">
            <text:p>18072589022</text:p>
          </table:table-cell>
          <table:table-cell office:value-type="float" office:value="306799614" calcext:value-type="float">
            <text:p>306799614</text:p>
          </table:table-cell>
          <table:table-cell office:value-type="float" office:value="27262976" calcext:value-type="float">
            <text:p>27262976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ll.DList.benchmark.2^16.concatLeft.force/singleRun</text:p>
          </table:table-cell>
          <table:table-cell office:value-type="float" office:value="4725000000000" calcext:value-type="float">
            <text:p>4725000000000</text:p>
          </table:table-cell>
          <table:table-cell/>
          <table:table-cell office:value-type="float" office:value="18067057992" calcext:value-type="float">
            <text:p>18067057992</text:p>
          </table:table-cell>
          <table:table-cell office:value-type="float" office:value="312633400" calcext:value-type="float">
            <text:p>312633400</text:p>
          </table:table-cell>
          <table:table-cell office:value-type="float" office:value="12582912" calcext:value-type="float">
            <text:p>12582912</text:p>
          </table:table-cell>
          <table:table-cell office:value-type="float" office:value="297000000000" calcext:value-type="float">
            <text:p>297000000000</text:p>
          </table:table-cell>
          <table:table-cell office:value-type="float" office:value="2937112" calcext:value-type="float">
            <text:p>2937112</text:p>
          </table:table-cell>
          <table:table-cell office:value-type="float" office:value="98024" calcext:value-type="float">
            <text:p>9802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ll.DList.benchmark.2^16.concatRight.copyIntoReg</text:p>
          </table:table-cell>
          <table:table-cell office:value-type="float" office:value="2979417512" calcext:value-type="float">
            <text:p>2979417512</text:p>
          </table:table-cell>
          <table:table-cell office:value-type="float" office:value="152461514" calcext:value-type="float">
            <text:p>152461514</text:p>
          </table:table-cell>
          <table:table-cell office:value-type="float" office:value="6522186" calcext:value-type="float">
            <text:p>6522186</text:p>
          </table:table-cell>
          <table:table-cell office:value-type="float" office:value="507" calcext:value-type="float">
            <text:p>507</text:p>
          </table:table-cell>
          <table:table-cell office:value-type="float" office:value="28311552" calcext:value-type="float">
            <text:p>2831155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ll.DList.benchmark.2^16.concatRight.copyIntoReg/singleRun</text:p>
          </table:table-cell>
          <table:table-cell office:value-type="float" office:value="15000000000" calcext:value-type="float">
            <text:p>15000000000</text:p>
          </table:table-cell>
          <table:table-cell/>
          <table:table-cell office:value-type="float" office:value="11910248" calcext:value-type="float">
            <text:p>11910248</text:p>
          </table:table-cell>
          <table:table-cell office:value-type="float" office:value="2853816" calcext:value-type="float">
            <text:p>2853816</text:p>
          </table:table-cell>
          <table:table-cell office:value-type="float" office:value="10485760" calcext:value-type="float">
            <text:p>10485760</text:p>
          </table:table-cell>
          <table:table-cell office:value-type="float" office:value="4000000000" calcext:value-type="float">
            <text:p>4000000000</text:p>
          </table:table-cell>
          <table:table-cell office:value-type="float" office:value="2699672" calcext:value-type="float">
            <text:p>2699672</text:p>
          </table:table-cell>
          <table:table-cell office:value-type="float" office:value="33496" calcext:value-type="float">
            <text:p>3349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ll.DList.benchmark.2^16.concatRight.force</text:p>
          </table:table-cell>
          <table:table-cell office:value-type="float" office:value="1811856204" calcext:value-type="float">
            <text:p>1811856204</text:p>
          </table:table-cell>
          <table:table-cell office:value-type="float" office:value="127229318" calcext:value-type="float">
            <text:p>127229318</text:p>
          </table:table-cell>
          <table:table-cell office:value-type="float" office:value="3916793" calcext:value-type="float">
            <text:p>3916793</text:p>
          </table:table-cell>
          <table:table-cell office:value-type="float" office:value="712802" calcext:value-type="float">
            <text:p>712802</text:p>
          </table:table-cell>
          <table:table-cell office:value-type="float" office:value="27262976" calcext:value-type="float">
            <text:p>27262976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ll.DList.benchmark.2^16.concatRight.force/singleRun</text:p>
          </table:table-cell>
          <table:table-cell office:value-type="float" office:value="15000000000" calcext:value-type="float">
            <text:p>15000000000</text:p>
          </table:table-cell>
          <table:table-cell/>
          <table:table-cell office:value-type="float" office:value="9288280" calcext:value-type="float">
            <text:p>9288280</text:p>
          </table:table-cell>
          <table:table-cell office:value-type="float" office:value="4885568" calcext:value-type="float">
            <text:p>4885568</text:p>
          </table:table-cell>
          <table:table-cell office:value-type="float" office:value="10485760" calcext:value-type="float">
            <text:p>10485760</text:p>
          </table:table-cell>
          <table:table-cell office:value-type="float" office:value="7000000000" calcext:value-type="float">
            <text:p>7000000000</text:p>
          </table:table-cell>
          <table:table-cell office:value-type="float" office:value="2667144" calcext:value-type="float">
            <text:p>2667144</text:p>
          </table:table-cell>
          <table:table-cell office:value-type="float" office:value="68984" calcext:value-type="float">
            <text:p>6898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ll.DList.benchmark.2^16.differenceListDestLeft</text:p>
          </table:table-cell>
          <table:table-cell office:value-type="float" office:value="4257512375" calcext:value-type="float">
            <text:p>4257512375</text:p>
          </table:table-cell>
          <table:table-cell office:value-type="float" office:value="395221660" calcext:value-type="float">
            <text:p>395221660</text:p>
          </table:table-cell>
          <table:table-cell office:value-type="float" office:value="3748235" calcext:value-type="float">
            <text:p>3748235</text:p>
          </table:table-cell>
          <table:table-cell office:value-type="float" office:value="132408" calcext:value-type="float">
            <text:p>132408</text:p>
          </table:table-cell>
          <table:table-cell office:value-type="float" office:value="31457280" calcext:value-type="float">
            <text:p>3145728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ll.DList.benchmark.2^16.differenceListDestLeft/singleRun</text:p>
          </table:table-cell>
          <table:table-cell office:value-type="float" office:value="16000000000" calcext:value-type="float">
            <text:p>16000000000</text:p>
          </table:table-cell>
          <table:table-cell/>
          <table:table-cell office:value-type="float" office:value="9350200" calcext:value-type="float">
            <text:p>9350200</text:p>
          </table:table-cell>
          <table:table-cell office:value-type="float" office:value="2217200" calcext:value-type="float">
            <text:p>2217200</text:p>
          </table:table-cell>
          <table:table-cell office:value-type="float" office:value="11534336" calcext:value-type="float">
            <text:p>11534336</text:p>
          </table:table-cell>
          <table:table-cell office:value-type="float" office:value="3000000000" calcext:value-type="float">
            <text:p>3000000000</text:p>
          </table:table-cell>
          <table:table-cell office:value-type="float" office:value="56616" calcext:value-type="float">
            <text:p>56616</text:p>
          </table:table-cell>
          <table:table-cell office:value-type="float" office:value="33496" calcext:value-type="float">
            <text:p>3349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ll.DList.benchmark.2^16.differenceListNaiveLeft.copyIntoReg</text:p>
          </table:table-cell>
          <table:table-cell office:value-type="float" office:value="3153443725" calcext:value-type="float">
            <text:p>3153443725</text:p>
          </table:table-cell>
          <table:table-cell office:value-type="float" office:value="300675172" calcext:value-type="float">
            <text:p>300675172</text:p>
          </table:table-cell>
          <table:table-cell office:value-type="float" office:value="6566211" calcext:value-type="float">
            <text:p>6566211</text:p>
          </table:table-cell>
          <table:table-cell office:value-type="float" office:value="179051" calcext:value-type="float">
            <text:p>179051</text:p>
          </table:table-cell>
          <table:table-cell office:value-type="float" office:value="28311552" calcext:value-type="float">
            <text:p>2831155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ll.DList.benchmark.2^16.differenceListNaiveLeft.copyIntoReg/singleRun</text:p>
          </table:table-cell>
          <table:table-cell office:value-type="float" office:value="15000000000" calcext:value-type="float">
            <text:p>15000000000</text:p>
          </table:table-cell>
          <table:table-cell/>
          <table:table-cell office:value-type="float" office:value="12122424" calcext:value-type="float">
            <text:p>12122424</text:p>
          </table:table-cell>
          <table:table-cell office:value-type="float" office:value="3068832" calcext:value-type="float">
            <text:p>3068832</text:p>
          </table:table-cell>
          <table:table-cell office:value-type="float" office:value="10485760" calcext:value-type="float">
            <text:p>10485760</text:p>
          </table:table-cell>
          <table:table-cell office:value-type="float" office:value="4000000000" calcext:value-type="float">
            <text:p>4000000000</text:p>
          </table:table-cell>
          <table:table-cell office:value-type="float" office:value="2719056" calcext:value-type="float">
            <text:p>2719056</text:p>
          </table:table-cell>
          <table:table-cell office:value-type="float" office:value="70320" calcext:value-type="float">
            <text:p>7032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ll.DList.benchmark.2^16.differenceListNaiveLeft.force</text:p>
          </table:table-cell>
          <table:table-cell office:value-type="float" office:value="1933083500" calcext:value-type="float">
            <text:p>1933083500</text:p>
          </table:table-cell>
          <table:table-cell office:value-type="float" office:value="32267788" calcext:value-type="float">
            <text:p>32267788</text:p>
          </table:table-cell>
          <table:table-cell office:value-type="float" office:value="4133649" calcext:value-type="float">
            <text:p>4133649</text:p>
          </table:table-cell>
          <table:table-cell office:value-type="float" office:value="729714" calcext:value-type="float">
            <text:p>729714</text:p>
          </table:table-cell>
          <table:table-cell office:value-type="float" office:value="26214400" calcext:value-type="float">
            <text:p>262144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ll.DList.benchmark.2^16.differenceListNaiveLeft.force/singleRun</text:p>
          </table:table-cell>
          <table:table-cell office:value-type="float" office:value="15000000000" calcext:value-type="float">
            <text:p>15000000000</text:p>
          </table:table-cell>
          <table:table-cell/>
          <table:table-cell office:value-type="float" office:value="9500456" calcext:value-type="float">
            <text:p>9500456</text:p>
          </table:table-cell>
          <table:table-cell office:value-type="float" office:value="4911304" calcext:value-type="float">
            <text:p>4911304</text:p>
          </table:table-cell>
          <table:table-cell office:value-type="float" office:value="10485760" calcext:value-type="float">
            <text:p>10485760</text:p>
          </table:table-cell>
          <table:table-cell office:value-type="float" office:value="7000000000" calcext:value-type="float">
            <text:p>7000000000</text:p>
          </table:table-cell>
          <table:table-cell office:value-type="float" office:value="2693848" calcext:value-type="float">
            <text:p>2693848</text:p>
          </table:table-cell>
          <table:table-cell office:value-type="float" office:value="83240" calcext:value-type="float">
            <text:p>8324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ll.Map.benchmark.2^10.mapDestFL</text:p>
          </table:table-cell>
          <table:table-cell office:value-type="float" office:value="83026041" calcext:value-type="float">
            <text:p>83026041</text:p>
          </table:table-cell>
          <table:table-cell office:value-type="float" office:value="7217554" calcext:value-type="float">
            <text:p>7217554</text:p>
          </table:table-cell>
          <table:table-cell office:value-type="float" office:value="204252" calcext:value-type="float">
            <text:p>204252</text:p>
          </table:table-cell>
          <table:table-cell office:value-type="float" office:value="384" calcext:value-type="float">
            <text:p>384</text:p>
          </table:table-cell>
          <table:table-cell office:value-type="float" office:value="28311552" calcext:value-type="float">
            <text:p>2831155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ll.Map.benchmark.2^10.mapDestFL/singleRun</text:p>
          </table:table-cell>
          <table:table-cell office:value-type="float" office:value="5000000000" calcext:value-type="float">
            <text:p>5000000000</text:p>
          </table:table-cell>
          <table:table-cell/>
          <table:table-cell office:value-type="float" office:value="426272" calcext:value-type="float">
            <text:p>426272</text:p>
          </table:table-cell>
          <table:table-cell office:value-type="float" office:value="15600" calcext:value-type="float">
            <text:p>15600</text:p>
          </table:table-cell>
          <table:table-cell office:value-type="float" office:value="6291456" calcext:value-type="float">
            <text:p>6291456</text:p>
          </table:table-cell>
          <table:table-cell office:value-type="float" office:value="0" calcext:value-type="float">
            <text:p>0</text:p>
          </table:table-cell>
          <table:table-cell office:value-type="float" office:value="56616" calcext:value-type="float">
            <text:p>56616</text:p>
          </table:table-cell>
          <table:table-cell office:value-type="float" office:value="25304" calcext:value-type="float">
            <text:p>2530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ll.Map.benchmark.2^10.mapDestFLS</text:p>
          </table:table-cell>
          <table:table-cell office:value-type="float" office:value="79457150" calcext:value-type="float">
            <text:p>79457150</text:p>
          </table:table-cell>
          <table:table-cell office:value-type="float" office:value="3455092" calcext:value-type="float">
            <text:p>3455092</text:p>
          </table:table-cell>
          <table:table-cell office:value-type="float" office:value="172212" calcext:value-type="float">
            <text:p>172212</text:p>
          </table:table-cell>
          <table:table-cell office:value-type="float" office:value="166" calcext:value-type="float">
            <text:p>166</text:p>
          </table:table-cell>
          <table:table-cell office:value-type="float" office:value="28311552" calcext:value-type="float">
            <text:p>2831155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ll.Map.benchmark.2^10.mapDestFLS/singleRun</text:p>
          </table:table-cell>
          <table:table-cell office:value-type="float" office:value="4000000000" calcext:value-type="float">
            <text:p>4000000000</text:p>
          </table:table-cell>
          <table:table-cell/>
          <table:table-cell office:value-type="float" office:value="394328" calcext:value-type="float">
            <text:p>394328</text:p>
          </table:table-cell>
          <table:table-cell office:value-type="float" office:value="15600" calcext:value-type="float">
            <text:p>15600</text:p>
          </table:table-cell>
          <table:table-cell office:value-type="float" office:value="6291456" calcext:value-type="float">
            <text:p>6291456</text:p>
          </table:table-cell>
          <table:table-cell office:value-type="float" office:value="1000000000" calcext:value-type="float">
            <text:p>1000000000</text:p>
          </table:table-cell>
          <table:table-cell office:value-type="float" office:value="56616" calcext:value-type="float">
            <text:p>56616</text:p>
          </table:table-cell>
          <table:table-cell office:value-type="float" office:value="25304" calcext:value-type="float">
            <text:p>2530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ll.Map.benchmark.2^10.mapDestFS</text:p>
          </table:table-cell>
          <table:table-cell office:value-type="float" office:value="67793635" calcext:value-type="float">
            <text:p>67793635</text:p>
          </table:table-cell>
          <table:table-cell office:value-type="float" office:value="6484140" calcext:value-type="float">
            <text:p>6484140</text:p>
          </table:table-cell>
          <table:table-cell office:value-type="float" office:value="98489" calcext:value-type="float">
            <text:p>98489</text:p>
          </table:table-cell>
          <table:table-cell office:value-type="float" office:value="11" calcext:value-type="float">
            <text:p>11</text:p>
          </table:table-cell>
          <table:table-cell office:value-type="float" office:value="27262976" calcext:value-type="float">
            <text:p>27262976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ll.Map.benchmark.2^10.mapDestFS/singleRun</text:p>
          </table:table-cell>
          <table:table-cell office:value-type="float" office:value="4000000000" calcext:value-type="float">
            <text:p>4000000000</text:p>
          </table:table-cell>
          <table:table-cell/>
          <table:table-cell office:value-type="float" office:value="288848" calcext:value-type="float">
            <text:p>288848</text:p>
          </table:table-cell>
          <table:table-cell office:value-type="float" office:value="15600" calcext:value-type="float">
            <text:p>15600</text:p>
          </table:table-cell>
          <table:table-cell office:value-type="float" office:value="6291456" calcext:value-type="float">
            <text:p>6291456</text:p>
          </table:table-cell>
          <table:table-cell office:value-type="float" office:value="0" calcext:value-type="float">
            <text:p>0</text:p>
          </table:table-cell>
          <table:table-cell office:value-type="float" office:value="56616" calcext:value-type="float">
            <text:p>56616</text:p>
          </table:table-cell>
          <table:table-cell office:value-type="float" office:value="25304" calcext:value-type="float">
            <text:p>2530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ll.Map.benchmark.2^10.mapDestFSL</text:p>
          </table:table-cell>
          <table:table-cell office:value-type="float" office:value="70400482" calcext:value-type="float">
            <text:p>70400482</text:p>
          </table:table-cell>
          <table:table-cell office:value-type="float" office:value="4809888" calcext:value-type="float">
            <text:p>4809888</text:p>
          </table:table-cell>
          <table:table-cell office:value-type="float" office:value="130250" calcext:value-type="float">
            <text:p>130250</text:p>
          </table:table-cell>
          <table:table-cell office:value-type="float" office:value="9" calcext:value-type="float">
            <text:p>9</text:p>
          </table:table-cell>
          <table:table-cell office:value-type="float" office:value="27262976" calcext:value-type="float">
            <text:p>27262976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ll.Map.benchmark.2^10.mapDestFSL/singleRun</text:p>
          </table:table-cell>
          <table:table-cell office:value-type="float" office:value="4000000000" calcext:value-type="float">
            <text:p>4000000000</text:p>
          </table:table-cell>
          <table:table-cell/>
          <table:table-cell office:value-type="float" office:value="321192" calcext:value-type="float">
            <text:p>321192</text:p>
          </table:table-cell>
          <table:table-cell office:value-type="float" office:value="15600" calcext:value-type="float">
            <text:p>15600</text:p>
          </table:table-cell>
          <table:table-cell office:value-type="float" office:value="6291456" calcext:value-type="float">
            <text:p>6291456</text:p>
          </table:table-cell>
          <table:table-cell office:value-type="float" office:value="0" calcext:value-type="float">
            <text:p>0</text:p>
          </table:table-cell>
          <table:table-cell office:value-type="float" office:value="56616" calcext:value-type="float">
            <text:p>56616</text:p>
          </table:table-cell>
          <table:table-cell office:value-type="float" office:value="25304" calcext:value-type="float">
            <text:p>2530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ll.Map.benchmark.2^10.mapDestTRL</text:p>
          </table:table-cell>
          <table:table-cell office:value-type="float" office:value="75762189" calcext:value-type="float">
            <text:p>75762189</text:p>
          </table:table-cell>
          <table:table-cell office:value-type="float" office:value="5294288" calcext:value-type="float">
            <text:p>5294288</text:p>
          </table:table-cell>
          <table:table-cell office:value-type="float" office:value="114829" calcext:value-type="float">
            <text:p>114829</text:p>
          </table:table-cell>
          <table:table-cell office:value-type="float" office:value="11" calcext:value-type="float">
            <text:p>11</text:p>
          </table:table-cell>
          <table:table-cell office:value-type="float" office:value="27262976" calcext:value-type="float">
            <text:p>27262976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ll.Map.benchmark.2^10.mapDestTRL/singleRun</text:p>
          </table:table-cell>
          <table:table-cell office:value-type="float" office:value="4000000000" calcext:value-type="float">
            <text:p>4000000000</text:p>
          </table:table-cell>
          <table:table-cell/>
          <table:table-cell office:value-type="float" office:value="302528" calcext:value-type="float">
            <text:p>302528</text:p>
          </table:table-cell>
          <table:table-cell office:value-type="float" office:value="15600" calcext:value-type="float">
            <text:p>15600</text:p>
          </table:table-cell>
          <table:table-cell office:value-type="float" office:value="6291456" calcext:value-type="float">
            <text:p>6291456</text:p>
          </table:table-cell>
          <table:table-cell office:value-type="float" office:value="1000000000" calcext:value-type="float">
            <text:p>1000000000</text:p>
          </table:table-cell>
          <table:table-cell office:value-type="float" office:value="56616" calcext:value-type="float">
            <text:p>56616</text:p>
          </table:table-cell>
          <table:table-cell office:value-type="float" office:value="25304" calcext:value-type="float">
            <text:p>2530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ll.Map.benchmark.2^10.mapDestTRS</text:p>
          </table:table-cell>
          <table:table-cell office:value-type="float" office:value="59182896" calcext:value-type="float">
            <text:p>59182896</text:p>
          </table:table-cell>
          <table:table-cell office:value-type="float" office:value="5425748" calcext:value-type="float">
            <text:p>5425748</text:p>
          </table:table-cell>
          <table:table-cell office:value-type="float" office:value="82069" calcext:value-type="float">
            <text:p>82069</text:p>
          </table:table-cell>
          <table:table-cell office:value-type="float" office:value="11" calcext:value-type="float">
            <text:p>11</text:p>
          </table:table-cell>
          <table:table-cell office:value-type="float" office:value="27262976" calcext:value-type="float">
            <text:p>27262976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ll.Map.benchmark.2^10.mapDestTRS/singleRun</text:p>
          </table:table-cell>
          <table:table-cell office:value-type="float" office:value="4000000000" calcext:value-type="float">
            <text:p>4000000000</text:p>
          </table:table-cell>
          <table:table-cell/>
          <table:table-cell office:value-type="float" office:value="270416" calcext:value-type="float">
            <text:p>270416</text:p>
          </table:table-cell>
          <table:table-cell office:value-type="float" office:value="15600" calcext:value-type="float">
            <text:p>15600</text:p>
          </table:table-cell>
          <table:table-cell office:value-type="float" office:value="6291456" calcext:value-type="float">
            <text:p>6291456</text:p>
          </table:table-cell>
          <table:table-cell office:value-type="float" office:value="0" calcext:value-type="float">
            <text:p>0</text:p>
          </table:table-cell>
          <table:table-cell office:value-type="float" office:value="56616" calcext:value-type="float">
            <text:p>56616</text:p>
          </table:table-cell>
          <table:table-cell office:value-type="float" office:value="25304" calcext:value-type="float">
            <text:p>2530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ll.Map.benchmark.2^10.mapL.copyIntoReg</text:p>
          </table:table-cell>
          <table:table-cell office:value-type="float" office:value="40384428" calcext:value-type="float">
            <text:p>40384428</text:p>
          </table:table-cell>
          <table:table-cell office:value-type="float" office:value="3596392" calcext:value-type="float">
            <text:p>3596392</text:p>
          </table:table-cell>
          <table:table-cell office:value-type="float" office:value="170085" calcext:value-type="float">
            <text:p>170085</text:p>
          </table:table-cell>
          <table:table-cell office:value-type="float" office:value="14" calcext:value-type="float">
            <text:p>14</text:p>
          </table:table-cell>
          <table:table-cell office:value-type="float" office:value="27262976" calcext:value-type="float">
            <text:p>27262976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ll.Map.benchmark.2^10.mapL.copyIntoReg/singleRun</text:p>
          </table:table-cell>
          <table:table-cell office:value-type="float" office:value="4000000000" calcext:value-type="float">
            <text:p>4000000000</text:p>
          </table:table-cell>
          <table:table-cell/>
          <table:table-cell office:value-type="float" office:value="357488" calcext:value-type="float">
            <text:p>357488</text:p>
          </table:table-cell>
          <table:table-cell office:value-type="float" office:value="15600" calcext:value-type="float">
            <text:p>15600</text:p>
          </table:table-cell>
          <table:table-cell office:value-type="float" office:value="6291456" calcext:value-type="float">
            <text:p>6291456</text:p>
          </table:table-cell>
          <table:table-cell office:value-type="float" office:value="0" calcext:value-type="float">
            <text:p>0</text:p>
          </table:table-cell>
          <table:table-cell office:value-type="float" office:value="56616" calcext:value-type="float">
            <text:p>56616</text:p>
          </table:table-cell>
          <table:table-cell office:value-type="float" office:value="25304" calcext:value-type="float">
            <text:p>2530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ll.Map.benchmark.2^10.mapL.force</text:p>
          </table:table-cell>
          <table:table-cell office:value-type="float" office:value="13618138" calcext:value-type="float">
            <text:p>13618138</text:p>
          </table:table-cell>
          <table:table-cell office:value-type="float" office:value="973226" calcext:value-type="float">
            <text:p>973226</text:p>
          </table:table-cell>
          <table:table-cell office:value-type="float" office:value="106509" calcext:value-type="float">
            <text:p>106509</text:p>
          </table:table-cell>
          <table:table-cell office:value-type="float" office:value="865" calcext:value-type="float">
            <text:p>865</text:p>
          </table:table-cell>
          <table:table-cell office:value-type="float" office:value="25165824" calcext:value-type="float">
            <text:p>25165824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ll.Map.benchmark.2^10.mapL.force/singleRun</text:p>
          </table:table-cell>
          <table:table-cell office:value-type="float" office:value="4000000000" calcext:value-type="float">
            <text:p>4000000000</text:p>
          </table:table-cell>
          <table:table-cell/>
          <table:table-cell office:value-type="float" office:value="291424" calcext:value-type="float">
            <text:p>291424</text:p>
          </table:table-cell>
          <table:table-cell office:value-type="float" office:value="15536" calcext:value-type="float">
            <text:p>15536</text:p>
          </table:table-cell>
          <table:table-cell office:value-type="float" office:value="6291456" calcext:value-type="float">
            <text:p>6291456</text:p>
          </table:table-cell>
          <table:table-cell office:value-type="float" office:value="0" calcext:value-type="float">
            <text:p>0</text:p>
          </table:table-cell>
          <table:table-cell office:value-type="float" office:value="56552" calcext:value-type="float">
            <text:p>56552</text:p>
          </table:table-cell>
          <table:table-cell office:value-type="float" office:value="25368" calcext:value-type="float">
            <text:p>2536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ll.Map.benchmark.2^10.mapS.copyIntoReg</text:p>
          </table:table-cell>
          <table:table-cell office:value-type="float" office:value="29862234" calcext:value-type="float">
            <text:p>29862234</text:p>
          </table:table-cell>
          <table:table-cell office:value-type="float" office:value="1788356" calcext:value-type="float">
            <text:p>1788356</text:p>
          </table:table-cell>
          <table:table-cell office:value-type="float" office:value="106564" calcext:value-type="float">
            <text:p>106564</text:p>
          </table:table-cell>
          <table:table-cell office:value-type="float" office:value="136" calcext:value-type="float">
            <text:p>136</text:p>
          </table:table-cell>
          <table:table-cell office:value-type="float" office:value="27262976" calcext:value-type="float">
            <text:p>27262976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ll.Map.benchmark.2^10.mapS.copyIntoReg/singleRun</text:p>
          </table:table-cell>
          <table:table-cell office:value-type="float" office:value="4000000000" calcext:value-type="float">
            <text:p>4000000000</text:p>
          </table:table-cell>
          <table:table-cell/>
          <table:table-cell office:value-type="float" office:value="324992" calcext:value-type="float">
            <text:p>324992</text:p>
          </table:table-cell>
          <table:table-cell office:value-type="float" office:value="15536" calcext:value-type="float">
            <text:p>15536</text:p>
          </table:table-cell>
          <table:table-cell office:value-type="float" office:value="6291456" calcext:value-type="float">
            <text:p>6291456</text:p>
          </table:table-cell>
          <table:table-cell office:value-type="float" office:value="0" calcext:value-type="float">
            <text:p>0</text:p>
          </table:table-cell>
          <table:table-cell office:value-type="float" office:value="56552" calcext:value-type="float">
            <text:p>56552</text:p>
          </table:table-cell>
          <table:table-cell office:value-type="float" office:value="25368" calcext:value-type="float">
            <text:p>2536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ll.Map.benchmark.2^10.mapS.force</text:p>
          </table:table-cell>
          <table:table-cell office:value-type="float" office:value="12349805" calcext:value-type="float">
            <text:p>12349805</text:p>
          </table:table-cell>
          <table:table-cell office:value-type="float" office:value="742396" calcext:value-type="float">
            <text:p>742396</text:p>
          </table:table-cell>
          <table:table-cell office:value-type="float" office:value="40799" calcext:value-type="float">
            <text:p>40799</text:p>
          </table:table-cell>
          <table:table-cell office:value-type="float" office:value="208" calcext:value-type="float">
            <text:p>208</text:p>
          </table:table-cell>
          <table:table-cell office:value-type="float" office:value="25165824" calcext:value-type="float">
            <text:p>25165824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ll.Map.benchmark.2^10.mapS.force/singleRun</text:p>
          </table:table-cell>
          <table:table-cell office:value-type="float" office:value="4000000000" calcext:value-type="float">
            <text:p>4000000000</text:p>
          </table:table-cell>
          <table:table-cell/>
          <table:table-cell office:value-type="float" office:value="258928" calcext:value-type="float">
            <text:p>258928</text:p>
          </table:table-cell>
          <table:table-cell office:value-type="float" office:value="15600" calcext:value-type="float">
            <text:p>15600</text:p>
          </table:table-cell>
          <table:table-cell office:value-type="float" office:value="6291456" calcext:value-type="float">
            <text:p>6291456</text:p>
          </table:table-cell>
          <table:table-cell office:value-type="float" office:value="0" calcext:value-type="float">
            <text:p>0</text:p>
          </table:table-cell>
          <table:table-cell office:value-type="float" office:value="56616" calcext:value-type="float">
            <text:p>56616</text:p>
          </table:table-cell>
          <table:table-cell office:value-type="float" office:value="25304" calcext:value-type="float">
            <text:p>2530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ll.Map.benchmark.2^10.mapSH.copyIntoReg</text:p>
          </table:table-cell>
          <table:table-cell office:value-type="float" office:value="36752049" calcext:value-type="float">
            <text:p>36752049</text:p>
          </table:table-cell>
          <table:table-cell office:value-type="float" office:value="2663410" calcext:value-type="float">
            <text:p>2663410</text:p>
          </table:table-cell>
          <table:table-cell office:value-type="float" office:value="138158" calcext:value-type="float">
            <text:p>138158</text:p>
          </table:table-cell>
          <table:table-cell office:value-type="float" office:value="10" calcext:value-type="float">
            <text:p>10</text:p>
          </table:table-cell>
          <table:table-cell office:value-type="float" office:value="27262976" calcext:value-type="float">
            <text:p>27262976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ll.Map.benchmark.2^10.mapSH.copyIntoReg/singleRun</text:p>
          </table:table-cell>
          <table:table-cell office:value-type="float" office:value="4000000000" calcext:value-type="float">
            <text:p>4000000000</text:p>
          </table:table-cell>
          <table:table-cell/>
          <table:table-cell office:value-type="float" office:value="325496" calcext:value-type="float">
            <text:p>325496</text:p>
          </table:table-cell>
          <table:table-cell office:value-type="float" office:value="15600" calcext:value-type="float">
            <text:p>15600</text:p>
          </table:table-cell>
          <table:table-cell office:value-type="float" office:value="6291456" calcext:value-type="float">
            <text:p>6291456</text:p>
          </table:table-cell>
          <table:table-cell office:value-type="float" office:value="0" calcext:value-type="float">
            <text:p>0</text:p>
          </table:table-cell>
          <table:table-cell office:value-type="float" office:value="56616" calcext:value-type="float">
            <text:p>56616</text:p>
          </table:table-cell>
          <table:table-cell office:value-type="float" office:value="25304" calcext:value-type="float">
            <text:p>2530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ll.Map.benchmark.2^10.mapSH.force</text:p>
          </table:table-cell>
          <table:table-cell office:value-type="float" office:value="11219560" calcext:value-type="float">
            <text:p>11219560</text:p>
          </table:table-cell>
          <table:table-cell office:value-type="float" office:value="787188" calcext:value-type="float">
            <text:p>787188</text:p>
          </table:table-cell>
          <table:table-cell office:value-type="float" office:value="73666" calcext:value-type="float">
            <text:p>73666</text:p>
          </table:table-cell>
          <table:table-cell office:value-type="float" office:value="337" calcext:value-type="float">
            <text:p>337</text:p>
          </table:table-cell>
          <table:table-cell office:value-type="float" office:value="25165824" calcext:value-type="float">
            <text:p>25165824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ll.Map.benchmark.2^10.mapSH.force/singleRun</text:p>
          </table:table-cell>
          <table:table-cell office:value-type="float" office:value="4000000000" calcext:value-type="float">
            <text:p>4000000000</text:p>
          </table:table-cell>
          <table:table-cell/>
          <table:table-cell office:value-type="float" office:value="259432" calcext:value-type="float">
            <text:p>259432</text:p>
          </table:table-cell>
          <table:table-cell office:value-type="float" office:value="15600" calcext:value-type="float">
            <text:p>15600</text:p>
          </table:table-cell>
          <table:table-cell office:value-type="float" office:value="6291456" calcext:value-type="float">
            <text:p>6291456</text:p>
          </table:table-cell>
          <table:table-cell office:value-type="float" office:value="0" calcext:value-type="float">
            <text:p>0</text:p>
          </table:table-cell>
          <table:table-cell office:value-type="float" office:value="56616" calcext:value-type="float">
            <text:p>56616</text:p>
          </table:table-cell>
          <table:table-cell office:value-type="float" office:value="25304" calcext:value-type="float">
            <text:p>2530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ll.Map.benchmark.2^10.mapST.copyIntoReg</text:p>
          </table:table-cell>
          <table:table-cell office:value-type="float" office:value="38199185" calcext:value-type="float">
            <text:p>38199185</text:p>
          </table:table-cell>
          <table:table-cell office:value-type="float" office:value="3133560" calcext:value-type="float">
            <text:p>3133560</text:p>
          </table:table-cell>
          <table:table-cell office:value-type="float" office:value="138877" calcext:value-type="float">
            <text:p>138877</text:p>
          </table:table-cell>
          <table:table-cell office:value-type="float" office:value="533" calcext:value-type="float">
            <text:p>533</text:p>
          </table:table-cell>
          <table:table-cell office:value-type="float" office:value="27262976" calcext:value-type="float">
            <text:p>27262976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ll.Map.benchmark.2^10.mapST.copyIntoReg/singleRun</text:p>
          </table:table-cell>
          <table:table-cell office:value-type="float" office:value="4000000000" calcext:value-type="float">
            <text:p>4000000000</text:p>
          </table:table-cell>
          <table:table-cell/>
          <table:table-cell office:value-type="float" office:value="358600" calcext:value-type="float">
            <text:p>358600</text:p>
          </table:table-cell>
          <table:table-cell office:value-type="float" office:value="15600" calcext:value-type="float">
            <text:p>15600</text:p>
          </table:table-cell>
          <table:table-cell office:value-type="float" office:value="6291456" calcext:value-type="float">
            <text:p>6291456</text:p>
          </table:table-cell>
          <table:table-cell office:value-type="float" office:value="1000000000" calcext:value-type="float">
            <text:p>1000000000</text:p>
          </table:table-cell>
          <table:table-cell office:value-type="float" office:value="56616" calcext:value-type="float">
            <text:p>56616</text:p>
          </table:table-cell>
          <table:table-cell office:value-type="float" office:value="25304" calcext:value-type="float">
            <text:p>2530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ll.Map.benchmark.2^10.mapST.force</text:p>
          </table:table-cell>
          <table:table-cell office:value-type="float" office:value="13492627" calcext:value-type="float">
            <text:p>13492627</text:p>
          </table:table-cell>
          <table:table-cell office:value-type="float" office:value="668612" calcext:value-type="float">
            <text:p>668612</text:p>
          </table:table-cell>
          <table:table-cell office:value-type="float" office:value="73599" calcext:value-type="float">
            <text:p>73599</text:p>
          </table:table-cell>
          <table:table-cell office:value-type="float" office:value="581" calcext:value-type="float">
            <text:p>581</text:p>
          </table:table-cell>
          <table:table-cell office:value-type="float" office:value="25165824" calcext:value-type="float">
            <text:p>25165824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ll.Map.benchmark.2^10.mapST.force/singleRun</text:p>
          </table:table-cell>
          <table:table-cell office:value-type="float" office:value="3000000000" calcext:value-type="float">
            <text:p>3000000000</text:p>
          </table:table-cell>
          <table:table-cell/>
          <table:table-cell office:value-type="float" office:value="292536" calcext:value-type="float">
            <text:p>292536</text:p>
          </table:table-cell>
          <table:table-cell office:value-type="float" office:value="15536" calcext:value-type="float">
            <text:p>15536</text:p>
          </table:table-cell>
          <table:table-cell office:value-type="float" office:value="6291456" calcext:value-type="float">
            <text:p>6291456</text:p>
          </table:table-cell>
          <table:table-cell office:value-type="float" office:value="0" calcext:value-type="float">
            <text:p>0</text:p>
          </table:table-cell>
          <table:table-cell office:value-type="float" office:value="56552" calcext:value-type="float">
            <text:p>56552</text:p>
          </table:table-cell>
          <table:table-cell office:value-type="float" office:value="25368" calcext:value-type="float">
            <text:p>2536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ll.Map.benchmark.2^10.mapTRL.copyIntoReg</text:p>
          </table:table-cell>
          <table:table-cell office:value-type="float" office:value="44452373" calcext:value-type="float">
            <text:p>44452373</text:p>
          </table:table-cell>
          <table:table-cell office:value-type="float" office:value="4114610" calcext:value-type="float">
            <text:p>4114610</text:p>
          </table:table-cell>
          <table:table-cell office:value-type="float" office:value="163385" calcext:value-type="float">
            <text:p>163385</text:p>
          </table:table-cell>
          <table:table-cell office:value-type="float" office:value="882" calcext:value-type="float">
            <text:p>882</text:p>
          </table:table-cell>
          <table:table-cell office:value-type="float" office:value="27262976" calcext:value-type="float">
            <text:p>27262976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ll.Map.benchmark.2^10.mapTRL.copyIntoReg/singleRun</text:p>
          </table:table-cell>
          <table:table-cell office:value-type="float" office:value="4000000000" calcext:value-type="float">
            <text:p>4000000000</text:p>
          </table:table-cell>
          <table:table-cell/>
          <table:table-cell office:value-type="float" office:value="350848" calcext:value-type="float">
            <text:p>350848</text:p>
          </table:table-cell>
          <table:table-cell office:value-type="float" office:value="15600" calcext:value-type="float">
            <text:p>15600</text:p>
          </table:table-cell>
          <table:table-cell office:value-type="float" office:value="6291456" calcext:value-type="float">
            <text:p>6291456</text:p>
          </table:table-cell>
          <table:table-cell office:value-type="float" office:value="0" calcext:value-type="float">
            <text:p>0</text:p>
          </table:table-cell>
          <table:table-cell office:value-type="float" office:value="56616" calcext:value-type="float">
            <text:p>56616</text:p>
          </table:table-cell>
          <table:table-cell office:value-type="float" office:value="25304" calcext:value-type="float">
            <text:p>2530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ll.Map.benchmark.2^10.mapTRL.force</text:p>
          </table:table-cell>
          <table:table-cell office:value-type="float" office:value="18543509" calcext:value-type="float">
            <text:p>18543509</text:p>
          </table:table-cell>
          <table:table-cell office:value-type="float" office:value="1559386" calcext:value-type="float">
            <text:p>1559386</text:p>
          </table:table-cell>
          <table:table-cell office:value-type="float" office:value="98071" calcext:value-type="float">
            <text:p>98071</text:p>
          </table:table-cell>
          <table:table-cell office:value-type="float" office:value="919" calcext:value-type="float">
            <text:p>919</text:p>
          </table:table-cell>
          <table:table-cell office:value-type="float" office:value="25165824" calcext:value-type="float">
            <text:p>25165824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ll.Map.benchmark.2^10.mapTRL.force/singleRun</text:p>
          </table:table-cell>
          <table:table-cell office:value-type="float" office:value="4000000000" calcext:value-type="float">
            <text:p>4000000000</text:p>
          </table:table-cell>
          <table:table-cell/>
          <table:table-cell office:value-type="float" office:value="284784" calcext:value-type="float">
            <text:p>284784</text:p>
          </table:table-cell>
          <table:table-cell office:value-type="float" office:value="15600" calcext:value-type="float">
            <text:p>15600</text:p>
          </table:table-cell>
          <table:table-cell office:value-type="float" office:value="6291456" calcext:value-type="float">
            <text:p>6291456</text:p>
          </table:table-cell>
          <table:table-cell office:value-type="float" office:value="0" calcext:value-type="float">
            <text:p>0</text:p>
          </table:table-cell>
          <table:table-cell office:value-type="float" office:value="56616" calcext:value-type="float">
            <text:p>56616</text:p>
          </table:table-cell>
          <table:table-cell office:value-type="float" office:value="25304" calcext:value-type="float">
            <text:p>2530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ll.Map.benchmark.2^10.mapTRS.copyIntoReg</text:p>
          </table:table-cell>
          <table:table-cell office:value-type="float" office:value="35013550" calcext:value-type="float">
            <text:p>35013550</text:p>
          </table:table-cell>
          <table:table-cell office:value-type="float" office:value="2930138" calcext:value-type="float">
            <text:p>2930138</text:p>
          </table:table-cell>
          <table:table-cell office:value-type="float" office:value="130139" calcext:value-type="float">
            <text:p>130139</text:p>
          </table:table-cell>
          <table:table-cell office:value-type="float" office:value="312" calcext:value-type="float">
            <text:p>312</text:p>
          </table:table-cell>
          <table:table-cell office:value-type="float" office:value="27262976" calcext:value-type="float">
            <text:p>27262976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ll.Map.benchmark.2^10.mapTRS.copyIntoReg/singleRun</text:p>
          </table:table-cell>
          <table:table-cell office:value-type="float" office:value="4000000000" calcext:value-type="float">
            <text:p>4000000000</text:p>
          </table:table-cell>
          <table:table-cell/>
          <table:table-cell office:value-type="float" office:value="318480" calcext:value-type="float">
            <text:p>318480</text:p>
          </table:table-cell>
          <table:table-cell office:value-type="float" office:value="15600" calcext:value-type="float">
            <text:p>15600</text:p>
          </table:table-cell>
          <table:table-cell office:value-type="float" office:value="6291456" calcext:value-type="float">
            <text:p>6291456</text:p>
          </table:table-cell>
          <table:table-cell office:value-type="float" office:value="0" calcext:value-type="float">
            <text:p>0</text:p>
          </table:table-cell>
          <table:table-cell office:value-type="float" office:value="56616" calcext:value-type="float">
            <text:p>56616</text:p>
          </table:table-cell>
          <table:table-cell office:value-type="float" office:value="25304" calcext:value-type="float">
            <text:p>2530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ll.Map.benchmark.2^10.mapTRS.force</text:p>
          </table:table-cell>
          <table:table-cell office:value-type="float" office:value="16762503" calcext:value-type="float">
            <text:p>16762503</text:p>
          </table:table-cell>
          <table:table-cell office:value-type="float" office:value="729516" calcext:value-type="float">
            <text:p>729516</text:p>
          </table:table-cell>
          <table:table-cell office:value-type="float" office:value="65295" calcext:value-type="float">
            <text:p>65295</text:p>
          </table:table-cell>
          <table:table-cell office:value-type="float" office:value="413" calcext:value-type="float">
            <text:p>413</text:p>
          </table:table-cell>
          <table:table-cell office:value-type="float" office:value="25165824" calcext:value-type="float">
            <text:p>25165824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ll.Map.benchmark.2^10.mapTRS.force/singleRun</text:p>
          </table:table-cell>
          <table:table-cell office:value-type="float" office:value="4000000000" calcext:value-type="float">
            <text:p>4000000000</text:p>
          </table:table-cell>
          <table:table-cell/>
          <table:table-cell office:value-type="float" office:value="252416" calcext:value-type="float">
            <text:p>252416</text:p>
          </table:table-cell>
          <table:table-cell office:value-type="float" office:value="15536" calcext:value-type="float">
            <text:p>15536</text:p>
          </table:table-cell>
          <table:table-cell office:value-type="float" office:value="6291456" calcext:value-type="float">
            <text:p>6291456</text:p>
          </table:table-cell>
          <table:table-cell office:value-type="float" office:value="0" calcext:value-type="float">
            <text:p>0</text:p>
          </table:table-cell>
          <table:table-cell office:value-type="float" office:value="56552" calcext:value-type="float">
            <text:p>56552</text:p>
          </table:table-cell>
          <table:table-cell office:value-type="float" office:value="25368" calcext:value-type="float">
            <text:p>2536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ll.Map.benchmark.2^10.mapTRSH.copyIntoReg</text:p>
          </table:table-cell>
          <table:table-cell office:value-type="float" office:value="34841433" calcext:value-type="float">
            <text:p>34841433</text:p>
          </table:table-cell>
          <table:table-cell office:value-type="float" office:value="3368078" calcext:value-type="float">
            <text:p>3368078</text:p>
          </table:table-cell>
          <table:table-cell office:value-type="float" office:value="130139" calcext:value-type="float">
            <text:p>130139</text:p>
          </table:table-cell>
          <table:table-cell office:value-type="float" office:value="307" calcext:value-type="float">
            <text:p>307</text:p>
          </table:table-cell>
          <table:table-cell office:value-type="float" office:value="27262976" calcext:value-type="float">
            <text:p>27262976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ll.Map.benchmark.2^10.mapTRSH.copyIntoReg/singleRun</text:p>
          </table:table-cell>
          <table:table-cell office:value-type="float" office:value="4000000000" calcext:value-type="float">
            <text:p>4000000000</text:p>
          </table:table-cell>
          <table:table-cell/>
          <table:table-cell office:value-type="float" office:value="319112" calcext:value-type="float">
            <text:p>319112</text:p>
          </table:table-cell>
          <table:table-cell office:value-type="float" office:value="15600" calcext:value-type="float">
            <text:p>15600</text:p>
          </table:table-cell>
          <table:table-cell office:value-type="float" office:value="6291456" calcext:value-type="float">
            <text:p>6291456</text:p>
          </table:table-cell>
          <table:table-cell office:value-type="float" office:value="0" calcext:value-type="float">
            <text:p>0</text:p>
          </table:table-cell>
          <table:table-cell office:value-type="float" office:value="56616" calcext:value-type="float">
            <text:p>56616</text:p>
          </table:table-cell>
          <table:table-cell office:value-type="float" office:value="25304" calcext:value-type="float">
            <text:p>2530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ll.Map.benchmark.2^10.mapTRSH.force</text:p>
          </table:table-cell>
          <table:table-cell office:value-type="float" office:value="16767608" calcext:value-type="float">
            <text:p>16767608</text:p>
          </table:table-cell>
          <table:table-cell office:value-type="float" office:value="686756" calcext:value-type="float">
            <text:p>686756</text:p>
          </table:table-cell>
          <table:table-cell office:value-type="float" office:value="65295" calcext:value-type="float">
            <text:p>65295</text:p>
          </table:table-cell>
          <table:table-cell office:value-type="float" office:value="413" calcext:value-type="float">
            <text:p>413</text:p>
          </table:table-cell>
          <table:table-cell office:value-type="float" office:value="25165824" calcext:value-type="float">
            <text:p>25165824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ll.Map.benchmark.2^10.mapTRSH.force/singleRun</text:p>
          </table:table-cell>
          <table:table-cell office:value-type="float" office:value="4000000000" calcext:value-type="float">
            <text:p>4000000000</text:p>
          </table:table-cell>
          <table:table-cell/>
          <table:table-cell office:value-type="float" office:value="253048" calcext:value-type="float">
            <text:p>253048</text:p>
          </table:table-cell>
          <table:table-cell office:value-type="float" office:value="15536" calcext:value-type="float">
            <text:p>15536</text:p>
          </table:table-cell>
          <table:table-cell office:value-type="float" office:value="6291456" calcext:value-type="float">
            <text:p>6291456</text:p>
          </table:table-cell>
          <table:table-cell office:value-type="float" office:value="0" calcext:value-type="float">
            <text:p>0</text:p>
          </table:table-cell>
          <table:table-cell office:value-type="float" office:value="56552" calcext:value-type="float">
            <text:p>56552</text:p>
          </table:table-cell>
          <table:table-cell office:value-type="float" office:value="25368" calcext:value-type="float">
            <text:p>2536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ll.Map.benchmark.2^10.mapTRST.copyIntoReg</text:p>
          </table:table-cell>
          <table:table-cell office:value-type="float" office:value="44731995" calcext:value-type="float">
            <text:p>44731995</text:p>
          </table:table-cell>
          <table:table-cell office:value-type="float" office:value="3676190" calcext:value-type="float">
            <text:p>3676190</text:p>
          </table:table-cell>
          <table:table-cell office:value-type="float" office:value="163388" calcext:value-type="float">
            <text:p>163388</text:p>
          </table:table-cell>
          <table:table-cell office:value-type="float" office:value="884" calcext:value-type="float">
            <text:p>884</text:p>
          </table:table-cell>
          <table:table-cell office:value-type="float" office:value="27262976" calcext:value-type="float">
            <text:p>27262976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ll.Map.benchmark.2^10.mapTRST.copyIntoReg/singleRun</text:p>
          </table:table-cell>
          <table:table-cell office:value-type="float" office:value="4000000000" calcext:value-type="float">
            <text:p>4000000000</text:p>
          </table:table-cell>
          <table:table-cell/>
          <table:table-cell office:value-type="float" office:value="352344" calcext:value-type="float">
            <text:p>352344</text:p>
          </table:table-cell>
          <table:table-cell office:value-type="float" office:value="15600" calcext:value-type="float">
            <text:p>15600</text:p>
          </table:table-cell>
          <table:table-cell office:value-type="float" office:value="6291456" calcext:value-type="float">
            <text:p>6291456</text:p>
          </table:table-cell>
          <table:table-cell office:value-type="float" office:value="1000000000" calcext:value-type="float">
            <text:p>1000000000</text:p>
          </table:table-cell>
          <table:table-cell office:value-type="float" office:value="56616" calcext:value-type="float">
            <text:p>56616</text:p>
          </table:table-cell>
          <table:table-cell office:value-type="float" office:value="25304" calcext:value-type="float">
            <text:p>2530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ll.Map.benchmark.2^10.mapTRST.force</text:p>
          </table:table-cell>
          <table:table-cell office:value-type="float" office:value="18492819" calcext:value-type="float">
            <text:p>18492819</text:p>
          </table:table-cell>
          <table:table-cell office:value-type="float" office:value="690288" calcext:value-type="float">
            <text:p>690288</text:p>
          </table:table-cell>
          <table:table-cell office:value-type="float" office:value="98071" calcext:value-type="float">
            <text:p>98071</text:p>
          </table:table-cell>
          <table:table-cell office:value-type="float" office:value="920" calcext:value-type="float">
            <text:p>920</text:p>
          </table:table-cell>
          <table:table-cell office:value-type="float" office:value="25165824" calcext:value-type="float">
            <text:p>25165824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ll.Map.benchmark.2^10.mapTRST.force/singleRun</text:p>
          </table:table-cell>
          <table:table-cell office:value-type="float" office:value="4000000000" calcext:value-type="float">
            <text:p>4000000000</text:p>
          </table:table-cell>
          <table:table-cell/>
          <table:table-cell office:value-type="float" office:value="286280" calcext:value-type="float">
            <text:p>286280</text:p>
          </table:table-cell>
          <table:table-cell office:value-type="float" office:value="15536" calcext:value-type="float">
            <text:p>15536</text:p>
          </table:table-cell>
          <table:table-cell office:value-type="float" office:value="6291456" calcext:value-type="float">
            <text:p>6291456</text:p>
          </table:table-cell>
          <table:table-cell office:value-type="float" office:value="0" calcext:value-type="float">
            <text:p>0</text:p>
          </table:table-cell>
          <table:table-cell office:value-type="float" office:value="56552" calcext:value-type="float">
            <text:p>56552</text:p>
          </table:table-cell>
          <table:table-cell office:value-type="float" office:value="25368" calcext:value-type="float">
            <text:p>2536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ll.Map.benchmark.2^13.mapDestFL</text:p>
          </table:table-cell>
          <table:table-cell office:value-type="float" office:value="867138160" calcext:value-type="float">
            <text:p>867138160</text:p>
          </table:table-cell>
          <table:table-cell office:value-type="float" office:value="31638970" calcext:value-type="float">
            <text:p>31638970</text:p>
          </table:table-cell>
          <table:table-cell office:value-type="float" office:value="1601260" calcext:value-type="float">
            <text:p>1601260</text:p>
          </table:table-cell>
          <table:table-cell office:value-type="float" office:value="21614" calcext:value-type="float">
            <text:p>21614</text:p>
          </table:table-cell>
          <table:table-cell office:value-type="float" office:value="29360128" calcext:value-type="float">
            <text:p>2936012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ll.Map.benchmark.2^13.mapDestFL/singleRun</text:p>
          </table:table-cell>
          <table:table-cell office:value-type="float" office:value="7000000000" calcext:value-type="float">
            <text:p>7000000000</text:p>
          </table:table-cell>
          <table:table-cell/>
          <table:table-cell office:value-type="float" office:value="2343488" calcext:value-type="float">
            <text:p>2343488</text:p>
          </table:table-cell>
          <table:table-cell office:value-type="float" office:value="15600" calcext:value-type="float">
            <text:p>15600</text:p>
          </table:table-cell>
          <table:table-cell office:value-type="float" office:value="6291456" calcext:value-type="float">
            <text:p>6291456</text:p>
          </table:table-cell>
          <table:table-cell office:value-type="float" office:value="0" calcext:value-type="float">
            <text:p>0</text:p>
          </table:table-cell>
          <table:table-cell office:value-type="float" office:value="56616" calcext:value-type="float">
            <text:p>56616</text:p>
          </table:table-cell>
          <table:table-cell office:value-type="float" office:value="25304" calcext:value-type="float">
            <text:p>2530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ll.Map.benchmark.2^13.mapDestFLS</text:p>
          </table:table-cell>
          <table:table-cell office:value-type="float" office:value="661256985" calcext:value-type="float">
            <text:p>661256985</text:p>
          </table:table-cell>
          <table:table-cell office:value-type="float" office:value="22619028" calcext:value-type="float">
            <text:p>22619028</text:p>
          </table:table-cell>
          <table:table-cell office:value-type="float" office:value="1343735" calcext:value-type="float">
            <text:p>1343735</text:p>
          </table:table-cell>
          <table:table-cell office:value-type="float" office:value="24390" calcext:value-type="float">
            <text:p>24390</text:p>
          </table:table-cell>
          <table:table-cell office:value-type="float" office:value="29360128" calcext:value-type="float">
            <text:p>2936012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ll.Map.benchmark.2^13.mapDestFLS/singleRun</text:p>
          </table:table-cell>
          <table:table-cell office:value-type="float" office:value="6000000000" calcext:value-type="float">
            <text:p>6000000000</text:p>
          </table:table-cell>
          <table:table-cell/>
          <table:table-cell office:value-type="float" office:value="2082168" calcext:value-type="float">
            <text:p>2082168</text:p>
          </table:table-cell>
          <table:table-cell office:value-type="float" office:value="15600" calcext:value-type="float">
            <text:p>15600</text:p>
          </table:table-cell>
          <table:table-cell office:value-type="float" office:value="6291456" calcext:value-type="float">
            <text:p>6291456</text:p>
          </table:table-cell>
          <table:table-cell office:value-type="float" office:value="1000000000" calcext:value-type="float">
            <text:p>1000000000</text:p>
          </table:table-cell>
          <table:table-cell office:value-type="float" office:value="56616" calcext:value-type="float">
            <text:p>56616</text:p>
          </table:table-cell>
          <table:table-cell office:value-type="float" office:value="25304" calcext:value-type="float">
            <text:p>2530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ll.Map.benchmark.2^13.mapDestFS</text:p>
          </table:table-cell>
          <table:table-cell office:value-type="float" office:value="546786678" calcext:value-type="float">
            <text:p>546786678</text:p>
          </table:table-cell>
          <table:table-cell office:value-type="float" office:value="50395396" calcext:value-type="float">
            <text:p>50395396</text:p>
          </table:table-cell>
          <table:table-cell office:value-type="float" office:value="611519" calcext:value-type="float">
            <text:p>611519</text:p>
          </table:table-cell>
          <table:table-cell office:value-type="float" office:value="75" calcext:value-type="float">
            <text:p>75</text:p>
          </table:table-cell>
          <table:table-cell office:value-type="float" office:value="28311552" calcext:value-type="float">
            <text:p>2831155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ll.Map.benchmark.2^13.mapDestFS/singleRun</text:p>
          </table:table-cell>
          <table:table-cell office:value-type="float" office:value="6000000000" calcext:value-type="float">
            <text:p>6000000000</text:p>
          </table:table-cell>
          <table:table-cell/>
          <table:table-cell office:value-type="float" office:value="1329520" calcext:value-type="float">
            <text:p>1329520</text:p>
          </table:table-cell>
          <table:table-cell office:value-type="float" office:value="15536" calcext:value-type="float">
            <text:p>15536</text:p>
          </table:table-cell>
          <table:table-cell office:value-type="float" office:value="6291456" calcext:value-type="float">
            <text:p>6291456</text:p>
          </table:table-cell>
          <table:table-cell office:value-type="float" office:value="0" calcext:value-type="float">
            <text:p>0</text:p>
          </table:table-cell>
          <table:table-cell office:value-type="float" office:value="56552" calcext:value-type="float">
            <text:p>56552</text:p>
          </table:table-cell>
          <table:table-cell office:value-type="float" office:value="25368" calcext:value-type="float">
            <text:p>2536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ll.Map.benchmark.2^13.mapDestFSL</text:p>
          </table:table-cell>
          <table:table-cell office:value-type="float" office:value="547560653" calcext:value-type="float">
            <text:p>547560653</text:p>
          </table:table-cell>
          <table:table-cell office:value-type="float" office:value="51041912" calcext:value-type="float">
            <text:p>51041912</text:p>
          </table:table-cell>
          <table:table-cell office:value-type="float" office:value="883599" calcext:value-type="float">
            <text:p>883599</text:p>
          </table:table-cell>
          <table:table-cell office:value-type="float" office:value="100" calcext:value-type="float">
            <text:p>100</text:p>
          </table:table-cell>
          <table:table-cell office:value-type="float" office:value="27262976" calcext:value-type="float">
            <text:p>27262976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ll.Map.benchmark.2^13.mapDestFSL/singleRun</text:p>
          </table:table-cell>
          <table:table-cell office:value-type="float" office:value="6000000000" calcext:value-type="float">
            <text:p>6000000000</text:p>
          </table:table-cell>
          <table:table-cell/>
          <table:table-cell office:value-type="float" office:value="1591240" calcext:value-type="float">
            <text:p>1591240</text:p>
          </table:table-cell>
          <table:table-cell office:value-type="float" office:value="15600" calcext:value-type="float">
            <text:p>15600</text:p>
          </table:table-cell>
          <table:table-cell office:value-type="float" office:value="6291456" calcext:value-type="float">
            <text:p>6291456</text:p>
          </table:table-cell>
          <table:table-cell office:value-type="float" office:value="0" calcext:value-type="float">
            <text:p>0</text:p>
          </table:table-cell>
          <table:table-cell office:value-type="float" office:value="56616" calcext:value-type="float">
            <text:p>56616</text:p>
          </table:table-cell>
          <table:table-cell office:value-type="float" office:value="25304" calcext:value-type="float">
            <text:p>2530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ll.Map.benchmark.2^13.mapDestTRL</text:p>
          </table:table-cell>
          <table:table-cell office:value-type="float" office:value="595107203" calcext:value-type="float">
            <text:p>595107203</text:p>
          </table:table-cell>
          <table:table-cell office:value-type="float" office:value="24174060" calcext:value-type="float">
            <text:p>24174060</text:p>
          </table:table-cell>
          <table:table-cell office:value-type="float" office:value="749795" calcext:value-type="float">
            <text:p>749795</text:p>
          </table:table-cell>
          <table:table-cell office:value-type="float" office:value="62" calcext:value-type="float">
            <text:p>62</text:p>
          </table:table-cell>
          <table:table-cell office:value-type="float" office:value="28311552" calcext:value-type="float">
            <text:p>2831155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ll.Map.benchmark.2^13.mapDestTRL/singleRun</text:p>
          </table:table-cell>
          <table:table-cell office:value-type="float" office:value="6000000000" calcext:value-type="float">
            <text:p>6000000000</text:p>
          </table:table-cell>
          <table:table-cell/>
          <table:table-cell office:value-type="float" office:value="1457888" calcext:value-type="float">
            <text:p>1457888</text:p>
          </table:table-cell>
          <table:table-cell office:value-type="float" office:value="15600" calcext:value-type="float">
            <text:p>15600</text:p>
          </table:table-cell>
          <table:table-cell office:value-type="float" office:value="6291456" calcext:value-type="float">
            <text:p>6291456</text:p>
          </table:table-cell>
          <table:table-cell office:value-type="float" office:value="0" calcext:value-type="float">
            <text:p>0</text:p>
          </table:table-cell>
          <table:table-cell office:value-type="float" office:value="56616" calcext:value-type="float">
            <text:p>56616</text:p>
          </table:table-cell>
          <table:table-cell office:value-type="float" office:value="25304" calcext:value-type="float">
            <text:p>2530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ll.Map.benchmark.2^13.mapDestTRS</text:p>
          </table:table-cell>
          <table:table-cell office:value-type="float" office:value="482368146" calcext:value-type="float">
            <text:p>482368146</text:p>
          </table:table-cell>
          <table:table-cell office:value-type="float" office:value="18477400" calcext:value-type="float">
            <text:p>18477400</text:p>
          </table:table-cell>
          <table:table-cell office:value-type="float" office:value="491690" calcext:value-type="float">
            <text:p>491690</text:p>
          </table:table-cell>
          <table:table-cell office:value-type="float" office:value="48" calcext:value-type="float">
            <text:p>48</text:p>
          </table:table-cell>
          <table:table-cell office:value-type="float" office:value="28311552" calcext:value-type="float">
            <text:p>2831155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ll.Map.benchmark.2^13.mapDestTRS/singleRun</text:p>
          </table:table-cell>
          <table:table-cell office:value-type="float" office:value="6000000000" calcext:value-type="float">
            <text:p>6000000000</text:p>
          </table:table-cell>
          <table:table-cell/>
          <table:table-cell office:value-type="float" office:value="1196400" calcext:value-type="float">
            <text:p>1196400</text:p>
          </table:table-cell>
          <table:table-cell office:value-type="float" office:value="15600" calcext:value-type="float">
            <text:p>15600</text:p>
          </table:table-cell>
          <table:table-cell office:value-type="float" office:value="6291456" calcext:value-type="float">
            <text:p>6291456</text:p>
          </table:table-cell>
          <table:table-cell office:value-type="float" office:value="0" calcext:value-type="float">
            <text:p>0</text:p>
          </table:table-cell>
          <table:table-cell office:value-type="float" office:value="56616" calcext:value-type="float">
            <text:p>56616</text:p>
          </table:table-cell>
          <table:table-cell office:value-type="float" office:value="25304" calcext:value-type="float">
            <text:p>2530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ll.Map.benchmark.2^13.mapL.copyIntoReg</text:p>
          </table:table-cell>
          <table:table-cell office:value-type="float" office:value="324698773" calcext:value-type="float">
            <text:p>324698773</text:p>
          </table:table-cell>
          <table:table-cell office:value-type="float" office:value="29637996" calcext:value-type="float">
            <text:p>29637996</text:p>
          </table:table-cell>
          <table:table-cell office:value-type="float" office:value="1199363" calcext:value-type="float">
            <text:p>1199363</text:p>
          </table:table-cell>
          <table:table-cell office:value-type="float" office:value="111" calcext:value-type="float">
            <text:p>111</text:p>
          </table:table-cell>
          <table:table-cell office:value-type="float" office:value="27262976" calcext:value-type="float">
            <text:p>27262976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ll.Map.benchmark.2^13.mapL.copyIntoReg/singleRun</text:p>
          </table:table-cell>
          <table:table-cell office:value-type="float" office:value="6000000000" calcext:value-type="float">
            <text:p>6000000000</text:p>
          </table:table-cell>
          <table:table-cell/>
          <table:table-cell office:value-type="float" office:value="1914256" calcext:value-type="float">
            <text:p>1914256</text:p>
          </table:table-cell>
          <table:table-cell office:value-type="float" office:value="15600" calcext:value-type="float">
            <text:p>15600</text:p>
          </table:table-cell>
          <table:table-cell office:value-type="float" office:value="6291456" calcext:value-type="float">
            <text:p>6291456</text:p>
          </table:table-cell>
          <table:table-cell office:value-type="float" office:value="0" calcext:value-type="float">
            <text:p>0</text:p>
          </table:table-cell>
          <table:table-cell office:value-type="float" office:value="56616" calcext:value-type="float">
            <text:p>56616</text:p>
          </table:table-cell>
          <table:table-cell office:value-type="float" office:value="25304" calcext:value-type="float">
            <text:p>2530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ll.Map.benchmark.2^13.mapL.force</text:p>
          </table:table-cell>
          <table:table-cell office:value-type="float" office:value="130622260" calcext:value-type="float">
            <text:p>130622260</text:p>
          </table:table-cell>
          <table:table-cell office:value-type="float" office:value="10624392" calcext:value-type="float">
            <text:p>10624392</text:p>
          </table:table-cell>
          <table:table-cell office:value-type="float" office:value="850177" calcext:value-type="float">
            <text:p>850177</text:p>
          </table:table-cell>
          <table:table-cell office:value-type="float" office:value="36677" calcext:value-type="float">
            <text:p>36677</text:p>
          </table:table-cell>
          <table:table-cell office:value-type="float" office:value="25165824" calcext:value-type="float">
            <text:p>25165824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ll.Map.benchmark.2^13.mapL.force/singleRun</text:p>
          </table:table-cell>
          <table:table-cell office:value-type="float" office:value="5000000000" calcext:value-type="float">
            <text:p>5000000000</text:p>
          </table:table-cell>
          <table:table-cell/>
          <table:table-cell office:value-type="float" office:value="1553280" calcext:value-type="float">
            <text:p>1553280</text:p>
          </table:table-cell>
          <table:table-cell office:value-type="float" office:value="15600" calcext:value-type="float">
            <text:p>15600</text:p>
          </table:table-cell>
          <table:table-cell office:value-type="float" office:value="6291456" calcext:value-type="float">
            <text:p>6291456</text:p>
          </table:table-cell>
          <table:table-cell office:value-type="float" office:value="0" calcext:value-type="float">
            <text:p>0</text:p>
          </table:table-cell>
          <table:table-cell office:value-type="float" office:value="56616" calcext:value-type="float">
            <text:p>56616</text:p>
          </table:table-cell>
          <table:table-cell office:value-type="float" office:value="25304" calcext:value-type="float">
            <text:p>2530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ll.Map.benchmark.2^13.mapS.copyIntoReg</text:p>
          </table:table-cell>
          <table:table-cell office:value-type="float" office:value="296949610" calcext:value-type="float">
            <text:p>296949610</text:p>
          </table:table-cell>
          <table:table-cell office:value-type="float" office:value="18539350" calcext:value-type="float">
            <text:p>18539350</text:p>
          </table:table-cell>
          <table:table-cell office:value-type="float" office:value="869627" calcext:value-type="float">
            <text:p>869627</text:p>
          </table:table-cell>
          <table:table-cell office:value-type="float" office:value="13296" calcext:value-type="float">
            <text:p>13296</text:p>
          </table:table-cell>
          <table:table-cell office:value-type="float" office:value="30408704" calcext:value-type="float">
            <text:p>30408704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ll.Map.benchmark.2^13.mapS.copyIntoReg/singleRun</text:p>
          </table:table-cell>
          <table:table-cell office:value-type="float" office:value="6000000000" calcext:value-type="float">
            <text:p>6000000000</text:p>
          </table:table-cell>
          <table:table-cell/>
          <table:table-cell office:value-type="float" office:value="1619616" calcext:value-type="float">
            <text:p>1619616</text:p>
          </table:table-cell>
          <table:table-cell office:value-type="float" office:value="15600" calcext:value-type="float">
            <text:p>15600</text:p>
          </table:table-cell>
          <table:table-cell office:value-type="float" office:value="6291456" calcext:value-type="float">
            <text:p>6291456</text:p>
          </table:table-cell>
          <table:table-cell office:value-type="float" office:value="0" calcext:value-type="float">
            <text:p>0</text:p>
          </table:table-cell>
          <table:table-cell office:value-type="float" office:value="56616" calcext:value-type="float">
            <text:p>56616</text:p>
          </table:table-cell>
          <table:table-cell office:value-type="float" office:value="25304" calcext:value-type="float">
            <text:p>2530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ll.Map.benchmark.2^13.mapS.force</text:p>
          </table:table-cell>
          <table:table-cell office:value-type="float" office:value="152287003" calcext:value-type="float">
            <text:p>152287003</text:p>
          </table:table-cell>
          <table:table-cell office:value-type="float" office:value="11642000" calcext:value-type="float">
            <text:p>11642000</text:p>
          </table:table-cell>
          <table:table-cell office:value-type="float" office:value="522239" calcext:value-type="float">
            <text:p>522239</text:p>
          </table:table-cell>
          <table:table-cell office:value-type="float" office:value="14229" calcext:value-type="float">
            <text:p>14229</text:p>
          </table:table-cell>
          <table:table-cell office:value-type="float" office:value="27262976" calcext:value-type="float">
            <text:p>27262976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ll.Map.benchmark.2^13.mapS.force/singleRun</text:p>
          </table:table-cell>
          <table:table-cell office:value-type="float" office:value="5000000000" calcext:value-type="float">
            <text:p>5000000000</text:p>
          </table:table-cell>
          <table:table-cell/>
          <table:table-cell office:value-type="float" office:value="1258640" calcext:value-type="float">
            <text:p>1258640</text:p>
          </table:table-cell>
          <table:table-cell office:value-type="float" office:value="15600" calcext:value-type="float">
            <text:p>15600</text:p>
          </table:table-cell>
          <table:table-cell office:value-type="float" office:value="6291456" calcext:value-type="float">
            <text:p>6291456</text:p>
          </table:table-cell>
          <table:table-cell office:value-type="float" office:value="0" calcext:value-type="float">
            <text:p>0</text:p>
          </table:table-cell>
          <table:table-cell office:value-type="float" office:value="56616" calcext:value-type="float">
            <text:p>56616</text:p>
          </table:table-cell>
          <table:table-cell office:value-type="float" office:value="25304" calcext:value-type="float">
            <text:p>2530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ll.Map.benchmark.2^13.mapSH.copyIntoReg</text:p>
          </table:table-cell>
          <table:table-cell office:value-type="float" office:value="298565985" calcext:value-type="float">
            <text:p>298565985</text:p>
          </table:table-cell>
          <table:table-cell office:value-type="float" office:value="16495330" calcext:value-type="float">
            <text:p>16495330</text:p>
          </table:table-cell>
          <table:table-cell office:value-type="float" office:value="942813" calcext:value-type="float">
            <text:p>942813</text:p>
          </table:table-cell>
          <table:table-cell office:value-type="float" office:value="72" calcext:value-type="float">
            <text:p>72</text:p>
          </table:table-cell>
          <table:table-cell office:value-type="float" office:value="27262976" calcext:value-type="float">
            <text:p>27262976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ll.Map.benchmark.2^13.mapSH.copyIntoReg/singleRun</text:p>
          </table:table-cell>
          <table:table-cell office:value-type="float" office:value="6000000000" calcext:value-type="float">
            <text:p>6000000000</text:p>
          </table:table-cell>
          <table:table-cell/>
          <table:table-cell office:value-type="float" office:value="1652888" calcext:value-type="float">
            <text:p>1652888</text:p>
          </table:table-cell>
          <table:table-cell office:value-type="float" office:value="15536" calcext:value-type="float">
            <text:p>15536</text:p>
          </table:table-cell>
          <table:table-cell office:value-type="float" office:value="6291456" calcext:value-type="float">
            <text:p>6291456</text:p>
          </table:table-cell>
          <table:table-cell office:value-type="float" office:value="0" calcext:value-type="float">
            <text:p>0</text:p>
          </table:table-cell>
          <table:table-cell office:value-type="float" office:value="56552" calcext:value-type="float">
            <text:p>56552</text:p>
          </table:table-cell>
          <table:table-cell office:value-type="float" office:value="25368" calcext:value-type="float">
            <text:p>2536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ll.Map.benchmark.2^13.mapSH.force</text:p>
          </table:table-cell>
          <table:table-cell office:value-type="float" office:value="102578084" calcext:value-type="float">
            <text:p>102578084</text:p>
          </table:table-cell>
          <table:table-cell office:value-type="float" office:value="4052970" calcext:value-type="float">
            <text:p>4052970</text:p>
          </table:table-cell>
          <table:table-cell office:value-type="float" office:value="589864" calcext:value-type="float">
            <text:p>589864</text:p>
          </table:table-cell>
          <table:table-cell office:value-type="float" office:value="22935" calcext:value-type="float">
            <text:p>22935</text:p>
          </table:table-cell>
          <table:table-cell office:value-type="float" office:value="26214400" calcext:value-type="float">
            <text:p>262144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ll.Map.benchmark.2^13.mapSH.force/singleRun</text:p>
          </table:table-cell>
          <table:table-cell office:value-type="float" office:value="4000000000" calcext:value-type="float">
            <text:p>4000000000</text:p>
          </table:table-cell>
          <table:table-cell/>
          <table:table-cell office:value-type="float" office:value="1291912" calcext:value-type="float">
            <text:p>1291912</text:p>
          </table:table-cell>
          <table:table-cell office:value-type="float" office:value="15600" calcext:value-type="float">
            <text:p>15600</text:p>
          </table:table-cell>
          <table:table-cell office:value-type="float" office:value="6291456" calcext:value-type="float">
            <text:p>6291456</text:p>
          </table:table-cell>
          <table:table-cell office:value-type="float" office:value="0" calcext:value-type="float">
            <text:p>0</text:p>
          </table:table-cell>
          <table:table-cell office:value-type="float" office:value="56616" calcext:value-type="float">
            <text:p>56616</text:p>
          </table:table-cell>
          <table:table-cell office:value-type="float" office:value="25304" calcext:value-type="float">
            <text:p>2530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ll.Map.benchmark.2^13.mapST.copyIntoReg</text:p>
          </table:table-cell>
          <table:table-cell office:value-type="float" office:value="379683612" calcext:value-type="float">
            <text:p>379683612</text:p>
          </table:table-cell>
          <table:table-cell office:value-type="float" office:value="31217752" calcext:value-type="float">
            <text:p>31217752</text:p>
          </table:table-cell>
          <table:table-cell office:value-type="float" office:value="1144083" calcext:value-type="float">
            <text:p>1144083</text:p>
          </table:table-cell>
          <table:table-cell office:value-type="float" office:value="30541" calcext:value-type="float">
            <text:p>30541</text:p>
          </table:table-cell>
          <table:table-cell office:value-type="float" office:value="27262976" calcext:value-type="float">
            <text:p>27262976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ll.Map.benchmark.2^13.mapST.copyIntoReg/singleRun</text:p>
          </table:table-cell>
          <table:table-cell office:value-type="float" office:value="6000000000" calcext:value-type="float">
            <text:p>6000000000</text:p>
          </table:table-cell>
          <table:table-cell/>
          <table:table-cell office:value-type="float" office:value="1882600" calcext:value-type="float">
            <text:p>1882600</text:p>
          </table:table-cell>
          <table:table-cell office:value-type="float" office:value="15600" calcext:value-type="float">
            <text:p>15600</text:p>
          </table:table-cell>
          <table:table-cell office:value-type="float" office:value="6291456" calcext:value-type="float">
            <text:p>6291456</text:p>
          </table:table-cell>
          <table:table-cell office:value-type="float" office:value="0" calcext:value-type="float">
            <text:p>0</text:p>
          </table:table-cell>
          <table:table-cell office:value-type="float" office:value="56616" calcext:value-type="float">
            <text:p>56616</text:p>
          </table:table-cell>
          <table:table-cell office:value-type="float" office:value="25304" calcext:value-type="float">
            <text:p>2530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ll.Map.benchmark.2^13.mapST.force</text:p>
          </table:table-cell>
          <table:table-cell office:value-type="float" office:value="178002182" calcext:value-type="float">
            <text:p>178002182</text:p>
          </table:table-cell>
          <table:table-cell office:value-type="float" office:value="7278696" calcext:value-type="float">
            <text:p>7278696</text:p>
          </table:table-cell>
          <table:table-cell office:value-type="float" office:value="785365" calcext:value-type="float">
            <text:p>785365</text:p>
          </table:table-cell>
          <table:table-cell office:value-type="float" office:value="36849" calcext:value-type="float">
            <text:p>36849</text:p>
          </table:table-cell>
          <table:table-cell office:value-type="float" office:value="26214400" calcext:value-type="float">
            <text:p>262144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ll.Map.benchmark.2^13.mapST.force/singleRun</text:p>
          </table:table-cell>
          <table:table-cell office:value-type="float" office:value="5000000000" calcext:value-type="float">
            <text:p>5000000000</text:p>
          </table:table-cell>
          <table:table-cell/>
          <table:table-cell office:value-type="float" office:value="1521624" calcext:value-type="float">
            <text:p>1521624</text:p>
          </table:table-cell>
          <table:table-cell office:value-type="float" office:value="15600" calcext:value-type="float">
            <text:p>15600</text:p>
          </table:table-cell>
          <table:table-cell office:value-type="float" office:value="6291456" calcext:value-type="float">
            <text:p>6291456</text:p>
          </table:table-cell>
          <table:table-cell office:value-type="float" office:value="1000000000" calcext:value-type="float">
            <text:p>1000000000</text:p>
          </table:table-cell>
          <table:table-cell office:value-type="float" office:value="56616" calcext:value-type="float">
            <text:p>56616</text:p>
          </table:table-cell>
          <table:table-cell office:value-type="float" office:value="25304" calcext:value-type="float">
            <text:p>2530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ll.Map.benchmark.2^13.mapTRL.copyIntoReg</text:p>
          </table:table-cell>
          <table:table-cell office:value-type="float" office:value="368481340" calcext:value-type="float">
            <text:p>368481340</text:p>
          </table:table-cell>
          <table:table-cell office:value-type="float" office:value="21408820" calcext:value-type="float">
            <text:p>21408820</text:p>
          </table:table-cell>
          <table:table-cell office:value-type="float" office:value="1143549" calcext:value-type="float">
            <text:p>1143549</text:p>
          </table:table-cell>
          <table:table-cell office:value-type="float" office:value="55018" calcext:value-type="float">
            <text:p>55018</text:p>
          </table:table-cell>
          <table:table-cell office:value-type="float" office:value="27262976" calcext:value-type="float">
            <text:p>27262976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ll.Map.benchmark.2^13.mapTRL.copyIntoReg/singleRun</text:p>
          </table:table-cell>
          <table:table-cell office:value-type="float" office:value="6000000000" calcext:value-type="float">
            <text:p>6000000000</text:p>
          </table:table-cell>
          <table:table-cell/>
          <table:table-cell office:value-type="float" office:value="1850272" calcext:value-type="float">
            <text:p>1850272</text:p>
          </table:table-cell>
          <table:table-cell office:value-type="float" office:value="15536" calcext:value-type="float">
            <text:p>15536</text:p>
          </table:table-cell>
          <table:table-cell office:value-type="float" office:value="6291456" calcext:value-type="float">
            <text:p>6291456</text:p>
          </table:table-cell>
          <table:table-cell office:value-type="float" office:value="0" calcext:value-type="float">
            <text:p>0</text:p>
          </table:table-cell>
          <table:table-cell office:value-type="float" office:value="56552" calcext:value-type="float">
            <text:p>56552</text:p>
          </table:table-cell>
          <table:table-cell office:value-type="float" office:value="25368" calcext:value-type="float">
            <text:p>2536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ll.Map.benchmark.2^13.mapTRL.force</text:p>
          </table:table-cell>
          <table:table-cell office:value-type="float" office:value="174998841" calcext:value-type="float">
            <text:p>174998841</text:p>
          </table:table-cell>
          <table:table-cell office:value-type="float" office:value="8228854" calcext:value-type="float">
            <text:p>8228854</text:p>
          </table:table-cell>
          <table:table-cell office:value-type="float" office:value="784768" calcext:value-type="float">
            <text:p>784768</text:p>
          </table:table-cell>
          <table:table-cell office:value-type="float" office:value="59362" calcext:value-type="float">
            <text:p>59362</text:p>
          </table:table-cell>
          <table:table-cell office:value-type="float" office:value="26214400" calcext:value-type="float">
            <text:p>262144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ll.Map.benchmark.2^13.mapTRL.force/singleRun</text:p>
          </table:table-cell>
          <table:table-cell office:value-type="float" office:value="5000000000" calcext:value-type="float">
            <text:p>5000000000</text:p>
          </table:table-cell>
          <table:table-cell/>
          <table:table-cell office:value-type="float" office:value="1489296" calcext:value-type="float">
            <text:p>1489296</text:p>
          </table:table-cell>
          <table:table-cell office:value-type="float" office:value="15600" calcext:value-type="float">
            <text:p>15600</text:p>
          </table:table-cell>
          <table:table-cell office:value-type="float" office:value="6291456" calcext:value-type="float">
            <text:p>6291456</text:p>
          </table:table-cell>
          <table:table-cell office:value-type="float" office:value="0" calcext:value-type="float">
            <text:p>0</text:p>
          </table:table-cell>
          <table:table-cell office:value-type="float" office:value="56616" calcext:value-type="float">
            <text:p>56616</text:p>
          </table:table-cell>
          <table:table-cell office:value-type="float" office:value="25304" calcext:value-type="float">
            <text:p>2530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ll.Map.benchmark.2^13.mapTRS.copyIntoReg</text:p>
          </table:table-cell>
          <table:table-cell office:value-type="float" office:value="290699285" calcext:value-type="float">
            <text:p>290699285</text:p>
          </table:table-cell>
          <table:table-cell office:value-type="float" office:value="12422586" calcext:value-type="float">
            <text:p>12422586</text:p>
          </table:table-cell>
          <table:table-cell office:value-type="float" office:value="876521" calcext:value-type="float">
            <text:p>876521</text:p>
          </table:table-cell>
          <table:table-cell office:value-type="float" office:value="28556" calcext:value-type="float">
            <text:p>28556</text:p>
          </table:table-cell>
          <table:table-cell office:value-type="float" office:value="26214400" calcext:value-type="float">
            <text:p>262144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ll.Map.benchmark.2^13.mapTRS.copyIntoReg/singleRun</text:p>
          </table:table-cell>
          <table:table-cell office:value-type="float" office:value="5000000000" calcext:value-type="float">
            <text:p>5000000000</text:p>
          </table:table-cell>
          <table:table-cell/>
          <table:table-cell office:value-type="float" office:value="1588528" calcext:value-type="float">
            <text:p>1588528</text:p>
          </table:table-cell>
          <table:table-cell office:value-type="float" office:value="15600" calcext:value-type="float">
            <text:p>15600</text:p>
          </table:table-cell>
          <table:table-cell office:value-type="float" office:value="6291456" calcext:value-type="float">
            <text:p>6291456</text:p>
          </table:table-cell>
          <table:table-cell office:value-type="float" office:value="1000000000" calcext:value-type="float">
            <text:p>1000000000</text:p>
          </table:table-cell>
          <table:table-cell office:value-type="float" office:value="56616" calcext:value-type="float">
            <text:p>56616</text:p>
          </table:table-cell>
          <table:table-cell office:value-type="float" office:value="25304" calcext:value-type="float">
            <text:p>2530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ll.Map.benchmark.2^13.mapTRS.force</text:p>
          </table:table-cell>
          <table:table-cell office:value-type="float" office:value="146831114" calcext:value-type="float">
            <text:p>146831114</text:p>
          </table:table-cell>
          <table:table-cell office:value-type="float" office:value="5638260" calcext:value-type="float">
            <text:p>5638260</text:p>
          </table:table-cell>
          <table:table-cell office:value-type="float" office:value="522287" calcext:value-type="float">
            <text:p>522287</text:p>
          </table:table-cell>
          <table:table-cell office:value-type="float" office:value="27720" calcext:value-type="float">
            <text:p>27720</text:p>
          </table:table-cell>
          <table:table-cell office:value-type="float" office:value="26214400" calcext:value-type="float">
            <text:p>262144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ll.Map.benchmark.2^13.mapTRS.force/singleRun</text:p>
          </table:table-cell>
          <table:table-cell office:value-type="float" office:value="5000000000" calcext:value-type="float">
            <text:p>5000000000</text:p>
          </table:table-cell>
          <table:table-cell/>
          <table:table-cell office:value-type="float" office:value="1227552" calcext:value-type="float">
            <text:p>1227552</text:p>
          </table:table-cell>
          <table:table-cell office:value-type="float" office:value="15600" calcext:value-type="float">
            <text:p>15600</text:p>
          </table:table-cell>
          <table:table-cell office:value-type="float" office:value="6291456" calcext:value-type="float">
            <text:p>6291456</text:p>
          </table:table-cell>
          <table:table-cell office:value-type="float" office:value="0" calcext:value-type="float">
            <text:p>0</text:p>
          </table:table-cell>
          <table:table-cell office:value-type="float" office:value="56616" calcext:value-type="float">
            <text:p>56616</text:p>
          </table:table-cell>
          <table:table-cell office:value-type="float" office:value="25304" calcext:value-type="float">
            <text:p>2530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ll.Map.benchmark.2^13.mapTRSH.copyIntoReg</text:p>
          </table:table-cell>
          <table:table-cell office:value-type="float" office:value="290287106" calcext:value-type="float">
            <text:p>290287106</text:p>
          </table:table-cell>
          <table:table-cell office:value-type="float" office:value="11103550" calcext:value-type="float">
            <text:p>11103550</text:p>
          </table:table-cell>
          <table:table-cell office:value-type="float" office:value="876521" calcext:value-type="float">
            <text:p>876521</text:p>
          </table:table-cell>
          <table:table-cell office:value-type="float" office:value="28560" calcext:value-type="float">
            <text:p>28560</text:p>
          </table:table-cell>
          <table:table-cell office:value-type="float" office:value="26214400" calcext:value-type="float">
            <text:p>262144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ll.Map.benchmark.2^13.mapTRSH.copyIntoReg/singleRun</text:p>
          </table:table-cell>
          <table:table-cell office:value-type="float" office:value="5000000000" calcext:value-type="float">
            <text:p>5000000000</text:p>
          </table:table-cell>
          <table:table-cell/>
          <table:table-cell office:value-type="float" office:value="1589160" calcext:value-type="float">
            <text:p>1589160</text:p>
          </table:table-cell>
          <table:table-cell office:value-type="float" office:value="15600" calcext:value-type="float">
            <text:p>15600</text:p>
          </table:table-cell>
          <table:table-cell office:value-type="float" office:value="6291456" calcext:value-type="float">
            <text:p>6291456</text:p>
          </table:table-cell>
          <table:table-cell office:value-type="float" office:value="0" calcext:value-type="float">
            <text:p>0</text:p>
          </table:table-cell>
          <table:table-cell office:value-type="float" office:value="56616" calcext:value-type="float">
            <text:p>56616</text:p>
          </table:table-cell>
          <table:table-cell office:value-type="float" office:value="25304" calcext:value-type="float">
            <text:p>2530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ll.Map.benchmark.2^13.mapTRSH.force</text:p>
          </table:table-cell>
          <table:table-cell office:value-type="float" office:value="147176261" calcext:value-type="float">
            <text:p>147176261</text:p>
          </table:table-cell>
          <table:table-cell office:value-type="float" office:value="11885888" calcext:value-type="float">
            <text:p>11885888</text:p>
          </table:table-cell>
          <table:table-cell office:value-type="float" office:value="522287" calcext:value-type="float">
            <text:p>522287</text:p>
          </table:table-cell>
          <table:table-cell office:value-type="float" office:value="27771" calcext:value-type="float">
            <text:p>27771</text:p>
          </table:table-cell>
          <table:table-cell office:value-type="float" office:value="26214400" calcext:value-type="float">
            <text:p>262144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ll.Map.benchmark.2^13.mapTRSH.force/singleRun</text:p>
          </table:table-cell>
          <table:table-cell office:value-type="float" office:value="5000000000" calcext:value-type="float">
            <text:p>5000000000</text:p>
          </table:table-cell>
          <table:table-cell/>
          <table:table-cell office:value-type="float" office:value="1228184" calcext:value-type="float">
            <text:p>1228184</text:p>
          </table:table-cell>
          <table:table-cell office:value-type="float" office:value="15600" calcext:value-type="float">
            <text:p>15600</text:p>
          </table:table-cell>
          <table:table-cell office:value-type="float" office:value="6291456" calcext:value-type="float">
            <text:p>6291456</text:p>
          </table:table-cell>
          <table:table-cell office:value-type="float" office:value="0" calcext:value-type="float">
            <text:p>0</text:p>
          </table:table-cell>
          <table:table-cell office:value-type="float" office:value="56616" calcext:value-type="float">
            <text:p>56616</text:p>
          </table:table-cell>
          <table:table-cell office:value-type="float" office:value="25304" calcext:value-type="float">
            <text:p>25304</text:p>
          </table:table-cell>
          <table:table-cell table:number-columns-repeated="2"/>
          <table:table-cell table:style-name="ce1" office:value-type="string" calcext:value-type="string" table:number-columns-spanned="3" table:number-rows-spanned="1">
            <text:p>Time (ps)</text:p>
          </table:table-cell>
          <table:covered-table-cell table:number-columns-repeated="2" table:style-name="ce2"/>
          <table:table-cell/>
          <table:table-cell table:style-name="ce1" office:value-type="string" calcext:value-type="string" table:number-columns-spanned="3" table:number-rows-spanned="1">
            <text:p>Allocated bytes</text:p>
          </table:table-cell>
          <table:covered-table-cell table:number-columns-repeated="2"/>
          <table:table-cell/>
          <table:table-cell table:style-name="ce1" office:value-type="string" calcext:value-type="string" table:number-columns-spanned="3" table:number-rows-spanned="1">
            <text:p>Peak memory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All.Map.benchmark.2^13.mapTRST.copyIntoReg</text:p>
          </table:table-cell>
          <table:table-cell office:value-type="float" office:value="371021906" calcext:value-type="float">
            <text:p>371021906</text:p>
          </table:table-cell>
          <table:table-cell office:value-type="float" office:value="24067428" calcext:value-type="float">
            <text:p>24067428</text:p>
          </table:table-cell>
          <table:table-cell office:value-type="float" office:value="1143550" calcext:value-type="float">
            <text:p>1143550</text:p>
          </table:table-cell>
          <table:table-cell office:value-type="float" office:value="55030" calcext:value-type="float">
            <text:p>55030</text:p>
          </table:table-cell>
          <table:table-cell office:value-type="float" office:value="26214400" calcext:value-type="float">
            <text:p>26214400</text:p>
          </table:table-cell>
          <table:table-cell table:number-columns-repeated="5"/>
          <table:table-cell office:value-type="string" calcext:value-type="string">
            <text:p>2^10</text:p>
          </table:table-cell>
          <table:table-cell office:value-type="string" calcext:value-type="string">
            <text:p>2^13</text:p>
          </table:table-cell>
          <table:table-cell office:value-type="string" calcext:value-type="string">
            <text:p>2^16</text:p>
          </table:table-cell>
          <table:table-cell/>
          <table:table-cell office:value-type="string" calcext:value-type="string">
            <text:p>2^10</text:p>
          </table:table-cell>
          <table:table-cell office:value-type="string" calcext:value-type="string">
            <text:p>2^13</text:p>
          </table:table-cell>
          <table:table-cell office:value-type="string" calcext:value-type="string">
            <text:p>2^16</text:p>
          </table:table-cell>
          <table:table-cell/>
          <table:table-cell office:value-type="string" calcext:value-type="string">
            <text:p>2^10</text:p>
          </table:table-cell>
          <table:table-cell office:value-type="string" calcext:value-type="string">
            <text:p>2^13</text:p>
          </table:table-cell>
          <table:table-cell office:value-type="string" calcext:value-type="string">
            <text:p>2^16</text:p>
          </table:table-cell>
        </table:table-row>
        <table:table-row table:style-name="ro1">
          <table:table-cell office:value-type="string" calcext:value-type="string">
            <text:p>All.Map.benchmark.2^13.mapTRST.copyIntoReg/singleRun</text:p>
          </table:table-cell>
          <table:table-cell office:value-type="float" office:value="6000000000" calcext:value-type="float">
            <text:p>6000000000</text:p>
          </table:table-cell>
          <table:table-cell/>
          <table:table-cell office:value-type="float" office:value="1851768" calcext:value-type="float">
            <text:p>1851768</text:p>
          </table:table-cell>
          <table:table-cell office:value-type="float" office:value="15600" calcext:value-type="float">
            <text:p>15600</text:p>
          </table:table-cell>
          <table:table-cell office:value-type="float" office:value="6291456" calcext:value-type="float">
            <text:p>6291456</text:p>
          </table:table-cell>
          <table:table-cell office:value-type="float" office:value="0" calcext:value-type="float">
            <text:p>0</text:p>
          </table:table-cell>
          <table:table-cell office:value-type="float" office:value="56616" calcext:value-type="float">
            <text:p>56616</text:p>
          </table:table-cell>
          <table:table-cell office:value-type="float" office:value="25304" calcext:value-type="float">
            <text:p>25304</text:p>
          </table:table-cell>
          <table:table-cell office:value-type="string" calcext:value-type="string">
            <text:p>mapSH</text:p>
          </table:table-cell>
          <table:table-cell office:value-type="string" calcext:value-type="string">
            <text:p>map’*</text:p>
          </table:table-cell>
          <table:table-cell office:value-type="float" office:value="11219560" calcext:value-type="float">
            <text:p>11219560</text:p>
          </table:table-cell>
          <table:table-cell office:value-type="float" office:value="102578084" calcext:value-type="float">
            <text:p>102578084</text:p>
          </table:table-cell>
          <table:table-cell office:value-type="float" office:value="1919532525" calcext:value-type="float">
            <text:p>1919532525</text:p>
          </table:table-cell>
          <table:table-cell office:value-type="string" calcext:value-type="string">
            <text:p>map’*</text:p>
          </table:table-cell>
          <table:table-cell office:value-type="float" office:value="73666" calcext:value-type="float">
            <text:p>73666</text:p>
          </table:table-cell>
          <table:table-cell office:value-type="float" office:value="589864" calcext:value-type="float">
            <text:p>589864</text:p>
          </table:table-cell>
          <table:table-cell office:value-type="float" office:value="4686372" calcext:value-type="float">
            <text:p>4686372</text:p>
          </table:table-cell>
          <table:table-cell office:value-type="string" calcext:value-type="string">
            <text:p>map’*</text:p>
          </table:table-cell>
          <table:table-cell office:value-type="float" office:value="25165824" calcext:value-type="float">
            <text:p>25165824</text:p>
          </table:table-cell>
          <table:table-cell office:value-type="float" office:value="26214400" calcext:value-type="float">
            <text:p>26214400</text:p>
          </table:table-cell>
          <table:table-cell office:value-type="float" office:value="39845888" calcext:value-type="float">
            <text:p>39845888</text:p>
          </table:table-cell>
        </table:table-row>
        <table:table-row table:style-name="ro1">
          <table:table-cell office:value-type="string" calcext:value-type="string">
            <text:p>All.Map.benchmark.2^13.mapTRST.force</text:p>
          </table:table-cell>
          <table:table-cell office:value-type="float" office:value="175605182" calcext:value-type="float">
            <text:p>175605182</text:p>
          </table:table-cell>
          <table:table-cell office:value-type="float" office:value="14535806" calcext:value-type="float">
            <text:p>14535806</text:p>
          </table:table-cell>
          <table:table-cell office:value-type="float" office:value="784767" calcext:value-type="float">
            <text:p>784767</text:p>
          </table:table-cell>
          <table:table-cell office:value-type="float" office:value="59494" calcext:value-type="float">
            <text:p>59494</text:p>
          </table:table-cell>
          <table:table-cell office:value-type="float" office:value="26214400" calcext:value-type="float">
            <text:p>26214400</text:p>
          </table:table-cell>
          <table:table-cell table:number-columns-repeated="3"/>
          <table:table-cell office:value-type="string" calcext:value-type="string">
            <text:p>mapTRS</text:p>
          </table:table-cell>
          <table:table-cell office:value-type="string" calcext:value-type="string">
            <text:p>mapTR’*</text:p>
          </table:table-cell>
          <table:table-cell office:value-type="float" office:value="16762503" calcext:value-type="float">
            <text:p>16762503</text:p>
          </table:table-cell>
          <table:table-cell office:value-type="float" office:value="146831114" calcext:value-type="float">
            <text:p>146831114</text:p>
          </table:table-cell>
          <table:table-cell office:value-type="float" office:value="2696805337" calcext:value-type="float">
            <text:p>2696805337</text:p>
          </table:table-cell>
          <table:table-cell office:value-type="string" calcext:value-type="string">
            <text:p>mapTR’*</text:p>
          </table:table-cell>
          <table:table-cell office:value-type="float" office:value="65295" calcext:value-type="float">
            <text:p>65295</text:p>
          </table:table-cell>
          <table:table-cell office:value-type="float" office:value="522287" calcext:value-type="float">
            <text:p>522287</text:p>
          </table:table-cell>
          <table:table-cell office:value-type="float" office:value="4177894" calcext:value-type="float">
            <text:p>4177894</text:p>
          </table:table-cell>
          <table:table-cell office:value-type="string" calcext:value-type="string">
            <text:p>mapTR’*</text:p>
          </table:table-cell>
          <table:table-cell office:value-type="float" office:value="25165824" calcext:value-type="float">
            <text:p>25165824</text:p>
          </table:table-cell>
          <table:table-cell office:value-type="float" office:value="26214400" calcext:value-type="float">
            <text:p>26214400</text:p>
          </table:table-cell>
          <table:table-cell office:value-type="float" office:value="28311552" calcext:value-type="float">
            <text:p>28311552</text:p>
          </table:table-cell>
        </table:table-row>
        <table:table-row table:style-name="ro1">
          <table:table-cell office:value-type="string" calcext:value-type="string">
            <text:p>All.Map.benchmark.2^13.mapTRST.force/singleRun</text:p>
          </table:table-cell>
          <table:table-cell office:value-type="float" office:value="6000000000" calcext:value-type="float">
            <text:p>6000000000</text:p>
          </table:table-cell>
          <table:table-cell/>
          <table:table-cell office:value-type="float" office:value="1490792" calcext:value-type="float">
            <text:p>1490792</text:p>
          </table:table-cell>
          <table:table-cell office:value-type="float" office:value="15600" calcext:value-type="float">
            <text:p>15600</text:p>
          </table:table-cell>
          <table:table-cell office:value-type="float" office:value="6291456" calcext:value-type="float">
            <text:p>6291456</text:p>
          </table:table-cell>
          <table:table-cell office:value-type="float" office:value="1000000000" calcext:value-type="float">
            <text:p>1000000000</text:p>
          </table:table-cell>
          <table:table-cell office:value-type="float" office:value="56616" calcext:value-type="float">
            <text:p>56616</text:p>
          </table:table-cell>
          <table:table-cell office:value-type="float" office:value="25304" calcext:value-type="float">
            <text:p>25304</text:p>
          </table:table-cell>
          <table:table-cell office:value-type="string" calcext:value-type="string">
            <text:p>mapDestTRS</text:p>
          </table:table-cell>
          <table:table-cell office:value-type="string" calcext:value-type="string">
            <text:p>mapDest’</text:p>
          </table:table-cell>
          <table:table-cell office:value-type="float" office:value="59182896" calcext:value-type="float">
            <text:p>59182896</text:p>
          </table:table-cell>
          <table:table-cell office:value-type="float" office:value="482368146" calcext:value-type="float">
            <text:p>482368146</text:p>
          </table:table-cell>
          <table:table-cell office:value-type="float" office:value="3801691412" calcext:value-type="float">
            <text:p>3801691412</text:p>
          </table:table-cell>
          <table:table-cell office:value-type="string" calcext:value-type="string">
            <text:p>mapDest’</text:p>
          </table:table-cell>
          <table:table-cell office:value-type="float" office:value="82069" calcext:value-type="float">
            <text:p>82069</text:p>
          </table:table-cell>
          <table:table-cell office:value-type="float" office:value="491690" calcext:value-type="float">
            <text:p>491690</text:p>
          </table:table-cell>
          <table:table-cell office:value-type="float" office:value="3657597" calcext:value-type="float">
            <text:p>3657597</text:p>
          </table:table-cell>
          <table:table-cell office:value-type="string" calcext:value-type="string">
            <text:p>mapDest’</text:p>
          </table:table-cell>
          <table:table-cell office:value-type="float" office:value="27262976" calcext:value-type="float">
            <text:p>27262976</text:p>
          </table:table-cell>
          <table:table-cell table:number-columns-repeated="2" office:value-type="float" office:value="28311552" calcext:value-type="float">
            <text:p>28311552</text:p>
          </table:table-cell>
        </table:table-row>
        <table:table-row table:style-name="ro1">
          <table:table-cell office:value-type="string" calcext:value-type="string">
            <text:p>All.Map.benchmark.2^16.mapDestFL</text:p>
          </table:table-cell>
          <table:table-cell office:value-type="float" office:value="9976102525" calcext:value-type="float">
            <text:p>9976102525</text:p>
          </table:table-cell>
          <table:table-cell office:value-type="float" office:value="707302176" calcext:value-type="float">
            <text:p>707302176</text:p>
          </table:table-cell>
          <table:table-cell office:value-type="float" office:value="12389303" calcext:value-type="float">
            <text:p>12389303</text:p>
          </table:table-cell>
          <table:table-cell office:value-type="float" office:value="3781948" calcext:value-type="float">
            <text:p>3781948</text:p>
          </table:table-cell>
          <table:table-cell office:value-type="float" office:value="41943040" calcext:value-type="float">
            <text:p>41943040</text:p>
          </table:table-cell>
          <table:table-cell table:number-columns-repeated="3"/>
          <table:table-cell office:value-type="string" calcext:value-type="string">
            <text:p>mapDestFS</text:p>
          </table:table-cell>
          <table:table-cell office:value-type="string" calcext:value-type="string">
            <text:p>mapDestFold’</text:p>
          </table:table-cell>
          <table:table-cell office:value-type="float" office:value="67793635" calcext:value-type="float">
            <text:p>67793635</text:p>
          </table:table-cell>
          <table:table-cell office:value-type="float" office:value="546786678" calcext:value-type="float">
            <text:p>546786678</text:p>
          </table:table-cell>
          <table:table-cell office:value-type="float" office:value="4316164037" calcext:value-type="float">
            <text:p>4316164037</text:p>
          </table:table-cell>
          <table:table-cell office:value-type="string" calcext:value-type="string">
            <text:p>mapDestFold’</text:p>
          </table:table-cell>
          <table:table-cell office:value-type="float" office:value="98489" calcext:value-type="float">
            <text:p>98489</text:p>
          </table:table-cell>
          <table:table-cell office:value-type="float" office:value="611519" calcext:value-type="float">
            <text:p>611519</text:p>
          </table:table-cell>
          <table:table-cell office:value-type="float" office:value="4693081" calcext:value-type="float">
            <text:p>4693081</text:p>
          </table:table-cell>
          <table:table-cell office:value-type="string" calcext:value-type="string">
            <text:p>mapDestFold’</text:p>
          </table:table-cell>
          <table:table-cell office:value-type="float" office:value="27262976" calcext:value-type="float">
            <text:p>27262976</text:p>
          </table:table-cell>
          <table:table-cell table:number-columns-repeated="2" office:value-type="float" office:value="28311552" calcext:value-type="float">
            <text:p>28311552</text:p>
          </table:table-cell>
        </table:table-row>
        <table:table-row table:style-name="ro1">
          <table:table-cell office:value-type="string" calcext:value-type="string">
            <text:p>All.Map.benchmark.2^16.mapDestFL/singleRun</text:p>
          </table:table-cell>
          <table:table-cell office:value-type="float" office:value="19000000000" calcext:value-type="float">
            <text:p>19000000000</text:p>
          </table:table-cell>
          <table:table-cell/>
          <table:table-cell office:value-type="float" office:value="17580896" calcext:value-type="float">
            <text:p>17580896</text:p>
          </table:table-cell>
          <table:table-cell office:value-type="float" office:value="3956992" calcext:value-type="float">
            <text:p>3956992</text:p>
          </table:table-cell>
          <table:table-cell office:value-type="float" office:value="14680064" calcext:value-type="float">
            <text:p>14680064</text:p>
          </table:table-cell>
          <table:table-cell office:value-type="float" office:value="6000000000" calcext:value-type="float">
            <text:p>6000000000</text:p>
          </table:table-cell>
          <table:table-cell office:value-type="float" office:value="4833672" calcext:value-type="float">
            <text:p>4833672</text:p>
          </table:table-cell>
          <table:table-cell office:value-type="float" office:value="33496" calcext:value-type="float">
            <text:p>3349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ll.Map.benchmark.2^16.mapDestFLS</text:p>
          </table:table-cell>
          <table:table-cell office:value-type="float" office:value="9032565500" calcext:value-type="float">
            <text:p>9032565500</text:p>
          </table:table-cell>
          <table:table-cell office:value-type="float" office:value="514612038" calcext:value-type="float">
            <text:p>514612038</text:p>
          </table:table-cell>
          <table:table-cell office:value-type="float" office:value="10300456" calcext:value-type="float">
            <text:p>10300456</text:p>
          </table:table-cell>
          <table:table-cell office:value-type="float" office:value="3080059" calcext:value-type="float">
            <text:p>3080059</text:p>
          </table:table-cell>
          <table:table-cell office:value-type="float" office:value="42991616" calcext:value-type="float">
            <text:p>42991616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ll.Map.benchmark.2^16.mapDestFLS/singleRun</text:p>
          </table:table-cell>
          <table:table-cell office:value-type="float" office:value="19000000000" calcext:value-type="float">
            <text:p>19000000000</text:p>
          </table:table-cell>
          <table:table-cell/>
          <table:table-cell office:value-type="float" office:value="15484568" calcext:value-type="float">
            <text:p>15484568</text:p>
          </table:table-cell>
          <table:table-cell office:value-type="float" office:value="3705992" calcext:value-type="float">
            <text:p>3705992</text:p>
          </table:table-cell>
          <table:table-cell office:value-type="float" office:value="14680064" calcext:value-type="float">
            <text:p>14680064</text:p>
          </table:table-cell>
          <table:table-cell office:value-type="float" office:value="6000000000" calcext:value-type="float">
            <text:p>6000000000</text:p>
          </table:table-cell>
          <table:table-cell office:value-type="float" office:value="4517256" calcext:value-type="float">
            <text:p>4517256</text:p>
          </table:table-cell>
          <table:table-cell office:value-type="float" office:value="33496" calcext:value-type="float">
            <text:p>3349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ll.Map.benchmark.2^16.mapDestFS</text:p>
          </table:table-cell>
          <table:table-cell office:value-type="float" office:value="4316164037" calcext:value-type="float">
            <text:p>4316164037</text:p>
          </table:table-cell>
          <table:table-cell office:value-type="float" office:value="181294856" calcext:value-type="float">
            <text:p>181294856</text:p>
          </table:table-cell>
          <table:table-cell office:value-type="float" office:value="4693081" calcext:value-type="float">
            <text:p>4693081</text:p>
          </table:table-cell>
          <table:table-cell office:value-type="float" office:value="443" calcext:value-type="float">
            <text:p>443</text:p>
          </table:table-cell>
          <table:table-cell office:value-type="float" office:value="28311552" calcext:value-type="float">
            <text:p>2831155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ll.Map.benchmark.2^16.mapDestFS/singleRun</text:p>
          </table:table-cell>
          <table:table-cell office:value-type="float" office:value="15000000000" calcext:value-type="float">
            <text:p>15000000000</text:p>
          </table:table-cell>
          <table:table-cell/>
          <table:table-cell office:value-type="float" office:value="9587344" calcext:value-type="float">
            <text:p>9587344</text:p>
          </table:table-cell>
          <table:table-cell office:value-type="float" office:value="2301712" calcext:value-type="float">
            <text:p>2301712</text:p>
          </table:table-cell>
          <table:table-cell office:value-type="float" office:value="11534336" calcext:value-type="float">
            <text:p>11534336</text:p>
          </table:table-cell>
          <table:table-cell office:value-type="float" office:value="3000000000" calcext:value-type="float">
            <text:p>3000000000</text:p>
          </table:table-cell>
          <table:table-cell office:value-type="float" office:value="56616" calcext:value-type="float">
            <text:p>56616</text:p>
          </table:table-cell>
          <table:table-cell office:value-type="float" office:value="33496" calcext:value-type="float">
            <text:p>33496</text:p>
          </table:table-cell>
          <table:table-cell table:number-columns-repeated="9"/>
          <table:table-cell office:value-type="string" calcext:value-type="string">
            <text:p>Nothing to see he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l.Map.benchmark.2^16.mapDestFSL</text:p>
          </table:table-cell>
          <table:table-cell office:value-type="float" office:value="4325597775" calcext:value-type="float">
            <text:p>4325597775</text:p>
          </table:table-cell>
          <table:table-cell office:value-type="float" office:value="242490446" calcext:value-type="float">
            <text:p>242490446</text:p>
          </table:table-cell>
          <table:table-cell office:value-type="float" office:value="6841096" calcext:value-type="float">
            <text:p>6841096</text:p>
          </table:table-cell>
          <table:table-cell office:value-type="float" office:value="643" calcext:value-type="float">
            <text:p>643</text:p>
          </table:table-cell>
          <table:table-cell office:value-type="float" office:value="28311552" calcext:value-type="float">
            <text:p>2831155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ll.Map.benchmark.2^16.mapDestFSL/singleRun</text:p>
          </table:table-cell>
          <table:table-cell office:value-type="float" office:value="14000000000" calcext:value-type="float">
            <text:p>14000000000</text:p>
          </table:table-cell>
          <table:table-cell/>
          <table:table-cell office:value-type="float" office:value="11684072" calcext:value-type="float">
            <text:p>11684072</text:p>
          </table:table-cell>
          <table:table-cell office:value-type="float" office:value="2724240" calcext:value-type="float">
            <text:p>2724240</text:p>
          </table:table-cell>
          <table:table-cell office:value-type="float" office:value="11534336" calcext:value-type="float">
            <text:p>11534336</text:p>
          </table:table-cell>
          <table:table-cell office:value-type="float" office:value="3000000000" calcext:value-type="float">
            <text:p>3000000000</text:p>
          </table:table-cell>
          <table:table-cell office:value-type="float" office:value="2650680" calcext:value-type="float">
            <text:p>2650680</text:p>
          </table:table-cell>
          <table:table-cell office:value-type="float" office:value="77256" calcext:value-type="float">
            <text:p>7725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ll.Map.benchmark.2^16.mapDestTRL</text:p>
          </table:table-cell>
          <table:table-cell office:value-type="float" office:value="4681322575" calcext:value-type="float">
            <text:p>4681322575</text:p>
          </table:table-cell>
          <table:table-cell office:value-type="float" office:value="184044716" calcext:value-type="float">
            <text:p>184044716</text:p>
          </table:table-cell>
          <table:table-cell office:value-type="float" office:value="5771044" calcext:value-type="float">
            <text:p>5771044</text:p>
          </table:table-cell>
          <table:table-cell office:value-type="float" office:value="506" calcext:value-type="float">
            <text:p>506</text:p>
          </table:table-cell>
          <table:table-cell office:value-type="float" office:value="30408704" calcext:value-type="float">
            <text:p>30408704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ll.Map.benchmark.2^16.mapDestTRL/singleRun</text:p>
          </table:table-cell>
          <table:table-cell office:value-type="float" office:value="16000000000" calcext:value-type="float">
            <text:p>16000000000</text:p>
          </table:table-cell>
          <table:table-cell/>
          <table:table-cell office:value-type="float" office:value="10633216" calcext:value-type="float">
            <text:p>10633216</text:p>
          </table:table-cell>
          <table:table-cell office:value-type="float" office:value="2301232" calcext:value-type="float">
            <text:p>2301232</text:p>
          </table:table-cell>
          <table:table-cell office:value-type="float" office:value="11534336" calcext:value-type="float">
            <text:p>11534336</text:p>
          </table:table-cell>
          <table:table-cell office:value-type="float" office:value="3000000000" calcext:value-type="float">
            <text:p>3000000000</text:p>
          </table:table-cell>
          <table:table-cell office:value-type="float" office:value="56616" calcext:value-type="float">
            <text:p>56616</text:p>
          </table:table-cell>
          <table:table-cell office:value-type="float" office:value="33496" calcext:value-type="float">
            <text:p>3349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ll.Map.benchmark.2^16.mapDestTRS</text:p>
          </table:table-cell>
          <table:table-cell office:value-type="float" office:value="3801691412" calcext:value-type="float">
            <text:p>3801691412</text:p>
          </table:table-cell>
          <table:table-cell office:value-type="float" office:value="300620946" calcext:value-type="float">
            <text:p>300620946</text:p>
          </table:table-cell>
          <table:table-cell office:value-type="float" office:value="3657597" calcext:value-type="float">
            <text:p>3657597</text:p>
          </table:table-cell>
          <table:table-cell office:value-type="float" office:value="428" calcext:value-type="float">
            <text:p>428</text:p>
          </table:table-cell>
          <table:table-cell office:value-type="float" office:value="28311552" calcext:value-type="float">
            <text:p>2831155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ll.Map.benchmark.2^16.mapDestTRS/singleRun</text:p>
          </table:table-cell>
          <table:table-cell office:value-type="float" office:value="14000000000" calcext:value-type="float">
            <text:p>14000000000</text:p>
          </table:table-cell>
          <table:table-cell/>
          <table:table-cell office:value-type="float" office:value="8536720" calcext:value-type="float">
            <text:p>8536720</text:p>
          </table:table-cell>
          <table:table-cell office:value-type="float" office:value="2301296" calcext:value-type="float">
            <text:p>2301296</text:p>
          </table:table-cell>
          <table:table-cell office:value-type="float" office:value="11534336" calcext:value-type="float">
            <text:p>11534336</text:p>
          </table:table-cell>
          <table:table-cell office:value-type="float" office:value="3000000000" calcext:value-type="float">
            <text:p>3000000000</text:p>
          </table:table-cell>
          <table:table-cell office:value-type="float" office:value="56616" calcext:value-type="float">
            <text:p>56616</text:p>
          </table:table-cell>
          <table:table-cell office:value-type="float" office:value="33496" calcext:value-type="float">
            <text:p>3349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ll.Map.benchmark.2^16.mapL.copyIntoReg</text:p>
          </table:table-cell>
          <table:table-cell office:value-type="float" office:value="3418833975" calcext:value-type="float">
            <text:p>3418833975</text:p>
          </table:table-cell>
          <table:table-cell office:value-type="float" office:value="198697614" calcext:value-type="float">
            <text:p>198697614</text:p>
          </table:table-cell>
          <table:table-cell office:value-type="float" office:value="9368263" calcext:value-type="float">
            <text:p>9368263</text:p>
          </table:table-cell>
          <table:table-cell office:value-type="float" office:value="1119346" calcext:value-type="float">
            <text:p>1119346</text:p>
          </table:table-cell>
          <table:table-cell office:value-type="float" office:value="37748736" calcext:value-type="float">
            <text:p>37748736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ll.Map.benchmark.2^16.mapL.copyIntoReg/singleRun</text:p>
          </table:table-cell>
          <table:table-cell office:value-type="float" office:value="14000000000" calcext:value-type="float">
            <text:p>14000000000</text:p>
          </table:table-cell>
          <table:table-cell/>
          <table:table-cell office:value-type="float" office:value="14300848" calcext:value-type="float">
            <text:p>14300848</text:p>
          </table:table-cell>
          <table:table-cell office:value-type="float" office:value="3587488" calcext:value-type="float">
            <text:p>3587488</text:p>
          </table:table-cell>
          <table:table-cell office:value-type="float" office:value="11534336" calcext:value-type="float">
            <text:p>11534336</text:p>
          </table:table-cell>
          <table:table-cell office:value-type="float" office:value="4000000000" calcext:value-type="float">
            <text:p>4000000000</text:p>
          </table:table-cell>
          <table:table-cell office:value-type="float" office:value="2661728" calcext:value-type="float">
            <text:p>2661728</text:p>
          </table:table-cell>
          <table:table-cell office:value-type="float" office:value="225952" calcext:value-type="float">
            <text:p>22595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ll.Map.benchmark.2^16.mapL.force</text:p>
          </table:table-cell>
          <table:table-cell office:value-type="float" office:value="3531478912" calcext:value-type="float">
            <text:p>3531478912</text:p>
          </table:table-cell>
          <table:table-cell office:value-type="float" office:value="351333292" calcext:value-type="float">
            <text:p>351333292</text:p>
          </table:table-cell>
          <table:table-cell office:value-type="float" office:value="6749129" calcext:value-type="float">
            <text:p>6749129</text:p>
          </table:table-cell>
          <table:table-cell office:value-type="float" office:value="3466269" calcext:value-type="float">
            <text:p>3466269</text:p>
          </table:table-cell>
          <table:table-cell office:value-type="float" office:value="39845888" calcext:value-type="float">
            <text:p>3984588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ll.Map.benchmark.2^16.mapL.force/singleRun</text:p>
          </table:table-cell>
          <table:table-cell office:value-type="float" office:value="13000000000" calcext:value-type="float">
            <text:p>13000000000</text:p>
          </table:table-cell>
          <table:table-cell/>
          <table:table-cell office:value-type="float" office:value="11646112" calcext:value-type="float">
            <text:p>11646112</text:p>
          </table:table-cell>
          <table:table-cell office:value-type="float" office:value="4936344" calcext:value-type="float">
            <text:p>4936344</text:p>
          </table:table-cell>
          <table:table-cell office:value-type="float" office:value="11534336" calcext:value-type="float">
            <text:p>11534336</text:p>
          </table:table-cell>
          <table:table-cell office:value-type="float" office:value="5000000000" calcext:value-type="float">
            <text:p>5000000000</text:p>
          </table:table-cell>
          <table:table-cell office:value-type="float" office:value="2634488" calcext:value-type="float">
            <text:p>2634488</text:p>
          </table:table-cell>
          <table:table-cell office:value-type="float" office:value="457992" calcext:value-type="float">
            <text:p>45799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ll.Map.benchmark.2^16.mapS.copyIntoReg</text:p>
          </table:table-cell>
          <table:table-cell office:value-type="float" office:value="3177593281" calcext:value-type="float">
            <text:p>3177593281</text:p>
          </table:table-cell>
          <table:table-cell office:value-type="float" office:value="108956884" calcext:value-type="float">
            <text:p>108956884</text:p>
          </table:table-cell>
          <table:table-cell office:value-type="float" office:value="6868522" calcext:value-type="float">
            <text:p>6868522</text:p>
          </table:table-cell>
          <table:table-cell office:value-type="float" office:value="889349" calcext:value-type="float">
            <text:p>889349</text:p>
          </table:table-cell>
          <table:table-cell office:value-type="float" office:value="30408704" calcext:value-type="float">
            <text:p>30408704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ll.Map.benchmark.2^16.mapS.copyIntoReg/singleRun</text:p>
          </table:table-cell>
          <table:table-cell office:value-type="float" office:value="13000000000" calcext:value-type="float">
            <text:p>13000000000</text:p>
          </table:table-cell>
          <table:table-cell/>
          <table:table-cell office:value-type="float" office:value="11745216" calcext:value-type="float">
            <text:p>11745216</text:p>
          </table:table-cell>
          <table:table-cell office:value-type="float" office:value="2416712" calcext:value-type="float">
            <text:p>2416712</text:p>
          </table:table-cell>
          <table:table-cell office:value-type="float" office:value="12582912" calcext:value-type="float">
            <text:p>12582912</text:p>
          </table:table-cell>
          <table:table-cell office:value-type="float" office:value="3000000000" calcext:value-type="float">
            <text:p>3000000000</text:p>
          </table:table-cell>
          <table:table-cell office:value-type="float" office:value="2703344" calcext:value-type="float">
            <text:p>2703344</text:p>
          </table:table-cell>
          <table:table-cell office:value-type="float" office:value="33496" calcext:value-type="float">
            <text:p>3349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ll.Map.benchmark.2^16.mapS.force</text:p>
          </table:table-cell>
          <table:table-cell office:value-type="float" office:value="2114127987" calcext:value-type="float">
            <text:p>2114127987</text:p>
          </table:table-cell>
          <table:table-cell office:value-type="float" office:value="115766018" calcext:value-type="float">
            <text:p>115766018</text:p>
          </table:table-cell>
          <table:table-cell office:value-type="float" office:value="4216806" calcext:value-type="float">
            <text:p>4216806</text:p>
          </table:table-cell>
          <table:table-cell office:value-type="float" office:value="848885" calcext:value-type="float">
            <text:p>848885</text:p>
          </table:table-cell>
          <table:table-cell office:value-type="float" office:value="29360128" calcext:value-type="float">
            <text:p>2936012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ll.Map.benchmark.2^16.mapS.force/singleRun</text:p>
          </table:table-cell>
          <table:table-cell office:value-type="float" office:value="11000000000" calcext:value-type="float">
            <text:p>11000000000</text:p>
          </table:table-cell>
          <table:table-cell/>
          <table:table-cell office:value-type="float" office:value="9090480" calcext:value-type="float">
            <text:p>9090480</text:p>
          </table:table-cell>
          <table:table-cell office:value-type="float" office:value="2301584" calcext:value-type="float">
            <text:p>2301584</text:p>
          </table:table-cell>
          <table:table-cell office:value-type="float" office:value="10485760" calcext:value-type="float">
            <text:p>10485760</text:p>
          </table:table-cell>
          <table:table-cell office:value-type="float" office:value="3000000000" calcext:value-type="float">
            <text:p>3000000000</text:p>
          </table:table-cell>
          <table:table-cell office:value-type="float" office:value="56616" calcext:value-type="float">
            <text:p>56616</text:p>
          </table:table-cell>
          <table:table-cell office:value-type="float" office:value="33496" calcext:value-type="float">
            <text:p>3349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ll.Map.benchmark.2^16.mapSH.copyIntoReg</text:p>
          </table:table-cell>
          <table:table-cell office:value-type="float" office:value="2581056356" calcext:value-type="float">
            <text:p>2581056356</text:p>
          </table:table-cell>
          <table:table-cell office:value-type="float" office:value="214309618" calcext:value-type="float">
            <text:p>214309618</text:p>
          </table:table-cell>
          <table:table-cell office:value-type="float" office:value="7314977" calcext:value-type="float">
            <text:p>7314977</text:p>
          </table:table-cell>
          <table:table-cell office:value-type="float" office:value="280202" calcext:value-type="float">
            <text:p>280202</text:p>
          </table:table-cell>
          <table:table-cell office:value-type="float" office:value="38797312" calcext:value-type="float">
            <text:p>3879731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ll.Map.benchmark.2^16.mapSH.copyIntoReg/singleRun</text:p>
          </table:table-cell>
          <table:table-cell office:value-type="float" office:value="13000000000" calcext:value-type="float">
            <text:p>13000000000</text:p>
          </table:table-cell>
          <table:table-cell/>
          <table:table-cell office:value-type="float" office:value="12204472" calcext:value-type="float">
            <text:p>12204472</text:p>
          </table:table-cell>
          <table:table-cell office:value-type="float" office:value="2981560" calcext:value-type="float">
            <text:p>2981560</text:p>
          </table:table-cell>
          <table:table-cell office:value-type="float" office:value="11534336" calcext:value-type="float">
            <text:p>11534336</text:p>
          </table:table-cell>
          <table:table-cell office:value-type="float" office:value="3000000000" calcext:value-type="float">
            <text:p>3000000000</text:p>
          </table:table-cell>
          <table:table-cell office:value-type="float" office:value="2645720" calcext:value-type="float">
            <text:p>2645720</text:p>
          </table:table-cell>
          <table:table-cell office:value-type="float" office:value="123176" calcext:value-type="float">
            <text:p>12317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ll.Map.benchmark.2^16.mapSH.force</text:p>
          </table:table-cell>
          <table:table-cell office:value-type="float" office:value="1919532525" calcext:value-type="float">
            <text:p>1919532525</text:p>
          </table:table-cell>
          <table:table-cell office:value-type="float" office:value="62902002" calcext:value-type="float">
            <text:p>62902002</text:p>
          </table:table-cell>
          <table:table-cell office:value-type="float" office:value="4686372" calcext:value-type="float">
            <text:p>4686372</text:p>
          </table:table-cell>
          <table:table-cell office:value-type="float" office:value="1765730" calcext:value-type="float">
            <text:p>1765730</text:p>
          </table:table-cell>
          <table:table-cell office:value-type="float" office:value="39845888" calcext:value-type="float">
            <text:p>3984588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ll.Map.benchmark.2^16.mapSH.force/singleRun</text:p>
          </table:table-cell>
          <table:table-cell office:value-type="float" office:value="13000000000" calcext:value-type="float">
            <text:p>13000000000</text:p>
          </table:table-cell>
          <table:table-cell/>
          <table:table-cell office:value-type="float" office:value="9549736" calcext:value-type="float">
            <text:p>9549736</text:p>
          </table:table-cell>
          <table:table-cell office:value-type="float" office:value="4936304" calcext:value-type="float">
            <text:p>4936304</text:p>
          </table:table-cell>
          <table:table-cell office:value-type="float" office:value="11534336" calcext:value-type="float">
            <text:p>11534336</text:p>
          </table:table-cell>
          <table:table-cell office:value-type="float" office:value="6000000000" calcext:value-type="float">
            <text:p>6000000000</text:p>
          </table:table-cell>
          <table:table-cell office:value-type="float" office:value="2634464" calcext:value-type="float">
            <text:p>2634464</text:p>
          </table:table-cell>
          <table:table-cell office:value-type="float" office:value="449824" calcext:value-type="float">
            <text:p>44982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ll.Map.benchmark.2^16.mapST.copyIntoReg</text:p>
          </table:table-cell>
          <table:table-cell office:value-type="float" office:value="5775411262" calcext:value-type="float">
            <text:p>5775411262</text:p>
          </table:table-cell>
          <table:table-cell office:value-type="float" office:value="214544684" calcext:value-type="float">
            <text:p>214544684</text:p>
          </table:table-cell>
          <table:table-cell office:value-type="float" office:value="8840722" calcext:value-type="float">
            <text:p>8840722</text:p>
          </table:table-cell>
          <table:table-cell office:value-type="float" office:value="3548147" calcext:value-type="float">
            <text:p>3548147</text:p>
          </table:table-cell>
          <table:table-cell office:value-type="float" office:value="44040192" calcext:value-type="float">
            <text:p>4404019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ll.Map.benchmark.2^16.mapST.copyIntoReg/singleRun</text:p>
          </table:table-cell>
          <table:table-cell office:value-type="float" office:value="19000000000" calcext:value-type="float">
            <text:p>19000000000</text:p>
          </table:table-cell>
          <table:table-cell/>
          <table:table-cell office:value-type="float" office:value="13843208" calcext:value-type="float">
            <text:p>13843208</text:p>
          </table:table-cell>
          <table:table-cell office:value-type="float" office:value="6904048" calcext:value-type="float">
            <text:p>6904048</text:p>
          </table:table-cell>
          <table:table-cell office:value-type="float" office:value="14680064" calcext:value-type="float">
            <text:p>14680064</text:p>
          </table:table-cell>
          <table:table-cell office:value-type="float" office:value="8000000000" calcext:value-type="float">
            <text:p>8000000000</text:p>
          </table:table-cell>
          <table:table-cell office:value-type="float" office:value="4700368" calcext:value-type="float">
            <text:p>4700368</text:p>
          </table:table-cell>
          <table:table-cell office:value-type="float" office:value="63280" calcext:value-type="float">
            <text:p>6328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ll.Map.benchmark.2^16.mapST.force</text:p>
          </table:table-cell>
          <table:table-cell office:value-type="float" office:value="3644070562" calcext:value-type="float">
            <text:p>3644070562</text:p>
          </table:table-cell>
          <table:table-cell office:value-type="float" office:value="291952214" calcext:value-type="float">
            <text:p>291952214</text:p>
          </table:table-cell>
          <table:table-cell office:value-type="float" office:value="6316969" calcext:value-type="float">
            <text:p>6316969</text:p>
          </table:table-cell>
          <table:table-cell office:value-type="float" office:value="2690005" calcext:value-type="float">
            <text:p>2690005</text:p>
          </table:table-cell>
          <table:table-cell office:value-type="float" office:value="34603008" calcext:value-type="float">
            <text:p>3460300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ll.Map.benchmark.2^16.mapST.force/singleRun</text:p>
          </table:table-cell>
          <table:table-cell office:value-type="float" office:value="17000000000" calcext:value-type="float">
            <text:p>17000000000</text:p>
          </table:table-cell>
          <table:table-cell/>
          <table:table-cell office:value-type="float" office:value="11188472" calcext:value-type="float">
            <text:p>11188472</text:p>
          </table:table-cell>
          <table:table-cell office:value-type="float" office:value="6904544" calcext:value-type="float">
            <text:p>6904544</text:p>
          </table:table-cell>
          <table:table-cell office:value-type="float" office:value="14680064" calcext:value-type="float">
            <text:p>14680064</text:p>
          </table:table-cell>
          <table:table-cell office:value-type="float" office:value="7000000000" calcext:value-type="float">
            <text:p>7000000000</text:p>
          </table:table-cell>
          <table:table-cell office:value-type="float" office:value="4668176" calcext:value-type="float">
            <text:p>4668176</text:p>
          </table:table-cell>
          <table:table-cell office:value-type="float" office:value="62704" calcext:value-type="float">
            <text:p>6270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ll.Map.benchmark.2^16.mapTRL.copyIntoReg</text:p>
          </table:table-cell>
          <table:table-cell office:value-type="float" office:value="5558854525" calcext:value-type="float">
            <text:p>5558854525</text:p>
          </table:table-cell>
          <table:table-cell office:value-type="float" office:value="308122954" calcext:value-type="float">
            <text:p>308122954</text:p>
          </table:table-cell>
          <table:table-cell office:value-type="float" office:value="8889206" calcext:value-type="float">
            <text:p>8889206</text:p>
          </table:table-cell>
          <table:table-cell office:value-type="float" office:value="3994287" calcext:value-type="float">
            <text:p>3994287</text:p>
          </table:table-cell>
          <table:table-cell office:value-type="float" office:value="40894464" calcext:value-type="float">
            <text:p>40894464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ll.Map.benchmark.2^16.mapTRL.copyIntoReg/singleRun</text:p>
          </table:table-cell>
          <table:table-cell office:value-type="float" office:value="18000000000" calcext:value-type="float">
            <text:p>18000000000</text:p>
          </table:table-cell>
          <table:table-cell/>
          <table:table-cell office:value-type="float" office:value="13778112" calcext:value-type="float">
            <text:p>13778112</text:p>
          </table:table-cell>
          <table:table-cell office:value-type="float" office:value="6958920" calcext:value-type="float">
            <text:p>6958920</text:p>
          </table:table-cell>
          <table:table-cell office:value-type="float" office:value="13631488" calcext:value-type="float">
            <text:p>13631488</text:p>
          </table:table-cell>
          <table:table-cell office:value-type="float" office:value="8000000000" calcext:value-type="float">
            <text:p>8000000000</text:p>
          </table:table-cell>
          <table:table-cell office:value-type="float" office:value="4689736" calcext:value-type="float">
            <text:p>4689736</text:p>
          </table:table-cell>
          <table:table-cell office:value-type="float" office:value="65720" calcext:value-type="float">
            <text:p>6572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ll.Map.benchmark.2^16.mapTRL.force</text:p>
          </table:table-cell>
          <table:table-cell office:value-type="float" office:value="5757832400" calcext:value-type="float">
            <text:p>5757832400</text:p>
          </table:table-cell>
          <table:table-cell office:value-type="float" office:value="357490304" calcext:value-type="float">
            <text:p>357490304</text:p>
          </table:table-cell>
          <table:table-cell office:value-type="float" office:value="6278081" calcext:value-type="float">
            <text:p>6278081</text:p>
          </table:table-cell>
          <table:table-cell office:value-type="float" office:value="6193518" calcext:value-type="float">
            <text:p>6193518</text:p>
          </table:table-cell>
          <table:table-cell office:value-type="float" office:value="44040192" calcext:value-type="float">
            <text:p>4404019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ll.Map.benchmark.2^16.mapTRL.force/singleRun</text:p>
          </table:table-cell>
          <table:table-cell office:value-type="float" office:value="15000000000" calcext:value-type="float">
            <text:p>15000000000</text:p>
          </table:table-cell>
          <table:table-cell/>
          <table:table-cell office:value-type="float" office:value="11123376" calcext:value-type="float">
            <text:p>11123376</text:p>
          </table:table-cell>
          <table:table-cell office:value-type="float" office:value="6959176" calcext:value-type="float">
            <text:p>6959176</text:p>
          </table:table-cell>
          <table:table-cell office:value-type="float" office:value="13631488" calcext:value-type="float">
            <text:p>13631488</text:p>
          </table:table-cell>
          <table:table-cell office:value-type="float" office:value="7000000000" calcext:value-type="float">
            <text:p>7000000000</text:p>
          </table:table-cell>
          <table:table-cell office:value-type="float" office:value="4657304" calcext:value-type="float">
            <text:p>4657304</text:p>
          </table:table-cell>
          <table:table-cell office:value-type="float" office:value="65384" calcext:value-type="float">
            <text:p>6538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ll.Map.benchmark.2^16.mapTRS.copyIntoReg</text:p>
          </table:table-cell>
          <table:table-cell office:value-type="float" office:value="3980825375" calcext:value-type="float">
            <text:p>3980825375</text:p>
          </table:table-cell>
          <table:table-cell office:value-type="float" office:value="251487210" calcext:value-type="float">
            <text:p>251487210</text:p>
          </table:table-cell>
          <table:table-cell office:value-type="float" office:value="6733734" calcext:value-type="float">
            <text:p>6733734</text:p>
          </table:table-cell>
          <table:table-cell office:value-type="float" office:value="2619950" calcext:value-type="float">
            <text:p>2619950</text:p>
          </table:table-cell>
          <table:table-cell office:value-type="float" office:value="31457280" calcext:value-type="float">
            <text:p>3145728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ll.Map.benchmark.2^16.mapTRS.copyIntoReg/singleRun</text:p>
          </table:table-cell>
          <table:table-cell office:value-type="float" office:value="15000000000" calcext:value-type="float">
            <text:p>15000000000</text:p>
          </table:table-cell>
          <table:table-cell/>
          <table:table-cell office:value-type="float" office:value="11681360" calcext:value-type="float">
            <text:p>11681360</text:p>
          </table:table-cell>
          <table:table-cell office:value-type="float" office:value="4936488" calcext:value-type="float">
            <text:p>4936488</text:p>
          </table:table-cell>
          <table:table-cell office:value-type="float" office:value="11534336" calcext:value-type="float">
            <text:p>11534336</text:p>
          </table:table-cell>
          <table:table-cell office:value-type="float" office:value="5000000000" calcext:value-type="float">
            <text:p>5000000000</text:p>
          </table:table-cell>
          <table:table-cell office:value-type="float" office:value="2667240" calcext:value-type="float">
            <text:p>2667240</text:p>
          </table:table-cell>
          <table:table-cell office:value-type="float" office:value="458008" calcext:value-type="float">
            <text:p>45800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ll.Map.benchmark.2^16.mapTRS.force</text:p>
          </table:table-cell>
          <table:table-cell office:value-type="float" office:value="2696805337" calcext:value-type="float">
            <text:p>2696805337</text:p>
          </table:table-cell>
          <table:table-cell office:value-type="float" office:value="232405110" calcext:value-type="float">
            <text:p>232405110</text:p>
          </table:table-cell>
          <table:table-cell office:value-type="float" office:value="4177894" calcext:value-type="float">
            <text:p>4177894</text:p>
          </table:table-cell>
          <table:table-cell office:value-type="float" office:value="2619947" calcext:value-type="float">
            <text:p>2619947</text:p>
          </table:table-cell>
          <table:table-cell office:value-type="float" office:value="28311552" calcext:value-type="float">
            <text:p>2831155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ll.Map.benchmark.2^16.mapTRS.force/singleRun</text:p>
          </table:table-cell>
          <table:table-cell office:value-type="float" office:value="14000000000" calcext:value-type="float">
            <text:p>14000000000</text:p>
          </table:table-cell>
          <table:table-cell/>
          <table:table-cell office:value-type="float" office:value="9026624" calcext:value-type="float">
            <text:p>9026624</text:p>
          </table:table-cell>
          <table:table-cell office:value-type="float" office:value="4936424" calcext:value-type="float">
            <text:p>4936424</text:p>
          </table:table-cell>
          <table:table-cell office:value-type="float" office:value="11534336" calcext:value-type="float">
            <text:p>11534336</text:p>
          </table:table-cell>
          <table:table-cell office:value-type="float" office:value="6000000000" calcext:value-type="float">
            <text:p>6000000000</text:p>
          </table:table-cell>
          <table:table-cell office:value-type="float" office:value="2634488" calcext:value-type="float">
            <text:p>2634488</text:p>
          </table:table-cell>
          <table:table-cell office:value-type="float" office:value="457992" calcext:value-type="float">
            <text:p>45799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ll.Map.benchmark.2^16.mapTRSH.copyIntoReg</text:p>
          </table:table-cell>
          <table:table-cell office:value-type="float" office:value="3971407750" calcext:value-type="float">
            <text:p>3971407750</text:p>
          </table:table-cell>
          <table:table-cell office:value-type="float" office:value="209719696" calcext:value-type="float">
            <text:p>209719696</text:p>
          </table:table-cell>
          <table:table-cell office:value-type="float" office:value="6733733" calcext:value-type="float">
            <text:p>6733733</text:p>
          </table:table-cell>
          <table:table-cell office:value-type="float" office:value="2619950" calcext:value-type="float">
            <text:p>2619950</text:p>
          </table:table-cell>
          <table:table-cell office:value-type="float" office:value="31457280" calcext:value-type="float">
            <text:p>3145728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ll.Map.benchmark.2^16.mapTRSH.copyIntoReg/singleRun</text:p>
          </table:table-cell>
          <table:table-cell office:value-type="float" office:value="14000000000" calcext:value-type="float">
            <text:p>14000000000</text:p>
          </table:table-cell>
          <table:table-cell/>
          <table:table-cell office:value-type="float" office:value="11681992" calcext:value-type="float">
            <text:p>11681992</text:p>
          </table:table-cell>
          <table:table-cell office:value-type="float" office:value="4936488" calcext:value-type="float">
            <text:p>4936488</text:p>
          </table:table-cell>
          <table:table-cell office:value-type="float" office:value="11534336" calcext:value-type="float">
            <text:p>11534336</text:p>
          </table:table-cell>
          <table:table-cell office:value-type="float" office:value="5000000000" calcext:value-type="float">
            <text:p>5000000000</text:p>
          </table:table-cell>
          <table:table-cell office:value-type="float" office:value="2667240" calcext:value-type="float">
            <text:p>2667240</text:p>
          </table:table-cell>
          <table:table-cell office:value-type="float" office:value="458008" calcext:value-type="float">
            <text:p>45800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ll.Map.benchmark.2^16.mapTRSH.force</text:p>
          </table:table-cell>
          <table:table-cell office:value-type="float" office:value="2718021850" calcext:value-type="float">
            <text:p>2718021850</text:p>
          </table:table-cell>
          <table:table-cell office:value-type="float" office:value="209062908" calcext:value-type="float">
            <text:p>209062908</text:p>
          </table:table-cell>
          <table:table-cell office:value-type="float" office:value="4177893" calcext:value-type="float">
            <text:p>4177893</text:p>
          </table:table-cell>
          <table:table-cell office:value-type="float" office:value="2619936" calcext:value-type="float">
            <text:p>2619936</text:p>
          </table:table-cell>
          <table:table-cell office:value-type="float" office:value="28311552" calcext:value-type="float">
            <text:p>2831155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ll.Map.benchmark.2^16.mapTRSH.force/singleRun</text:p>
          </table:table-cell>
          <table:table-cell office:value-type="float" office:value="14000000000" calcext:value-type="float">
            <text:p>14000000000</text:p>
          </table:table-cell>
          <table:table-cell/>
          <table:table-cell office:value-type="float" office:value="9027256" calcext:value-type="float">
            <text:p>9027256</text:p>
          </table:table-cell>
          <table:table-cell office:value-type="float" office:value="4936384" calcext:value-type="float">
            <text:p>4936384</text:p>
          </table:table-cell>
          <table:table-cell office:value-type="float" office:value="11534336" calcext:value-type="float">
            <text:p>11534336</text:p>
          </table:table-cell>
          <table:table-cell office:value-type="float" office:value="6000000000" calcext:value-type="float">
            <text:p>6000000000</text:p>
          </table:table-cell>
          <table:table-cell office:value-type="float" office:value="2634488" calcext:value-type="float">
            <text:p>2634488</text:p>
          </table:table-cell>
          <table:table-cell office:value-type="float" office:value="457992" calcext:value-type="float">
            <text:p>45799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ll.Map.benchmark.2^16.mapTRST.copyIntoReg</text:p>
          </table:table-cell>
          <table:table-cell office:value-type="float" office:value="5543051037" calcext:value-type="float">
            <text:p>5543051037</text:p>
          </table:table-cell>
          <table:table-cell office:value-type="float" office:value="227331472" calcext:value-type="float">
            <text:p>227331472</text:p>
          </table:table-cell>
          <table:table-cell office:value-type="float" office:value="8889662" calcext:value-type="float">
            <text:p>8889662</text:p>
          </table:table-cell>
          <table:table-cell office:value-type="float" office:value="3990911" calcext:value-type="float">
            <text:p>3990911</text:p>
          </table:table-cell>
          <table:table-cell office:value-type="float" office:value="40894464" calcext:value-type="float">
            <text:p>40894464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ll.Map.benchmark.2^16.mapTRST.copyIntoReg/singleRun</text:p>
          </table:table-cell>
          <table:table-cell office:value-type="float" office:value="17000000000" calcext:value-type="float">
            <text:p>17000000000</text:p>
          </table:table-cell>
          <table:table-cell/>
          <table:table-cell office:value-type="float" office:value="13779608" calcext:value-type="float">
            <text:p>13779608</text:p>
          </table:table-cell>
          <table:table-cell office:value-type="float" office:value="6958312" calcext:value-type="float">
            <text:p>6958312</text:p>
          </table:table-cell>
          <table:table-cell office:value-type="float" office:value="13631488" calcext:value-type="float">
            <text:p>13631488</text:p>
          </table:table-cell>
          <table:table-cell office:value-type="float" office:value="7000000000" calcext:value-type="float">
            <text:p>7000000000</text:p>
          </table:table-cell>
          <table:table-cell office:value-type="float" office:value="4689000" calcext:value-type="float">
            <text:p>4689000</text:p>
          </table:table-cell>
          <table:table-cell office:value-type="float" office:value="66456" calcext:value-type="float">
            <text:p>6645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ll.Map.benchmark.2^16.mapTRST.force</text:p>
          </table:table-cell>
          <table:table-cell office:value-type="float" office:value="5732709375" calcext:value-type="float">
            <text:p>5732709375</text:p>
          </table:table-cell>
          <table:table-cell office:value-type="float" office:value="228174524" calcext:value-type="float">
            <text:p>228174524</text:p>
          </table:table-cell>
          <table:table-cell office:value-type="float" office:value="6278083" calcext:value-type="float">
            <text:p>6278083</text:p>
          </table:table-cell>
          <table:table-cell office:value-type="float" office:value="6193679" calcext:value-type="float">
            <text:p>6193679</text:p>
          </table:table-cell>
          <table:table-cell office:value-type="float" office:value="44040192" calcext:value-type="float">
            <text:p>4404019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ll.Map.benchmark.2^16.mapTRST.force/singleRun</text:p>
          </table:table-cell>
          <table:table-cell office:value-type="float" office:value="15000000000" calcext:value-type="float">
            <text:p>15000000000</text:p>
          </table:table-cell>
          <table:table-cell/>
          <table:table-cell office:value-type="float" office:value="11124872" calcext:value-type="float">
            <text:p>11124872</text:p>
          </table:table-cell>
          <table:table-cell office:value-type="float" office:value="6958392" calcext:value-type="float">
            <text:p>6958392</text:p>
          </table:table-cell>
          <table:table-cell office:value-type="float" office:value="13631488" calcext:value-type="float">
            <text:p>13631488</text:p>
          </table:table-cell>
          <table:table-cell office:value-type="float" office:value="7000000000" calcext:value-type="float">
            <text:p>7000000000</text:p>
          </table:table-cell>
          <table:table-cell office:value-type="float" office:value="4656472" calcext:value-type="float">
            <text:p>4656472</text:p>
          </table:table-cell>
          <table:table-cell office:value-type="float" office:value="66216" calcext:value-type="float">
            <text:p>66216</text:p>
          </table:table-cell>
          <table:table-cell table:number-columns-repeated="2"/>
          <table:table-cell office:value-type="string" calcext:value-type="string">
            <text:p>Time (ps)</text:p>
          </table:table-cell>
          <table:table-cell office:value-type="string" calcext:value-type="string">
            <text:p>GC Time (ps)</text:p>
          </table:table-cell>
          <table:table-cell office:value-type="string" calcext:value-type="string">
            <text:p>Allocated bytes</text:p>
          </table:table-cell>
          <table:table-cell office:value-type="string" calcext:value-type="string">
            <text:p>Copied bytes (GC)</text:p>
          </table:table-cell>
          <table:table-cell office:value-type="string" calcext:value-type="string">
            <text:p>Peak Memor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ll.Parser.benchmark.356kB.parseWithDest</text:p>
          </table:table-cell>
          <table:table-cell office:value-type="float" office:value="23473866225" calcext:value-type="float">
            <text:p>23473866225</text:p>
          </table:table-cell>
          <table:table-cell office:value-type="float" office:value="1257599624" calcext:value-type="float">
            <text:p>1257599624</text:p>
          </table:table-cell>
          <table:table-cell office:value-type="float" office:value="26351529" calcext:value-type="float">
            <text:p>26351529</text:p>
          </table:table-cell>
          <table:table-cell office:value-type="float" office:value="4469854" calcext:value-type="float">
            <text:p>4469854</text:p>
          </table:table-cell>
          <table:table-cell office:value-type="float" office:value="65011712" calcext:value-type="float">
            <text:p>65011712</text:p>
          </table:table-cell>
          <table:table-cell table:number-columns-repeated="4"/>
          <table:table-cell office:value-type="string" calcext:value-type="string">
            <text:p>withoutDest*</text:p>
          </table:table-cell>
          <table:table-cell office:value-type="float" office:value="36400631600" calcext:value-type="float">
            <text:p>36400631600</text:p>
          </table:table-cell>
          <table:table-cell table:formula="of:=[.G181]*[.N193]" office:value-type="float" office:value="29135836597.4074" calcext:value-type="float">
            <text:p>29135836597,4074</text:p>
          </table:table-cell>
          <table:table-cell office:value-type="float" office:value="17732786" calcext:value-type="float">
            <text:p>17732786</text:p>
          </table:table-cell>
          <table:table-cell office:value-type="float" office:value="28367794" calcext:value-type="float">
            <text:p>28367794</text:p>
          </table:table-cell>
          <table:table-cell office:value-type="float" office:value="72351744" calcext:value-type="float">
            <text:p>7235174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ll.Parser.benchmark.356kB.parseWithDest/singleRun</text:p>
          </table:table-cell>
          <table:table-cell office:value-type="float" office:value="33000000000" calcext:value-type="float">
            <text:p>33000000000</text:p>
          </table:table-cell>
          <table:table-cell/>
          <table:table-cell office:value-type="float" office:value="27151272" calcext:value-type="float">
            <text:p>27151272</text:p>
          </table:table-cell>
          <table:table-cell office:value-type="float" office:value="54400" calcext:value-type="float">
            <text:p>54400</text:p>
          </table:table-cell>
          <table:table-cell office:value-type="float" office:value="19922944" calcext:value-type="float">
            <text:p>19922944</text:p>
          </table:table-cell>
          <table:table-cell office:value-type="float" office:value="1000000000" calcext:value-type="float">
            <text:p>1000000000</text:p>
          </table:table-cell>
          <table:table-cell office:value-type="float" office:value="8284584" calcext:value-type="float">
            <text:p>8284584</text:p>
          </table:table-cell>
          <table:table-cell office:value-type="float" office:value="33440" calcext:value-type="float">
            <text:p>33440</text:p>
          </table:table-cell>
          <table:table-cell/>
          <table:table-cell office:value-type="string" calcext:value-type="string">
            <text:p>withoutDest</text:p>
          </table:table-cell>
          <table:table-cell office:value-type="float" office:value="43634395350" calcext:value-type="float">
            <text:p>43634395350</text:p>
          </table:table-cell>
          <table:table-cell table:formula="of:=[.G179]*[.N193]" office:value-type="float" office:value="16868115924.8148" calcext:value-type="float">
            <text:p>16868115924,8148</text:p>
          </table:table-cell>
          <table:table-cell office:value-type="float" office:value="29408479" calcext:value-type="float">
            <text:p>29408479</text:p>
          </table:table-cell>
          <table:table-cell office:value-type="float" office:value="25731610" calcext:value-type="float">
            <text:p>25731610</text:p>
          </table:table-cell>
          <table:table-cell office:value-type="float" office:value="66060288" calcext:value-type="float">
            <text:p>6606028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ll.Parser.benchmark.356kB.parseWithoutDest.copyIntoReg</text:p>
          </table:table-cell>
          <table:table-cell office:value-type="float" office:value="43634395350" calcext:value-type="float">
            <text:p>43634395350</text:p>
          </table:table-cell>
          <table:table-cell office:value-type="float" office:value="2712684524" calcext:value-type="float">
            <text:p>2712684524</text:p>
          </table:table-cell>
          <table:table-cell office:value-type="float" office:value="29408479" calcext:value-type="float">
            <text:p>29408479</text:p>
          </table:table-cell>
          <table:table-cell office:value-type="float" office:value="25731610" calcext:value-type="float">
            <text:p>25731610</text:p>
          </table:table-cell>
          <table:table-cell office:value-type="float" office:value="66060288" calcext:value-type="float">
            <text:p>66060288</text:p>
          </table:table-cell>
          <table:table-cell table:number-columns-repeated="4"/>
          <table:table-cell office:value-type="string" calcext:value-type="string">
            <text:p>withDest</text:p>
          </table:table-cell>
          <table:table-cell office:value-type="float" office:value="23473866225" calcext:value-type="float">
            <text:p>23473866225</text:p>
          </table:table-cell>
          <table:table-cell table:formula="of:=[.G177]*[.N193]" office:value-type="float" office:value="766732542.037037" calcext:value-type="float">
            <text:p>766732542,037037</text:p>
          </table:table-cell>
          <table:table-cell office:value-type="float" office:value="26351529" calcext:value-type="float">
            <text:p>26351529</text:p>
          </table:table-cell>
          <table:table-cell office:value-type="float" office:value="4469854" calcext:value-type="float">
            <text:p>4469854</text:p>
          </table:table-cell>
          <table:table-cell office:value-type="float" office:value="65011712" calcext:value-type="float">
            <text:p>650117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ll.Parser.benchmark.356kB.parseWithoutDest.copyIntoReg/singleRun</text:p>
          </table:table-cell>
          <table:table-cell office:value-type="float" office:value="48000000000" calcext:value-type="float">
            <text:p>48000000000</text:p>
          </table:table-cell>
          <table:table-cell/>
          <table:table-cell office:value-type="float" office:value="30453720" calcext:value-type="float">
            <text:p>30453720</text:p>
          </table:table-cell>
          <table:table-cell office:value-type="float" office:value="15114936" calcext:value-type="float">
            <text:p>15114936</text:p>
          </table:table-cell>
          <table:table-cell office:value-type="float" office:value="26214400" calcext:value-type="float">
            <text:p>26214400</text:p>
          </table:table-cell>
          <table:table-cell office:value-type="float" office:value="22000000000" calcext:value-type="float">
            <text:p>22000000000</text:p>
          </table:table-cell>
          <table:table-cell office:value-type="float" office:value="8848888" calcext:value-type="float">
            <text:p>8848888</text:p>
          </table:table-cell>
          <table:table-cell office:value-type="float" office:value="33440" calcext:value-type="float">
            <text:p>3344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ll.Parser.benchmark.356kB.parseWithoutDest.force</text:p>
          </table:table-cell>
          <table:table-cell office:value-type="float" office:value="36400631600" calcext:value-type="float">
            <text:p>36400631600</text:p>
          </table:table-cell>
          <table:table-cell office:value-type="float" office:value="3279952610" calcext:value-type="float">
            <text:p>3279952610</text:p>
          </table:table-cell>
          <table:table-cell office:value-type="float" office:value="17732786" calcext:value-type="float">
            <text:p>17732786</text:p>
          </table:table-cell>
          <table:table-cell office:value-type="float" office:value="28367794" calcext:value-type="float">
            <text:p>28367794</text:p>
          </table:table-cell>
          <table:table-cell office:value-type="float" office:value="72351744" calcext:value-type="float">
            <text:p>72351744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ll.Parser.benchmark.356kB.parseWithoutDest.force/singleRun</text:p>
          </table:table-cell>
          <table:table-cell office:value-type="float" office:value="54000000000" calcext:value-type="float">
            <text:p>54000000000</text:p>
          </table:table-cell>
          <table:table-cell/>
          <table:table-cell office:value-type="float" office:value="18492872" calcext:value-type="float">
            <text:p>18492872</text:p>
          </table:table-cell>
          <table:table-cell office:value-type="float" office:value="26475920" calcext:value-type="float">
            <text:p>26475920</text:p>
          </table:table-cell>
          <table:table-cell office:value-type="float" office:value="27262976" calcext:value-type="float">
            <text:p>27262976</text:p>
          </table:table-cell>
          <table:table-cell office:value-type="float" office:value="38000000000" calcext:value-type="float">
            <text:p>38000000000</text:p>
          </table:table-cell>
          <table:table-cell office:value-type="float" office:value="11487320" calcext:value-type="float">
            <text:p>11487320</text:p>
          </table:table-cell>
          <table:table-cell office:value-type="float" office:value="33440" calcext:value-type="float">
            <text:p>3344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ll.Queue.benchmark.2^10.destImpl</text:p>
          </table:table-cell>
          <table:table-cell office:value-type="float" office:value="195123614" calcext:value-type="float">
            <text:p>195123614</text:p>
          </table:table-cell>
          <table:table-cell office:value-type="float" office:value="12516572" calcext:value-type="float">
            <text:p>12516572</text:p>
          </table:table-cell>
          <table:table-cell office:value-type="float" office:value="537851" calcext:value-type="float">
            <text:p>537851</text:p>
          </table:table-cell>
          <table:table-cell office:value-type="float" office:value="1525" calcext:value-type="float">
            <text:p>1525</text:p>
          </table:table-cell>
          <table:table-cell office:value-type="float" office:value="27262976" calcext:value-type="float">
            <text:p>27262976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ll.Queue.benchmark.2^10.destImpl/singleRun</text:p>
          </table:table-cell>
          <table:table-cell office:value-type="float" office:value="5000000000" calcext:value-type="float">
            <text:p>5000000000</text:p>
          </table:table-cell>
          <table:table-cell/>
          <table:table-cell office:value-type="float" office:value="686576" calcext:value-type="float">
            <text:p>686576</text:p>
          </table:table-cell>
          <table:table-cell office:value-type="float" office:value="15600" calcext:value-type="float">
            <text:p>15600</text:p>
          </table:table-cell>
          <table:table-cell office:value-type="float" office:value="6291456" calcext:value-type="float">
            <text:p>6291456</text:p>
          </table:table-cell>
          <table:table-cell office:value-type="float" office:value="0" calcext:value-type="float">
            <text:p>0</text:p>
          </table:table-cell>
          <table:table-cell office:value-type="float" office:value="56616" calcext:value-type="float">
            <text:p>56616</text:p>
          </table:table-cell>
          <table:table-cell office:value-type="float" office:value="25304" calcext:value-type="float">
            <text:p>2530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ll.Queue.benchmark.2^10.funcImpl</text:p>
          </table:table-cell>
          <table:table-cell office:value-type="float" office:value="15377739" calcext:value-type="float">
            <text:p>15377739</text:p>
          </table:table-cell>
          <table:table-cell office:value-type="float" office:value="1355414" calcext:value-type="float">
            <text:p>1355414</text:p>
          </table:table-cell>
          <table:table-cell office:value-type="float" office:value="105952" calcext:value-type="float">
            <text:p>105952</text:p>
          </table:table-cell>
          <table:table-cell office:value-type="float" office:value="423" calcext:value-type="float">
            <text:p>423</text:p>
          </table:table-cell>
          <table:table-cell office:value-type="float" office:value="25165824" calcext:value-type="float">
            <text:p>25165824</text:p>
          </table:table-cell>
          <table:table-cell table:number-columns-repeated="6"/>
          <table:table-cell office:value-type="float" office:value="23473866225" calcext:value-type="float">
            <text:p>234738662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ll.Queue.benchmark.2^10.funcImpl/singleRun</text:p>
          </table:table-cell>
          <table:table-cell office:value-type="float" office:value="4000000000" calcext:value-type="float">
            <text:p>4000000000</text:p>
          </table:table-cell>
          <table:table-cell/>
          <table:table-cell office:value-type="float" office:value="218952" calcext:value-type="float">
            <text:p>218952</text:p>
          </table:table-cell>
          <table:table-cell office:value-type="float" office:value="15536" calcext:value-type="float">
            <text:p>15536</text:p>
          </table:table-cell>
          <table:table-cell office:value-type="float" office:value="6291456" calcext:value-type="float">
            <text:p>6291456</text:p>
          </table:table-cell>
          <table:table-cell office:value-type="float" office:value="0" calcext:value-type="float">
            <text:p>0</text:p>
          </table:table-cell>
          <table:table-cell office:value-type="float" office:value="56552" calcext:value-type="float">
            <text:p>56552</text:p>
          </table:table-cell>
          <table:table-cell office:value-type="float" office:value="25368" calcext:value-type="float">
            <text:p>25368</text:p>
          </table:table-cell>
          <table:table-cell table:number-columns-repeated="3"/>
          <table:table-cell office:value-type="float" office:value="33000000000" calcext:value-type="float">
            <text:p>33000000000</text:p>
          </table:table-cell>
          <table:table-cell table:formula="of:=[.M185]-[.M184]" office:value-type="float" office:value="9526133775" calcext:value-type="float">
            <text:p>952613377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ll.Queue.benchmark.2^10.naiveImpl</text:p>
          </table:table-cell>
          <table:table-cell office:value-type="float" office:value="26018588" calcext:value-type="float">
            <text:p>26018588</text:p>
          </table:table-cell>
          <table:table-cell office:value-type="float" office:value="1503654" calcext:value-type="float">
            <text:p>1503654</text:p>
          </table:table-cell>
          <table:table-cell office:value-type="float" office:value="130481" calcext:value-type="float">
            <text:p>130481</text:p>
          </table:table-cell>
          <table:table-cell office:value-type="float" office:value="725" calcext:value-type="float">
            <text:p>725</text:p>
          </table:table-cell>
          <table:table-cell office:value-type="float" office:value="25165824" calcext:value-type="float">
            <text:p>25165824</text:p>
          </table:table-cell>
          <table:table-cell table:number-columns-repeated="6"/>
          <table:table-cell office:value-type="float" office:value="43634395350" calcext:value-type="float">
            <text:p>4363439535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ll.Queue.benchmark.2^10.naiveImpl/singleRun</text:p>
          </table:table-cell>
          <table:table-cell office:value-type="float" office:value="4000000000" calcext:value-type="float">
            <text:p>4000000000</text:p>
          </table:table-cell>
          <table:table-cell/>
          <table:table-cell office:value-type="float" office:value="243736" calcext:value-type="float">
            <text:p>243736</text:p>
          </table:table-cell>
          <table:table-cell office:value-type="float" office:value="15536" calcext:value-type="float">
            <text:p>15536</text:p>
          </table:table-cell>
          <table:table-cell office:value-type="float" office:value="6291456" calcext:value-type="float">
            <text:p>6291456</text:p>
          </table:table-cell>
          <table:table-cell office:value-type="float" office:value="0" calcext:value-type="float">
            <text:p>0</text:p>
          </table:table-cell>
          <table:table-cell office:value-type="float" office:value="56552" calcext:value-type="float">
            <text:p>56552</text:p>
          </table:table-cell>
          <table:table-cell office:value-type="float" office:value="25368" calcext:value-type="float">
            <text:p>25368</text:p>
          </table:table-cell>
          <table:table-cell table:number-columns-repeated="3"/>
          <table:table-cell office:value-type="float" office:value="48000000000" calcext:value-type="float">
            <text:p>48000000000</text:p>
          </table:table-cell>
          <table:table-cell table:formula="of:=[.M187]-[.M186]" office:value-type="float" office:value="4365604650" calcext:value-type="float">
            <text:p>436560465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ll.Queue.benchmark.2^13.destImpl</text:p>
          </table:table-cell>
          <table:table-cell office:value-type="float" office:value="1805267900" calcext:value-type="float">
            <text:p>1805267900</text:p>
          </table:table-cell>
          <table:table-cell office:value-type="float" office:value="170587892" calcext:value-type="float">
            <text:p>170587892</text:p>
          </table:table-cell>
          <table:table-cell office:value-type="float" office:value="4755814" calcext:value-type="float">
            <text:p>4755814</text:p>
          </table:table-cell>
          <table:table-cell office:value-type="float" office:value="94056" calcext:value-type="float">
            <text:p>94056</text:p>
          </table:table-cell>
          <table:table-cell office:value-type="float" office:value="28311552" calcext:value-type="float">
            <text:p>28311552</text:p>
          </table:table-cell>
          <table:table-cell table:number-columns-repeated="6"/>
          <table:table-cell office:value-type="float" office:value="36400631600" calcext:value-type="float">
            <text:p>364006316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ll.Queue.benchmark.2^13.destImpl/singleRun</text:p>
          </table:table-cell>
          <table:table-cell office:value-type="float" office:value="9000000000" calcext:value-type="float">
            <text:p>9000000000</text:p>
          </table:table-cell>
          <table:table-cell/>
          <table:table-cell office:value-type="float" office:value="4963280" calcext:value-type="float">
            <text:p>4963280</text:p>
          </table:table-cell>
          <table:table-cell office:value-type="float" office:value="15600" calcext:value-type="float">
            <text:p>15600</text:p>
          </table:table-cell>
          <table:table-cell office:value-type="float" office:value="7340032" calcext:value-type="float">
            <text:p>7340032</text:p>
          </table:table-cell>
          <table:table-cell office:value-type="float" office:value="0" calcext:value-type="float">
            <text:p>0</text:p>
          </table:table-cell>
          <table:table-cell office:value-type="float" office:value="56616" calcext:value-type="float">
            <text:p>56616</text:p>
          </table:table-cell>
          <table:table-cell office:value-type="float" office:value="25304" calcext:value-type="float">
            <text:p>25304</text:p>
          </table:table-cell>
          <table:table-cell table:number-columns-repeated="3"/>
          <table:table-cell office:value-type="float" office:value="54000000000" calcext:value-type="float">
            <text:p>54000000000</text:p>
          </table:table-cell>
          <table:table-cell table:formula="of:=[.M189]-[.M188]" office:value-type="float" office:value="17599368400" calcext:value-type="float">
            <text:p>175993684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ll.Queue.benchmark.2^13.funcImpl</text:p>
          </table:table-cell>
          <table:table-cell office:value-type="float" office:value="133830011" calcext:value-type="float">
            <text:p>133830011</text:p>
          </table:table-cell>
          <table:table-cell office:value-type="float" office:value="11276560" calcext:value-type="float">
            <text:p>11276560</text:p>
          </table:table-cell>
          <table:table-cell office:value-type="float" office:value="848544" calcext:value-type="float">
            <text:p>848544</text:p>
          </table:table-cell>
          <table:table-cell office:value-type="float" office:value="25797" calcext:value-type="float">
            <text:p>25797</text:p>
          </table:table-cell>
          <table:table-cell office:value-type="float" office:value="25165824" calcext:value-type="float">
            <text:p>25165824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ll.Queue.benchmark.2^13.funcImpl/singleRun</text:p>
          </table:table-cell>
          <table:table-cell office:value-type="float" office:value="5000000000" calcext:value-type="float">
            <text:p>5000000000</text:p>
          </table:table-cell>
          <table:table-cell/>
          <table:table-cell office:value-type="float" office:value="964688" calcext:value-type="float">
            <text:p>964688</text:p>
          </table:table-cell>
          <table:table-cell office:value-type="float" office:value="15600" calcext:value-type="float">
            <text:p>15600</text:p>
          </table:table-cell>
          <table:table-cell office:value-type="float" office:value="6291456" calcext:value-type="float">
            <text:p>6291456</text:p>
          </table:table-cell>
          <table:table-cell office:value-type="float" office:value="0" calcext:value-type="float">
            <text:p>0</text:p>
          </table:table-cell>
          <table:table-cell office:value-type="float" office:value="56616" calcext:value-type="float">
            <text:p>56616</text:p>
          </table:table-cell>
          <table:table-cell office:value-type="float" office:value="25304" calcext:value-type="float">
            <text:p>2530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ll.Queue.benchmark.2^13.naiveImpl</text:p>
          </table:table-cell>
          <table:table-cell office:value-type="float" office:value="229226169" calcext:value-type="float">
            <text:p>229226169</text:p>
          </table:table-cell>
          <table:table-cell office:value-type="float" office:value="12282122" calcext:value-type="float">
            <text:p>12282122</text:p>
          </table:table-cell>
          <table:table-cell office:value-type="float" office:value="1044415" calcext:value-type="float">
            <text:p>1044415</text:p>
          </table:table-cell>
          <table:table-cell office:value-type="float" office:value="45942" calcext:value-type="float">
            <text:p>45942</text:p>
          </table:table-cell>
          <table:table-cell office:value-type="float" office:value="26214400" calcext:value-type="float">
            <text:p>26214400</text:p>
          </table:table-cell>
          <table:table-cell table:number-columns-repeated="6"/>
          <table:table-cell table:formula="of:=AVERAGE([.M184];[.M186];[.M188])" office:value-type="float" office:value="34502964391.6667" calcext:value-type="float">
            <text:p>34502964391,6667</text:p>
          </table:table-cell>
          <table:table-cell table:formula="of:=AVERAGE([.N185];[.N187];[.N189])" office:value-type="float" office:value="10497035608.3333" calcext:value-type="float">
            <text:p>10497035608,333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ll.Queue.benchmark.2^13.naiveImpl/singleRun</text:p>
          </table:table-cell>
          <table:table-cell office:value-type="float" office:value="5000000000" calcext:value-type="float">
            <text:p>5000000000</text:p>
          </table:table-cell>
          <table:table-cell/>
          <table:table-cell office:value-type="float" office:value="1161528" calcext:value-type="float">
            <text:p>1161528</text:p>
          </table:table-cell>
          <table:table-cell office:value-type="float" office:value="15600" calcext:value-type="float">
            <text:p>15600</text:p>
          </table:table-cell>
          <table:table-cell office:value-type="float" office:value="6291456" calcext:value-type="float">
            <text:p>6291456</text:p>
          </table:table-cell>
          <table:table-cell office:value-type="float" office:value="1000000000" calcext:value-type="float">
            <text:p>1000000000</text:p>
          </table:table-cell>
          <table:table-cell office:value-type="float" office:value="56616" calcext:value-type="float">
            <text:p>56616</text:p>
          </table:table-cell>
          <table:table-cell office:value-type="float" office:value="25304" calcext:value-type="float">
            <text:p>25304</text:p>
          </table:table-cell>
          <table:table-cell table:number-columns-repeated="4"/>
          <table:table-cell table:formula="of:=[.M192]/([.M192]+[.N192])" office:value-type="float" office:value="0.766732542037037" calcext:value-type="float">
            <text:p>0,76673254203703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ll.Queue.benchmark.2^16.destImpl</text:p>
          </table:table-cell>
          <table:table-cell office:value-type="float" office:value="23237590600" calcext:value-type="float">
            <text:p>23237590600</text:p>
          </table:table-cell>
          <table:table-cell office:value-type="float" office:value="1971823774" calcext:value-type="float">
            <text:p>1971823774</text:p>
          </table:table-cell>
          <table:table-cell office:value-type="float" office:value="39055934" calcext:value-type="float">
            <text:p>39055934</text:p>
          </table:table-cell>
          <table:table-cell office:value-type="float" office:value="10665690" calcext:value-type="float">
            <text:p>10665690</text:p>
          </table:table-cell>
          <table:table-cell office:value-type="float" office:value="49283072" calcext:value-type="float">
            <text:p>4928307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ll.Queue.benchmark.2^16.destImpl/singleRun</text:p>
          </table:table-cell>
          <table:table-cell office:value-type="float" office:value="30000000000" calcext:value-type="float">
            <text:p>30000000000</text:p>
          </table:table-cell>
          <table:table-cell/>
          <table:table-cell office:value-type="float" office:value="39534000" calcext:value-type="float">
            <text:p>39534000</text:p>
          </table:table-cell>
          <table:table-cell office:value-type="float" office:value="6236352" calcext:value-type="float">
            <text:p>6236352</text:p>
          </table:table-cell>
          <table:table-cell office:value-type="float" office:value="19922944" calcext:value-type="float">
            <text:p>19922944</text:p>
          </table:table-cell>
          <table:table-cell office:value-type="float" office:value="6000000000" calcext:value-type="float">
            <text:p>6000000000</text:p>
          </table:table-cell>
          <table:table-cell office:value-type="float" office:value="7419856" calcext:value-type="float">
            <text:p>7419856</text:p>
          </table:table-cell>
          <table:table-cell office:value-type="float" office:value="33496" calcext:value-type="float">
            <text:p>3349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ll.Queue.benchmark.2^16.funcImpl</text:p>
          </table:table-cell>
          <table:table-cell office:value-type="float" office:value="1845425537" calcext:value-type="float">
            <text:p>1845425537</text:p>
          </table:table-cell>
          <table:table-cell office:value-type="float" office:value="179069410" calcext:value-type="float">
            <text:p>179069410</text:p>
          </table:table-cell>
          <table:table-cell office:value-type="float" office:value="6788993" calcext:value-type="float">
            <text:p>6788993</text:p>
          </table:table-cell>
          <table:table-cell office:value-type="float" office:value="1645403" calcext:value-type="float">
            <text:p>1645403</text:p>
          </table:table-cell>
          <table:table-cell office:value-type="float" office:value="28311552" calcext:value-type="float">
            <text:p>2831155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ll.Queue.benchmark.2^16.funcImpl/singleRun</text:p>
          </table:table-cell>
          <table:table-cell office:value-type="float" office:value="8000000000" calcext:value-type="float">
            <text:p>8000000000</text:p>
          </table:table-cell>
          <table:table-cell/>
          <table:table-cell office:value-type="float" office:value="6928728" calcext:value-type="float">
            <text:p>6928728</text:p>
          </table:table-cell>
          <table:table-cell office:value-type="float" office:value="857664" calcext:value-type="float">
            <text:p>857664</text:p>
          </table:table-cell>
          <table:table-cell office:value-type="float" office:value="7340032" calcext:value-type="float">
            <text:p>7340032</text:p>
          </table:table-cell>
          <table:table-cell office:value-type="float" office:value="1000000000" calcext:value-type="float">
            <text:p>1000000000</text:p>
          </table:table-cell>
          <table:table-cell office:value-type="float" office:value="56616" calcext:value-type="float">
            <text:p>56616</text:p>
          </table:table-cell>
          <table:table-cell office:value-type="float" office:value="33496" calcext:value-type="float">
            <text:p>33496</text:p>
          </table:table-cell>
          <table:table-cell table:number-columns-repeated="2"/>
          <table:table-cell table:style-name="ce1" office:value-type="string" calcext:value-type="string" table:number-columns-spanned="3" table:number-rows-spanned="1">
            <text:p>Time (ps)</text:p>
          </table:table-cell>
          <table:covered-table-cell table:number-columns-repeated="2" table:style-name="ce2"/>
          <table:table-cell/>
          <table:table-cell table:style-name="ce1" office:value-type="string" calcext:value-type="string" table:number-columns-spanned="3" table:number-rows-spanned="1">
            <text:p>Allocated bytes</text:p>
          </table:table-cell>
          <table:covered-table-cell table:number-columns-repeated="2"/>
          <table:table-cell/>
          <table:table-cell table:style-name="ce1" office:value-type="string" calcext:value-type="string" table:number-columns-spanned="3" table:number-rows-spanned="1">
            <text:p>Peak memory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All.Queue.benchmark.2^16.naiveImpl</text:p>
          </table:table-cell>
          <table:table-cell office:value-type="float" office:value="3860552687" calcext:value-type="float">
            <text:p>3860552687</text:p>
          </table:table-cell>
          <table:table-cell office:value-type="float" office:value="320795814" calcext:value-type="float">
            <text:p>320795814</text:p>
          </table:table-cell>
          <table:table-cell office:value-type="float" office:value="8355783" calcext:value-type="float">
            <text:p>8355783</text:p>
          </table:table-cell>
          <table:table-cell office:value-type="float" office:value="3918688" calcext:value-type="float">
            <text:p>3918688</text:p>
          </table:table-cell>
          <table:table-cell office:value-type="float" office:value="28311552" calcext:value-type="float">
            <text:p>28311552</text:p>
          </table:table-cell>
          <table:table-cell table:number-columns-repeated="5"/>
          <table:table-cell office:value-type="string" calcext:value-type="string">
            <text:p>2^10</text:p>
          </table:table-cell>
          <table:table-cell office:value-type="string" calcext:value-type="string">
            <text:p>2^13</text:p>
          </table:table-cell>
          <table:table-cell office:value-type="string" calcext:value-type="string">
            <text:p>2^16</text:p>
          </table:table-cell>
          <table:table-cell/>
          <table:table-cell office:value-type="string" calcext:value-type="string">
            <text:p>2^10</text:p>
          </table:table-cell>
          <table:table-cell office:value-type="string" calcext:value-type="string">
            <text:p>2^13</text:p>
          </table:table-cell>
          <table:table-cell office:value-type="string" calcext:value-type="string">
            <text:p>2^16</text:p>
          </table:table-cell>
          <table:table-cell/>
          <table:table-cell office:value-type="string" calcext:value-type="string">
            <text:p>2^10</text:p>
          </table:table-cell>
          <table:table-cell office:value-type="string" calcext:value-type="string">
            <text:p>2^13</text:p>
          </table:table-cell>
          <table:table-cell office:value-type="string" calcext:value-type="string">
            <text:p>2^16</text:p>
          </table:table-cell>
        </table:table-row>
        <table:table-row table:style-name="ro1">
          <table:table-cell office:value-type="string" calcext:value-type="string">
            <text:p>All.Queue.benchmark.2^16.naiveImpl/singleRun</text:p>
          </table:table-cell>
          <table:table-cell office:value-type="float" office:value="12000000000" calcext:value-type="float">
            <text:p>12000000000</text:p>
          </table:table-cell>
          <table:table-cell/>
          <table:table-cell office:value-type="float" office:value="8501848" calcext:value-type="float">
            <text:p>8501848</text:p>
          </table:table-cell>
          <table:table-cell office:value-type="float" office:value="3980936" calcext:value-type="float">
            <text:p>3980936</text:p>
          </table:table-cell>
          <table:table-cell office:value-type="float" office:value="10485760" calcext:value-type="float">
            <text:p>10485760</text:p>
          </table:table-cell>
          <table:table-cell office:value-type="float" office:value="4000000000" calcext:value-type="float">
            <text:p>4000000000</text:p>
          </table:table-cell>
          <table:table-cell office:value-type="float" office:value="2636504" calcext:value-type="float">
            <text:p>2636504</text:p>
          </table:table-cell>
          <table:table-cell office:value-type="float" office:value="455976" calcext:value-type="float">
            <text:p>455976</text:p>
          </table:table-cell>
          <table:table-cell/>
          <table:table-cell office:value-type="string" calcext:value-type="string">
            <text:p>bfRelabelPhases*</text:p>
          </table:table-cell>
          <table:table-cell office:value-type="float" office:value="680342896" calcext:value-type="float">
            <text:p>680342896</text:p>
          </table:table-cell>
          <table:table-cell office:value-type="float" office:value="13761406900" calcext:value-type="float">
            <text:p>13761406900</text:p>
          </table:table-cell>
          <table:table-cell office:value-type="float" office:value="169047334800" calcext:value-type="float">
            <text:p>169047334800</text:p>
          </table:table-cell>
          <table:table-cell office:value-type="string" calcext:value-type="string">
            <text:p>bfRelabelPhases*</text:p>
          </table:table-cell>
          <table:table-cell office:value-type="float" office:value="2035332" calcext:value-type="float">
            <text:p>2035332</text:p>
          </table:table-cell>
          <table:table-cell office:value-type="float" office:value="16011809" calcext:value-type="float">
            <text:p>16011809</text:p>
          </table:table-cell>
          <table:table-cell office:value-type="float" office:value="131063182" calcext:value-type="float">
            <text:p>131063182</text:p>
          </table:table-cell>
          <table:table-cell office:value-type="string" calcext:value-type="string">
            <text:p>bfRelabelPhases*</text:p>
          </table:table-cell>
          <table:table-cell office:value-type="float" office:value="26214400" calcext:value-type="float">
            <text:p>26214400</text:p>
          </table:table-cell>
          <table:table-cell office:value-type="float" office:value="40894464" calcext:value-type="float">
            <text:p>40894464</text:p>
          </table:table-cell>
          <table:table-cell office:value-type="float" office:value="91226112" calcext:value-type="float">
            <text:p>91226112</text:p>
          </table:table-cell>
        </table:table-row>
        <table:table-row table:style-name="ro1">
          <table:table-cell office:value-type="string" calcext:value-type="string">
            <text:p>All.TreeTraversal.benchmark.2^10.dpsRelabel</text:p>
          </table:table-cell>
          <table:table-cell office:value-type="float" office:value="148331652" calcext:value-type="float">
            <text:p>148331652</text:p>
          </table:table-cell>
          <table:table-cell office:value-type="float" office:value="10923506" calcext:value-type="float">
            <text:p>10923506</text:p>
          </table:table-cell>
          <table:table-cell office:value-type="float" office:value="460008" calcext:value-type="float">
            <text:p>460008</text:p>
          </table:table-cell>
          <table:table-cell office:value-type="float" office:value="3791" calcext:value-type="float">
            <text:p>3791</text:p>
          </table:table-cell>
          <table:table-cell office:value-type="float" office:value="26214400" calcext:value-type="float">
            <text:p>26214400</text:p>
          </table:table-cell>
          <table:table-cell table:number-columns-repeated="4"/>
          <table:table-cell office:value-type="string" calcext:value-type="string">
            <text:p>bfRelabelDest</text:p>
          </table:table-cell>
          <table:table-cell office:value-type="float" office:value="148331652" calcext:value-type="float">
            <text:p>148331652</text:p>
          </table:table-cell>
          <table:table-cell office:value-type="float" office:value="1294023275" calcext:value-type="float">
            <text:p>1294023275</text:p>
          </table:table-cell>
          <table:table-cell office:value-type="float" office:value="23345753800" calcext:value-type="float">
            <text:p>23345753800</text:p>
          </table:table-cell>
          <table:table-cell office:value-type="string" calcext:value-type="string">
            <text:p>bfRelabelDest</text:p>
          </table:table-cell>
          <table:table-cell office:value-type="float" office:value="460008" calcext:value-type="float">
            <text:p>460008</text:p>
          </table:table-cell>
          <table:table-cell office:value-type="float" office:value="3455035" calcext:value-type="float">
            <text:p>3455035</text:p>
          </table:table-cell>
          <table:table-cell office:value-type="float" office:value="26711772" calcext:value-type="float">
            <text:p>26711772</text:p>
          </table:table-cell>
          <table:table-cell office:value-type="string" calcext:value-type="string">
            <text:p>bfRelabelDest</text:p>
          </table:table-cell>
          <table:table-cell office:value-type="float" office:value="26214400" calcext:value-type="float">
            <text:p>26214400</text:p>
          </table:table-cell>
          <table:table-cell office:value-type="float" office:value="27262976" calcext:value-type="float">
            <text:p>27262976</text:p>
          </table:table-cell>
          <table:table-cell office:value-type="float" office:value="46137344" calcext:value-type="float">
            <text:p>46137344</text:p>
          </table:table-cell>
        </table:table-row>
        <table:table-row table:style-name="ro1">
          <table:table-cell office:value-type="string" calcext:value-type="string">
            <text:p>All.TreeTraversal.benchmark.2^10.dpsRelabel/singleRun</text:p>
          </table:table-cell>
          <table:table-cell office:value-type="float" office:value="5000000000" calcext:value-type="float">
            <text:p>5000000000</text:p>
          </table:table-cell>
          <table:table-cell/>
          <table:table-cell office:value-type="float" office:value="680456" calcext:value-type="float">
            <text:p>680456</text:p>
          </table:table-cell>
          <table:table-cell office:value-type="float" office:value="15600" calcext:value-type="float">
            <text:p>15600</text:p>
          </table:table-cell>
          <table:table-cell office:value-type="float" office:value="6291456" calcext:value-type="float">
            <text:p>6291456</text:p>
          </table:table-cell>
          <table:table-cell office:value-type="float" office:value="0" calcext:value-type="float">
            <text:p>0</text:p>
          </table:table-cell>
          <table:table-cell office:value-type="float" office:value="56616" calcext:value-type="float">
            <text:p>56616</text:p>
          </table:table-cell>
          <table:table-cell office:value-type="float" office:value="25304" calcext:value-type="float">
            <text:p>2530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ll.TreeTraversal.benchmark.2^10.phasesRelabel.copyIntoReg</text:p>
          </table:table-cell>
          <table:table-cell office:value-type="float" office:value="676199965" calcext:value-type="float">
            <text:p>676199965</text:p>
          </table:table-cell>
          <table:table-cell office:value-type="float" office:value="45661318" calcext:value-type="float">
            <text:p>45661318</text:p>
          </table:table-cell>
          <table:table-cell office:value-type="float" office:value="2099917" calcext:value-type="float">
            <text:p>2099917</text:p>
          </table:table-cell>
          <table:table-cell office:value-type="float" office:value="113205" calcext:value-type="float">
            <text:p>113205</text:p>
          </table:table-cell>
          <table:table-cell office:value-type="float" office:value="26214400" calcext:value-type="float">
            <text:p>262144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ll.TreeTraversal.benchmark.2^10.phasesRelabel.copyIntoReg/singleRun</text:p>
          </table:table-cell>
          <table:table-cell office:value-type="float" office:value="7000000000" calcext:value-type="float">
            <text:p>7000000000</text:p>
          </table:table-cell>
          <table:table-cell/>
          <table:table-cell office:value-type="float" office:value="2357248" calcext:value-type="float">
            <text:p>2357248</text:p>
          </table:table-cell>
          <table:table-cell office:value-type="float" office:value="15600" calcext:value-type="float">
            <text:p>15600</text:p>
          </table:table-cell>
          <table:table-cell office:value-type="float" office:value="6291456" calcext:value-type="float">
            <text:p>6291456</text:p>
          </table:table-cell>
          <table:table-cell office:value-type="float" office:value="0" calcext:value-type="float">
            <text:p>0</text:p>
          </table:table-cell>
          <table:table-cell office:value-type="float" office:value="56616" calcext:value-type="float">
            <text:p>56616</text:p>
          </table:table-cell>
          <table:table-cell office:value-type="float" office:value="25304" calcext:value-type="float">
            <text:p>2530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ll.TreeTraversal.benchmark.2^10.phasesRelabel.force</text:p>
          </table:table-cell>
          <table:table-cell office:value-type="float" office:value="680342896" calcext:value-type="float">
            <text:p>680342896</text:p>
          </table:table-cell>
          <table:table-cell office:value-type="float" office:value="49451494" calcext:value-type="float">
            <text:p>49451494</text:p>
          </table:table-cell>
          <table:table-cell office:value-type="float" office:value="2035332" calcext:value-type="float">
            <text:p>2035332</text:p>
          </table:table-cell>
          <table:table-cell office:value-type="float" office:value="111753" calcext:value-type="float">
            <text:p>111753</text:p>
          </table:table-cell>
          <table:table-cell office:value-type="float" office:value="26214400" calcext:value-type="float">
            <text:p>262144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ll.TreeTraversal.benchmark.2^10.phasesRelabel.force/singleRun</text:p>
          </table:table-cell>
          <table:table-cell office:value-type="float" office:value="7000000000" calcext:value-type="float">
            <text:p>7000000000</text:p>
          </table:table-cell>
          <table:table-cell/>
          <table:table-cell office:value-type="float" office:value="2291184" calcext:value-type="float">
            <text:p>2291184</text:p>
          </table:table-cell>
          <table:table-cell office:value-type="float" office:value="15600" calcext:value-type="float">
            <text:p>15600</text:p>
          </table:table-cell>
          <table:table-cell office:value-type="float" office:value="6291456" calcext:value-type="float">
            <text:p>6291456</text:p>
          </table:table-cell>
          <table:table-cell office:value-type="float" office:value="0" calcext:value-type="float">
            <text:p>0</text:p>
          </table:table-cell>
          <table:table-cell office:value-type="float" office:value="56616" calcext:value-type="float">
            <text:p>56616</text:p>
          </table:table-cell>
          <table:table-cell office:value-type="float" office:value="25304" calcext:value-type="float">
            <text:p>2530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ll.TreeTraversal.benchmark.2^13.dpsRelabel</text:p>
          </table:table-cell>
          <table:table-cell office:value-type="float" office:value="1294023275" calcext:value-type="float">
            <text:p>1294023275</text:p>
          </table:table-cell>
          <table:table-cell office:value-type="float" office:value="101494062" calcext:value-type="float">
            <text:p>101494062</text:p>
          </table:table-cell>
          <table:table-cell office:value-type="float" office:value="3455035" calcext:value-type="float">
            <text:p>3455035</text:p>
          </table:table-cell>
          <table:table-cell office:value-type="float" office:value="240282" calcext:value-type="float">
            <text:p>240282</text:p>
          </table:table-cell>
          <table:table-cell office:value-type="float" office:value="27262976" calcext:value-type="float">
            <text:p>27262976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ll.TreeTraversal.benchmark.2^13.dpsRelabel/singleRun</text:p>
          </table:table-cell>
          <table:table-cell office:value-type="float" office:value="9000000000" calcext:value-type="float">
            <text:p>9000000000</text:p>
          </table:table-cell>
          <table:table-cell/>
          <table:table-cell office:value-type="float" office:value="4408088" calcext:value-type="float">
            <text:p>4408088</text:p>
          </table:table-cell>
          <table:table-cell office:value-type="float" office:value="15600" calcext:value-type="float">
            <text:p>15600</text:p>
          </table:table-cell>
          <table:table-cell office:value-type="float" office:value="6291456" calcext:value-type="float">
            <text:p>6291456</text:p>
          </table:table-cell>
          <table:table-cell office:value-type="float" office:value="0" calcext:value-type="float">
            <text:p>0</text:p>
          </table:table-cell>
          <table:table-cell office:value-type="float" office:value="56616" calcext:value-type="float">
            <text:p>56616</text:p>
          </table:table-cell>
          <table:table-cell office:value-type="float" office:value="25304" calcext:value-type="float">
            <text:p>2530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ll.TreeTraversal.benchmark.2^13.phasesRelabel.copyIntoReg</text:p>
          </table:table-cell>
          <table:table-cell office:value-type="float" office:value="14522972750" calcext:value-type="float">
            <text:p>14522972750</text:p>
          </table:table-cell>
          <table:table-cell office:value-type="float" office:value="760860142" calcext:value-type="float">
            <text:p>760860142</text:p>
          </table:table-cell>
          <table:table-cell office:value-type="float" office:value="16380097" calcext:value-type="float">
            <text:p>16380097</text:p>
          </table:table-cell>
          <table:table-cell office:value-type="float" office:value="9272141" calcext:value-type="float">
            <text:p>9272141</text:p>
          </table:table-cell>
          <table:table-cell office:value-type="float" office:value="42991616" calcext:value-type="float">
            <text:p>42991616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ll.TreeTraversal.benchmark.2^13.phasesRelabel.copyIntoReg/singleRun</text:p>
          </table:table-cell>
          <table:table-cell office:value-type="float" office:value="22000000000" calcext:value-type="float">
            <text:p>22000000000</text:p>
          </table:table-cell>
          <table:table-cell/>
          <table:table-cell office:value-type="float" office:value="17741232" calcext:value-type="float">
            <text:p>17741232</text:p>
          </table:table-cell>
          <table:table-cell office:value-type="float" office:value="6757984" calcext:value-type="float">
            <text:p>6757984</text:p>
          </table:table-cell>
          <table:table-cell office:value-type="float" office:value="10485760" calcext:value-type="float">
            <text:p>10485760</text:p>
          </table:table-cell>
          <table:table-cell office:value-type="float" office:value="9000000000" calcext:value-type="float">
            <text:p>9000000000</text:p>
          </table:table-cell>
          <table:table-cell office:value-type="float" office:value="2794552" calcext:value-type="float">
            <text:p>2794552</text:p>
          </table:table-cell>
          <table:table-cell office:value-type="float" office:value="33496" calcext:value-type="float">
            <text:p>3349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ll.TreeTraversal.benchmark.2^13.phasesRelabel.force</text:p>
          </table:table-cell>
          <table:table-cell office:value-type="float" office:value="13761406900" calcext:value-type="float">
            <text:p>13761406900</text:p>
          </table:table-cell>
          <table:table-cell office:value-type="float" office:value="798321212" calcext:value-type="float">
            <text:p>798321212</text:p>
          </table:table-cell>
          <table:table-cell office:value-type="float" office:value="16011809" calcext:value-type="float">
            <text:p>16011809</text:p>
          </table:table-cell>
          <table:table-cell office:value-type="float" office:value="9254158" calcext:value-type="float">
            <text:p>9254158</text:p>
          </table:table-cell>
          <table:table-cell office:value-type="float" office:value="40894464" calcext:value-type="float">
            <text:p>40894464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ll.TreeTraversal.benchmark.2^13.phasesRelabel.force/singleRun</text:p>
          </table:table-cell>
          <table:table-cell office:value-type="float" office:value="21000000000" calcext:value-type="float">
            <text:p>21000000000</text:p>
          </table:table-cell>
          <table:table-cell/>
          <table:table-cell office:value-type="float" office:value="17347488" calcext:value-type="float">
            <text:p>17347488</text:p>
          </table:table-cell>
          <table:table-cell office:value-type="float" office:value="7001488" calcext:value-type="float">
            <text:p>7001488</text:p>
          </table:table-cell>
          <table:table-cell office:value-type="float" office:value="10485760" calcext:value-type="float">
            <text:p>10485760</text:p>
          </table:table-cell>
          <table:table-cell office:value-type="float" office:value="9000000000" calcext:value-type="float">
            <text:p>9000000000</text:p>
          </table:table-cell>
          <table:table-cell office:value-type="float" office:value="2761984" calcext:value-type="float">
            <text:p>2761984</text:p>
          </table:table-cell>
          <table:table-cell office:value-type="float" office:value="33496" calcext:value-type="float">
            <text:p>3349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ll.TreeTraversal.benchmark.2^16.dpsRelabel</text:p>
          </table:table-cell>
          <table:table-cell office:value-type="float" office:value="23345753800" calcext:value-type="float">
            <text:p>23345753800</text:p>
          </table:table-cell>
          <table:table-cell office:value-type="float" office:value="1500047866" calcext:value-type="float">
            <text:p>1500047866</text:p>
          </table:table-cell>
          <table:table-cell office:value-type="float" office:value="26711772" calcext:value-type="float">
            <text:p>26711772</text:p>
          </table:table-cell>
          <table:table-cell office:value-type="float" office:value="19200698" calcext:value-type="float">
            <text:p>19200698</text:p>
          </table:table-cell>
          <table:table-cell office:value-type="float" office:value="46137344" calcext:value-type="float">
            <text:p>46137344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ll.TreeTraversal.benchmark.2^16.dpsRelabel/singleRun</text:p>
          </table:table-cell>
          <table:table-cell office:value-type="float" office:value="41000000000" calcext:value-type="float">
            <text:p>41000000000</text:p>
          </table:table-cell>
          <table:table-cell/>
          <table:table-cell office:value-type="float" office:value="34227240" calcext:value-type="float">
            <text:p>34227240</text:p>
          </table:table-cell>
          <table:table-cell office:value-type="float" office:value="21797184" calcext:value-type="float">
            <text:p>21797184</text:p>
          </table:table-cell>
          <table:table-cell office:value-type="float" office:value="20971520" calcext:value-type="float">
            <text:p>20971520</text:p>
          </table:table-cell>
          <table:table-cell office:value-type="float" office:value="22000000000" calcext:value-type="float">
            <text:p>22000000000</text:p>
          </table:table-cell>
          <table:table-cell office:value-type="float" office:value="8436560" calcext:value-type="float">
            <text:p>8436560</text:p>
          </table:table-cell>
          <table:table-cell office:value-type="float" office:value="541824" calcext:value-type="float">
            <text:p>54182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ll.TreeTraversal.benchmark.2^16.phasesRelabel.copyIntoReg</text:p>
          </table:table-cell>
          <table:table-cell office:value-type="float" office:value="170541405200" calcext:value-type="float">
            <text:p>170541405200</text:p>
          </table:table-cell>
          <table:table-cell office:value-type="float" office:value="7588187912" calcext:value-type="float">
            <text:p>7588187912</text:p>
          </table:table-cell>
          <table:table-cell office:value-type="float" office:value="134988817" calcext:value-type="float">
            <text:p>134988817</text:p>
          </table:table-cell>
          <table:table-cell office:value-type="float" office:value="108592883" calcext:value-type="float">
            <text:p>108592883</text:p>
          </table:table-cell>
          <table:table-cell office:value-type="float" office:value="90177536" calcext:value-type="float">
            <text:p>90177536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ll.TreeTraversal.benchmark.2^16.phasesRelabel.copyIntoReg/singleRun</text:p>
          </table:table-cell>
          <table:table-cell office:value-type="float" office:value="193000000000" calcext:value-type="float">
            <text:p>193000000000</text:p>
          </table:table-cell>
          <table:table-cell/>
          <table:table-cell office:value-type="float" office:value="141407072" calcext:value-type="float">
            <text:p>141407072</text:p>
          </table:table-cell>
          <table:table-cell office:value-type="float" office:value="113554392" calcext:value-type="float">
            <text:p>113554392</text:p>
          </table:table-cell>
          <table:table-cell office:value-type="float" office:value="59768832" calcext:value-type="float">
            <text:p>59768832</text:p>
          </table:table-cell>
          <table:table-cell office:value-type="float" office:value="133000000000" calcext:value-type="float">
            <text:p>133000000000</text:p>
          </table:table-cell>
          <table:table-cell office:value-type="float" office:value="19478880" calcext:value-type="float">
            <text:p>19478880</text:p>
          </table:table-cell>
          <table:table-cell office:value-type="float" office:value="165640" calcext:value-type="float">
            <text:p>16564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ll.TreeTraversal.benchmark.2^16.phasesRelabel.force</text:p>
          </table:table-cell>
          <table:table-cell office:value-type="float" office:value="169047334800" calcext:value-type="float">
            <text:p>169047334800</text:p>
          </table:table-cell>
          <table:table-cell office:value-type="float" office:value="15942187964" calcext:value-type="float">
            <text:p>15942187964</text:p>
          </table:table-cell>
          <table:table-cell office:value-type="float" office:value="131063182" calcext:value-type="float">
            <text:p>131063182</text:p>
          </table:table-cell>
          <table:table-cell office:value-type="float" office:value="110180243" calcext:value-type="float">
            <text:p>110180243</text:p>
          </table:table-cell>
          <table:table-cell office:value-type="float" office:value="91226112" calcext:value-type="float">
            <text:p>9122611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ll.TreeTraversal.benchmark.2^16.phasesRelabel.force/singleRun</text:p>
          </table:table-cell>
          <table:table-cell office:value-type="float" office:value="185000000000" calcext:value-type="float">
            <text:p>185000000000</text:p>
          </table:table-cell>
          <table:table-cell/>
          <table:table-cell office:value-type="float" office:value="138293584" calcext:value-type="float">
            <text:p>138293584</text:p>
          </table:table-cell>
          <table:table-cell office:value-type="float" office:value="112125168" calcext:value-type="float">
            <text:p>112125168</text:p>
          </table:table-cell>
          <table:table-cell office:value-type="float" office:value="58720256" calcext:value-type="float">
            <text:p>58720256</text:p>
          </table:table-cell>
          <table:table-cell office:value-type="float" office:value="129000000000" calcext:value-type="float">
            <text:p>129000000000</text:p>
          </table:table-cell>
          <table:table-cell office:value-type="float" office:value="19325080" calcext:value-type="float">
            <text:p>19325080</text:p>
          </table:table-cell>
          <table:table-cell office:value-type="float" office:value="153336" calcext:value-type="float">
            <text:p>153336</text:p>
          </table:table-cell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Iosevka Quasi-Proportional SS07 Regular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0-12T18:05:42.556649410</dc:date>
    <meta:editing-duration>PT12M35S</meta:editing-duration>
    <meta:editing-cycles>2</meta:editing-cycles>
    <meta:generator>LibreOffice/7.3.7.2$Linux_X86_64 LibreOffice_project/30$Build-2</meta:generator>
    <meta:document-statistic meta:table-count="1" meta:cell-count="1718" meta:object-count="8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8.744cm" svg:height="4.918cm" xlink:href=".." xlink:type="simple" chart:class="chart:line" chart:style-name="ch1">
        <chart:title svg:x="3.336cm" svg:y="0.234cm" chart:style-name="ch2">
          <text:p>Time (ps)</text:p>
        </chart:title>
        <chart:legend chart:legend-position="end" svg:x="5.283cm" svg:y="1.016cm" style:legend-expansion="high" chart:style-name="ch3"/>
        <chart:plot-area chart:style-name="ch4" table:cell-range-address="benchmark_results.K2:benchmark_results.N6" chart:data-source-has-labels="both" svg:x="0.174cm" svg:y="1.111cm" svg:width="4.935cm" svg:height="3.709cm">
          <chart:coordinate-region svg:x="3.018cm" svg:y="1.311cm" svg:width="1.732cm" svg:height="2.862cm"/>
          <chart:axis chart:dimension="x" chart:name="primary-x" chart:style-name="ch5" chartooo:axis-type="auto">
            <chartooo:date-scale/>
            <chart:categories table:cell-range-address="benchmark_results.L2:benchmark_results.N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benchmark_results.L3:benchmark_results.N3" chart:label-cell-address="benchmark_results.K3:benchmark_results.K3" chart:class="chart:line">
            <chart:data-point chart:repeated="3"/>
          </chart:series>
          <chart:series chart:style-name="ch9" chart:values-cell-range-address="benchmark_results.L4:benchmark_results.N4" chart:label-cell-address="benchmark_results.K4:benchmark_results.K4" chart:class="chart:line">
            <chart:data-point chart:repeated="3"/>
          </chart:series>
          <chart:series chart:style-name="ch10" chart:values-cell-range-address="benchmark_results.L5:benchmark_results.N5" chart:label-cell-address="benchmark_results.K5:benchmark_results.K5" chart:class="chart:line">
            <chart:data-point chart:repeated="3"/>
          </chart:series>
          <chart:series chart:style-name="ch11" chart:values-cell-range-address="benchmark_results.L6:benchmark_results.N6" chart:label-cell-address="benchmark_results.K6:benchmark_results.K6" chart:class="chart:line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^10</text:p>
                <draw:g>
                  <svg:desc>benchmark_results.L2:benchmark_results.N2</svg:desc>
                </draw:g>
              </table:table-cell>
              <table:table-cell office:value-type="string">
                <text:p>2^13</text:p>
              </table:table-cell>
              <table:table-cell office:value-type="string">
                <text:p>2^16</text:p>
              </table:table-cell>
            </table:table-row>
          </table:table-header-rows>
          <table:table-rows>
            <table:table-row>
              <table:table-cell office:value-type="string">
                <text:p>foldr (++)*</text:p>
                <draw:g>
                  <svg:desc>benchmark_results.K3:benchmark_results.K3</svg:desc>
                </draw:g>
              </table:table-cell>
              <table:table-cell office:value-type="float" office:value="13943151">
                <text:p>13943151</text:p>
                <draw:g>
                  <svg:desc>benchmark_results.L3:benchmark_results.N3</svg:desc>
                </draw:g>
              </table:table-cell>
              <table:table-cell office:value-type="float" office:value="121971564">
                <text:p>121971564</text:p>
              </table:table-cell>
              <table:table-cell office:value-type="float" office:value="1811856204">
                <text:p>1811856204</text:p>
              </table:table-cell>
            </table:table-row>
            <table:table-row>
              <table:table-cell office:value-type="string">
                <text:p>foldl’ (++)*</text:p>
                <draw:g>
                  <svg:desc>benchmark_results.K4:benchmark_results.K4</svg:desc>
                </draw:g>
              </table:table-cell>
              <table:table-cell office:value-type="float" office:value="638934281">
                <text:p>638934281</text:p>
                <draw:g>
                  <svg:desc>benchmark_results.L4:benchmark_results.N4</svg:desc>
                </draw:g>
              </table:table-cell>
              <table:table-cell office:value-type="float" office:value="41545147800">
                <text:p>41545147800</text:p>
              </table:table-cell>
              <table:table-cell office:value-type="float" office:value="5169876780400">
                <text:p>5169876780400</text:p>
              </table:table-cell>
            </table:table-row>
            <table:table-row>
              <table:table-cell office:value-type="string">
                <text:p>foldl’ λ-DList.concat*</text:p>
                <draw:g>
                  <svg:desc>benchmark_results.K5:benchmark_results.K5</svg:desc>
                </draw:g>
              </table:table-cell>
              <table:table-cell office:value-type="float" office:value="15529695">
                <text:p>15529695</text:p>
                <draw:g>
                  <svg:desc>benchmark_results.L5:benchmark_results.N5</svg:desc>
                </draw:g>
              </table:table-cell>
              <table:table-cell office:value-type="float" office:value="136054217">
                <text:p>136054217</text:p>
              </table:table-cell>
              <table:table-cell office:value-type="float" office:value="1933083500">
                <text:p>1933083500</text:p>
              </table:table-cell>
            </table:table-row>
            <table:table-row>
              <table:table-cell office:value-type="string">
                <text:p>foldl’ Dest-DList.concat </text:p>
                <draw:g>
                  <svg:desc>benchmark_results.K6:benchmark_results.K6</svg:desc>
                </draw:g>
              </table:table-cell>
              <table:table-cell office:value-type="float" office:value="62452910">
                <text:p>62452910</text:p>
                <draw:g>
                  <svg:desc>benchmark_results.L6:benchmark_results.N6</svg:desc>
                </draw:g>
              </table:table-cell>
              <table:table-cell office:value-type="float" office:value="501408187">
                <text:p>501408187</text:p>
              </table:table-cell>
              <table:table-cell office:value-type="float" office:value="4257512375">
                <text:p>425751237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8.995cm" svg:height="5.061cm" xlink:href=".." xlink:type="simple" chart:class="chart:line" chart:style-name="ch1">
        <chart:title svg:x="2.892cm" svg:y="0.237cm" chart:style-name="ch2">
          <text:p>Allocated bytes</text:p>
        </chart:title>
        <chart:legend chart:legend-position="end" svg:x="5.534cm" svg:y="1.087cm" style:legend-expansion="high" chart:style-name="ch3"/>
        <chart:plot-area chart:style-name="ch4" table:cell-range-address="benchmark_results.O2:benchmark_results.R6" chart:data-source-has-labels="both" svg:x="0.179cm" svg:y="1.117cm" svg:width="5.176cm" svg:height="3.843cm">
          <chart:coordinate-region svg:x="2.653cm" svg:y="1.316cm" svg:width="2.343cm" svg:height="2.997cm"/>
          <chart:axis chart:dimension="x" chart:name="primary-x" chart:style-name="ch5" chartooo:axis-type="auto">
            <chartooo:date-scale/>
            <chart:categories table:cell-range-address="benchmark_results.P2:benchmark_results.R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benchmark_results.P3:benchmark_results.R3" chart:label-cell-address="benchmark_results.O3:benchmark_results.O3" chart:class="chart:line">
            <chart:data-point chart:repeated="3"/>
          </chart:series>
          <chart:series chart:style-name="ch9" chart:values-cell-range-address="benchmark_results.P4:benchmark_results.R4" chart:label-cell-address="benchmark_results.O4:benchmark_results.O4" chart:class="chart:line">
            <chart:data-point chart:repeated="3"/>
          </chart:series>
          <chart:series chart:style-name="ch10" chart:values-cell-range-address="benchmark_results.P5:benchmark_results.R5" chart:label-cell-address="benchmark_results.O5:benchmark_results.O5" chart:class="chart:line">
            <chart:data-point chart:repeated="3"/>
          </chart:series>
          <chart:series chart:style-name="ch11" chart:values-cell-range-address="benchmark_results.P6:benchmark_results.R6" chart:label-cell-address="benchmark_results.O6:benchmark_results.O6" chart:class="chart:line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^10</text:p>
                <draw:g>
                  <svg:desc>benchmark_results.P2:benchmark_results.R2</svg:desc>
                </draw:g>
              </table:table-cell>
              <table:table-cell office:value-type="string">
                <text:p>2^13</text:p>
              </table:table-cell>
              <table:table-cell office:value-type="string">
                <text:p>2^16</text:p>
              </table:table-cell>
            </table:table-row>
          </table:table-header-rows>
          <table:table-rows>
            <table:table-row>
              <table:table-cell office:value-type="string">
                <text:p>foldr (++)*</text:p>
                <draw:g>
                  <svg:desc>benchmark_results.O3:benchmark_results.O3</svg:desc>
                </draw:g>
              </table:table-cell>
              <table:table-cell office:value-type="float" office:value="61239">
                <text:p>61239</text:p>
                <draw:g>
                  <svg:desc>benchmark_results.P3:benchmark_results.R3</svg:desc>
                </draw:g>
              </table:table-cell>
              <table:table-cell office:value-type="float" office:value="489603">
                <text:p>489603</text:p>
              </table:table-cell>
              <table:table-cell office:value-type="float" office:value="3916793">
                <text:p>3916793</text:p>
              </table:table-cell>
            </table:table-row>
            <table:table-row>
              <table:table-cell office:value-type="string">
                <text:p>foldl’ (++)*</text:p>
                <draw:g>
                  <svg:desc>benchmark_results.O4:benchmark_results.O4</svg:desc>
                </draw:g>
              </table:table-cell>
              <table:table-cell office:value-type="float" office:value="2877934">
                <text:p>2877934</text:p>
                <draw:g>
                  <svg:desc>benchmark_results.P4:benchmark_results.R4</svg:desc>
                </draw:g>
              </table:table-cell>
              <table:table-cell office:value-type="float" office:value="187124886">
                <text:p>187124886</text:p>
              </table:table-cell>
              <table:table-cell office:value-type="float" office:value="18072589022">
                <text:p>18072589022</text:p>
              </table:table-cell>
            </table:table-row>
            <table:table-row>
              <table:table-cell office:value-type="string">
                <text:p>foldl’ λ-DList.concat*</text:p>
                <draw:g>
                  <svg:desc>benchmark_results.O5:benchmark_results.O5</svg:desc>
                </draw:g>
              </table:table-cell>
              <table:table-cell office:value-type="float" office:value="64153">
                <text:p>64153</text:p>
                <draw:g>
                  <svg:desc>benchmark_results.P5:benchmark_results.R5</svg:desc>
                </draw:g>
              </table:table-cell>
              <table:table-cell office:value-type="float" office:value="513411">
                <text:p>513411</text:p>
              </table:table-cell>
              <table:table-cell office:value-type="float" office:value="4133649">
                <text:p>4133649</text:p>
              </table:table-cell>
            </table:table-row>
            <table:table-row>
              <table:table-cell office:value-type="string">
                <text:p>foldl’ Dest-DList.concat </text:p>
                <draw:g>
                  <svg:desc>benchmark_results.O6:benchmark_results.O6</svg:desc>
                </draw:g>
              </table:table-cell>
              <table:table-cell office:value-type="float" office:value="80464">
                <text:p>80464</text:p>
                <draw:g>
                  <svg:desc>benchmark_results.P6:benchmark_results.R6</svg:desc>
                </draw:g>
              </table:table-cell>
              <table:table-cell office:value-type="float" office:value="511521">
                <text:p>511521</text:p>
              </table:table-cell>
              <table:table-cell office:value-type="float" office:value="3748235">
                <text:p>374823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8.818cm" svg:height="5.465cm" xlink:href=".." xlink:type="simple" chart:class="chart:line" chart:style-name="ch1">
        <chart:title svg:x="3.373cm" svg:y="0.245cm" chart:style-name="ch2">
          <text:p>Time (ps)</text:p>
        </chart:title>
        <chart:legend chart:legend-position="end" svg:x="5.357cm" svg:y="1.686cm" style:legend-expansion="high" chart:style-name="ch3"/>
        <chart:plot-area chart:style-name="ch4" table:cell-range-address="benchmark_results.K128:benchmark_results.N132" chart:data-source-has-labels="both" svg:x="0.176cm" svg:y="1.133cm" svg:width="5.005cm" svg:height="4.223cm">
          <chart:coordinate-region svg:x="2.464cm" svg:y="1.332cm" svg:width="2.358cm" svg:height="3.377cm"/>
          <chart:axis chart:dimension="x" chart:name="primary-x" chart:style-name="ch5" chartooo:axis-type="auto">
            <chartooo:date-scale/>
            <chart:categories table:cell-range-address="benchmark_results.L128:benchmark_results.N128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benchmark_results.L129:benchmark_results.N129" chart:label-cell-address="benchmark_results.K129:benchmark_results.K129" chart:class="chart:line">
            <chart:data-point chart:repeated="3"/>
          </chart:series>
          <chart:series chart:style-name="ch9" chart:values-cell-range-address="benchmark_results.L130:benchmark_results.N130" chart:label-cell-address="benchmark_results.K130:benchmark_results.K130" chart:class="chart:line">
            <chart:data-point chart:repeated="3"/>
          </chart:series>
          <chart:series chart:style-name="ch10" chart:values-cell-range-address="benchmark_results.L131:benchmark_results.N131" chart:label-cell-address="benchmark_results.K131:benchmark_results.K131" chart:class="chart:line">
            <chart:data-point chart:repeated="3"/>
          </chart:series>
          <chart:series chart:style-name="ch11" chart:values-cell-range-address="benchmark_results.L132:benchmark_results.N132" chart:label-cell-address="benchmark_results.K132:benchmark_results.K132" chart:class="chart:line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^10</text:p>
                <draw:g>
                  <svg:desc>benchmark_results.L128:benchmark_results.N128</svg:desc>
                </draw:g>
              </table:table-cell>
              <table:table-cell office:value-type="string">
                <text:p>2^13</text:p>
              </table:table-cell>
              <table:table-cell office:value-type="string">
                <text:p>2^16</text:p>
              </table:table-cell>
            </table:table-row>
          </table:table-header-rows>
          <table:table-rows>
            <table:table-row>
              <table:table-cell office:value-type="string">
                <text:p>map’*</text:p>
                <draw:g>
                  <svg:desc>benchmark_results.K129:benchmark_results.K129</svg:desc>
                </draw:g>
              </table:table-cell>
              <table:table-cell office:value-type="float" office:value="11219560">
                <text:p>11219560</text:p>
                <draw:g>
                  <svg:desc>benchmark_results.L129:benchmark_results.N129</svg:desc>
                </draw:g>
              </table:table-cell>
              <table:table-cell office:value-type="float" office:value="102578084">
                <text:p>102578084</text:p>
              </table:table-cell>
              <table:table-cell office:value-type="float" office:value="1919532525">
                <text:p>1919532525</text:p>
              </table:table-cell>
            </table:table-row>
            <table:table-row>
              <table:table-cell office:value-type="string">
                <text:p>mapTR’*</text:p>
                <draw:g>
                  <svg:desc>benchmark_results.K130:benchmark_results.K130</svg:desc>
                </draw:g>
              </table:table-cell>
              <table:table-cell office:value-type="float" office:value="16762503">
                <text:p>16762503</text:p>
                <draw:g>
                  <svg:desc>benchmark_results.L130:benchmark_results.N130</svg:desc>
                </draw:g>
              </table:table-cell>
              <table:table-cell office:value-type="float" office:value="146831114">
                <text:p>146831114</text:p>
              </table:table-cell>
              <table:table-cell office:value-type="float" office:value="2696805337">
                <text:p>2696805337</text:p>
              </table:table-cell>
            </table:table-row>
            <table:table-row>
              <table:table-cell office:value-type="string">
                <text:p>mapDest’</text:p>
                <draw:g>
                  <svg:desc>benchmark_results.K131:benchmark_results.K131</svg:desc>
                </draw:g>
              </table:table-cell>
              <table:table-cell office:value-type="float" office:value="59182896">
                <text:p>59182896</text:p>
                <draw:g>
                  <svg:desc>benchmark_results.L131:benchmark_results.N131</svg:desc>
                </draw:g>
              </table:table-cell>
              <table:table-cell office:value-type="float" office:value="482368146">
                <text:p>482368146</text:p>
              </table:table-cell>
              <table:table-cell office:value-type="float" office:value="3801691412">
                <text:p>3801691412</text:p>
              </table:table-cell>
            </table:table-row>
            <table:table-row>
              <table:table-cell office:value-type="string">
                <text:p>mapDestFold’</text:p>
                <draw:g>
                  <svg:desc>benchmark_results.K132:benchmark_results.K132</svg:desc>
                </draw:g>
              </table:table-cell>
              <table:table-cell office:value-type="float" office:value="67793635">
                <text:p>67793635</text:p>
                <draw:g>
                  <svg:desc>benchmark_results.L132:benchmark_results.N132</svg:desc>
                </draw:g>
              </table:table-cell>
              <table:table-cell office:value-type="float" office:value="546786678">
                <text:p>546786678</text:p>
              </table:table-cell>
              <table:table-cell office:value-type="float" office:value="4316164037">
                <text:p>431616403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true" chart:minimum="500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8.977cm" svg:height="5.884cm" xlink:href=".." xlink:type="simple" chart:class="chart:line" chart:style-name="ch1">
        <chart:title svg:x="2.883cm" svg:y="0.253cm" chart:style-name="ch2">
          <text:p>Allocated bytes</text:p>
        </chart:title>
        <chart:legend chart:legend-position="end" svg:x="5.516cm" svg:y="1.896cm" style:legend-expansion="high" chart:style-name="ch3"/>
        <chart:plot-area chart:style-name="ch4" table:cell-range-address="benchmark_results.O128:benchmark_results.R132" chart:data-source-has-labels="both" svg:x="0.179cm" svg:y="1.149cm" svg:width="5.158cm" svg:height="4.618cm">
          <chart:coordinate-region svg:x="1.726cm" svg:y="1.348cm" svg:width="3.252cm" svg:height="3.772cm"/>
          <chart:axis chart:dimension="x" chart:name="primary-x" chart:style-name="ch5" chartooo:axis-type="auto">
            <chartooo:date-scale/>
            <chart:categories table:cell-range-address="benchmark_results.P128:benchmark_results.R128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benchmark_results.P129:benchmark_results.R129" chart:label-cell-address="benchmark_results.O129:benchmark_results.O129" chart:class="chart:line">
            <chart:data-point chart:repeated="3"/>
          </chart:series>
          <chart:series chart:style-name="ch9" chart:values-cell-range-address="benchmark_results.P130:benchmark_results.R130" chart:label-cell-address="benchmark_results.O130:benchmark_results.O130" chart:class="chart:line">
            <chart:data-point chart:repeated="3"/>
          </chart:series>
          <chart:series chart:style-name="ch10" chart:values-cell-range-address="benchmark_results.P131:benchmark_results.R131" chart:label-cell-address="benchmark_results.O131:benchmark_results.O131" chart:class="chart:line">
            <chart:data-point chart:repeated="3"/>
          </chart:series>
          <chart:series chart:style-name="ch11" chart:values-cell-range-address="benchmark_results.P132:benchmark_results.R132" chart:label-cell-address="benchmark_results.O132:benchmark_results.O132" chart:class="chart:line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^10</text:p>
                <draw:g>
                  <svg:desc>benchmark_results.P128:benchmark_results.R128</svg:desc>
                </draw:g>
              </table:table-cell>
              <table:table-cell office:value-type="string">
                <text:p>2^13</text:p>
              </table:table-cell>
              <table:table-cell office:value-type="string">
                <text:p>2^16</text:p>
              </table:table-cell>
            </table:table-row>
          </table:table-header-rows>
          <table:table-rows>
            <table:table-row>
              <table:table-cell office:value-type="string">
                <text:p>map’*</text:p>
                <draw:g>
                  <svg:desc>benchmark_results.O129:benchmark_results.O129</svg:desc>
                </draw:g>
              </table:table-cell>
              <table:table-cell office:value-type="float" office:value="73666">
                <text:p>73666</text:p>
                <draw:g>
                  <svg:desc>benchmark_results.P129:benchmark_results.R129</svg:desc>
                </draw:g>
              </table:table-cell>
              <table:table-cell office:value-type="float" office:value="589864">
                <text:p>589864</text:p>
              </table:table-cell>
              <table:table-cell office:value-type="float" office:value="4686372">
                <text:p>4686372</text:p>
              </table:table-cell>
            </table:table-row>
            <table:table-row>
              <table:table-cell office:value-type="string">
                <text:p>mapTR’*</text:p>
                <draw:g>
                  <svg:desc>benchmark_results.O130:benchmark_results.O130</svg:desc>
                </draw:g>
              </table:table-cell>
              <table:table-cell office:value-type="float" office:value="65295">
                <text:p>65295</text:p>
                <draw:g>
                  <svg:desc>benchmark_results.P130:benchmark_results.R130</svg:desc>
                </draw:g>
              </table:table-cell>
              <table:table-cell office:value-type="float" office:value="522287">
                <text:p>522287</text:p>
              </table:table-cell>
              <table:table-cell office:value-type="float" office:value="4177894">
                <text:p>4177894</text:p>
              </table:table-cell>
            </table:table-row>
            <table:table-row>
              <table:table-cell office:value-type="string">
                <text:p>mapDest’</text:p>
                <draw:g>
                  <svg:desc>benchmark_results.O131:benchmark_results.O131</svg:desc>
                </draw:g>
              </table:table-cell>
              <table:table-cell office:value-type="float" office:value="82069">
                <text:p>82069</text:p>
                <draw:g>
                  <svg:desc>benchmark_results.P131:benchmark_results.R131</svg:desc>
                </draw:g>
              </table:table-cell>
              <table:table-cell office:value-type="float" office:value="491690">
                <text:p>491690</text:p>
              </table:table-cell>
              <table:table-cell office:value-type="float" office:value="3657597">
                <text:p>3657597</text:p>
              </table:table-cell>
            </table:table-row>
            <table:table-row>
              <table:table-cell office:value-type="string">
                <text:p>mapDestFold’</text:p>
                <draw:g>
                  <svg:desc>benchmark_results.O132:benchmark_results.O132</svg:desc>
                </draw:g>
              </table:table-cell>
              <table:table-cell office:value-type="float" office:value="98489">
                <text:p>98489</text:p>
                <draw:g>
                  <svg:desc>benchmark_results.P132:benchmark_results.R132</svg:desc>
                </draw:g>
              </table:table-cell>
              <table:table-cell office:value-type="float" office:value="611519">
                <text:p>611519</text:p>
              </table:table-cell>
              <table:table-cell office:value-type="float" office:value="4693081">
                <text:p>469308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group-bars-per-axis="fals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chart-properties chart:solid-type="cuboid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3.435cm" svg:height="7.557cm" xlink:href=".." xlink:type="simple" chart:class="chart:bar" chart:style-name="ch1">
        <chart:legend chart:legend-position="end" svg:x="9.849cm" svg:y="2.483cm" style:legend-expansion="high" chart:style-name="ch2"/>
        <chart:plot-area chart:style-name="ch3" table:cell-range-address="benchmark_results.K175:benchmark_results.P178" chart:data-source-has-labels="both" svg:x="0.268cm" svg:y="0.151cm" svg:width="9.313cm" svg:height="7.255cm">
          <chart:coordinate-region svg:x="2.556cm" svg:y="0.35cm" svg:width="5.291cm" svg:height="5.159cm"/>
          <chart:axis chart:dimension="x" chart:name="primary-x" chart:style-name="ch4" chartooo:axis-type="auto">
            <chartooo:date-scale/>
            <chart:categories table:cell-range-address="benchmark_results.K176:benchmark_results.K178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primary-y" chart:style-name="ch8" chart:values-cell-range-address="benchmark_results.L176:benchmark_results.L178" chart:label-cell-address="benchmark_results.L175:benchmark_results.L175" chart:class="chart:bar">
            <chart:data-point chart:repeated="3"/>
          </chart:series>
          <chart:series chart:attached-axis="primary-y" chart:style-name="ch9" chart:values-cell-range-address="benchmark_results.M176:benchmark_results.M178" chart:label-cell-address="benchmark_results.M175:benchmark_results.M175" chart:class="chart:bar">
            <chart:data-point chart:repeated="2"/>
            <chart:data-point chart:style-name="ch10"/>
          </chart:series>
          <chart:series chart:attached-axis="secondary-y" chart:style-name="ch11" chart:values-cell-range-address="benchmark_results.N176:benchmark_results.N178" chart:label-cell-address="benchmark_results.N175:benchmark_results.N175" chart:class="chart:bar">
            <chart:data-point chart:style-name="ch10"/>
            <chart:data-point chart:repeated="2"/>
          </chart:series>
          <chart:series chart:attached-axis="secondary-y" chart:style-name="ch12" chart:values-cell-range-address="benchmark_results.O176:benchmark_results.O178" chart:label-cell-address="benchmark_results.O175:benchmark_results.O175" chart:class="chart:bar">
            <chart:data-point chart:style-name="ch10"/>
            <chart:data-point chart:repeated="2"/>
          </chart:series>
          <chart:series chart:attached-axis="secondary-y" chart:style-name="ch13" chart:values-cell-range-address="benchmark_results.P176:benchmark_results.P178" chart:label-cell-address="benchmark_results.P175:benchmark_results.P175" chart:class="chart:bar">
            <chart:data-point chart:repeated="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 (ps)</text:p>
                <draw:g>
                  <svg:desc>benchmark_results.L175:benchmark_results.L175</svg:desc>
                </draw:g>
              </table:table-cell>
              <table:table-cell office:value-type="string">
                <text:p>GC Time (ps)</text:p>
                <draw:g>
                  <svg:desc>benchmark_results.M175:benchmark_results.M175</svg:desc>
                </draw:g>
              </table:table-cell>
              <table:table-cell office:value-type="string">
                <text:p>Allocated bytes</text:p>
                <draw:g>
                  <svg:desc>benchmark_results.N175:benchmark_results.N175</svg:desc>
                </draw:g>
              </table:table-cell>
              <table:table-cell office:value-type="string">
                <text:p>Copied bytes (GC)</text:p>
                <draw:g>
                  <svg:desc>benchmark_results.O175:benchmark_results.O175</svg:desc>
                </draw:g>
              </table:table-cell>
              <table:table-cell office:value-type="string">
                <text:p>Peak Memory</text:p>
                <draw:g>
                  <svg:desc>benchmark_results.P175:benchmark_results.P17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withoutDest*</text:p>
                <draw:g>
                  <svg:desc>benchmark_results.K176:benchmark_results.K178</svg:desc>
                </draw:g>
              </table:table-cell>
              <table:table-cell office:value-type="float" office:value="36400631600">
                <text:p>36400631600</text:p>
                <draw:g>
                  <svg:desc>benchmark_results.L176:benchmark_results.L178</svg:desc>
                </draw:g>
              </table:table-cell>
              <table:table-cell office:value-type="float" office:value="29135836597.4074">
                <text:p>29135836597.4074</text:p>
                <draw:g>
                  <svg:desc>benchmark_results.M176:benchmark_results.M178</svg:desc>
                </draw:g>
              </table:table-cell>
              <table:table-cell office:value-type="float" office:value="17732786">
                <text:p>17732786</text:p>
                <draw:g>
                  <svg:desc>benchmark_results.N176:benchmark_results.N178</svg:desc>
                </draw:g>
              </table:table-cell>
              <table:table-cell office:value-type="float" office:value="28367794">
                <text:p>28367794</text:p>
                <draw:g>
                  <svg:desc>benchmark_results.O176:benchmark_results.O178</svg:desc>
                </draw:g>
              </table:table-cell>
              <table:table-cell office:value-type="float" office:value="72351744">
                <text:p>72351744</text:p>
                <draw:g>
                  <svg:desc>benchmark_results.P176:benchmark_results.P178</svg:desc>
                </draw:g>
              </table:table-cell>
            </table:table-row>
            <table:table-row>
              <table:table-cell office:value-type="string">
                <text:p>withoutDest</text:p>
              </table:table-cell>
              <table:table-cell office:value-type="float" office:value="43634395350">
                <text:p>43634395350</text:p>
              </table:table-cell>
              <table:table-cell office:value-type="float" office:value="16868115924.8148">
                <text:p>16868115924.8148</text:p>
              </table:table-cell>
              <table:table-cell office:value-type="float" office:value="29408479">
                <text:p>29408479</text:p>
              </table:table-cell>
              <table:table-cell office:value-type="float" office:value="25731610">
                <text:p>25731610</text:p>
              </table:table-cell>
              <table:table-cell office:value-type="float" office:value="66060288">
                <text:p>66060288</text:p>
              </table:table-cell>
            </table:table-row>
            <table:table-row>
              <table:table-cell office:value-type="string">
                <text:p>withDest</text:p>
              </table:table-cell>
              <table:table-cell office:value-type="float" office:value="23473866225">
                <text:p>23473866225</text:p>
              </table:table-cell>
              <table:table-cell office:value-type="float" office:value="766732542.037037">
                <text:p>766732542.037037</text:p>
              </table:table-cell>
              <table:table-cell office:value-type="float" office:value="26351529">
                <text:p>26351529</text:p>
              </table:table-cell>
              <table:table-cell office:value-type="float" office:value="4469854">
                <text:p>4469854</text:p>
              </table:table-cell>
              <table:table-cell office:value-type="float" office:value="65011712">
                <text:p>6501171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8.983cm" svg:height="5.71cm" xlink:href=".." xlink:type="simple" chart:class="chart:line" chart:style-name="ch1">
        <chart:title svg:x="3.455cm" svg:y="0.25cm" chart:style-name="ch2">
          <text:p>Time (ps)</text:p>
        </chart:title>
        <chart:legend chart:legend-position="end" svg:x="5.496cm" svg:y="2.108cm" style:legend-expansion="high" chart:style-name="ch3"/>
        <chart:plot-area chart:style-name="ch4" table:cell-range-address="benchmark_results.K198:benchmark_results.N200" chart:data-source-has-labels="both" svg:x="0.179cm" svg:y="1.143cm" svg:width="5.138cm" svg:height="4.453cm">
          <chart:coordinate-region svg:x="2.838cm" svg:y="1.342cm" svg:width="2.12cm" svg:height="3.607cm"/>
          <chart:axis chart:dimension="x" chart:name="primary-x" chart:style-name="ch5" chartooo:axis-type="auto">
            <chartooo:date-scale/>
            <chart:categories table:cell-range-address="benchmark_results.L198:benchmark_results.N198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benchmark_results.L199:benchmark_results.N199" chart:label-cell-address="benchmark_results.K199:benchmark_results.K199" chart:class="chart:line">
            <chart:data-point chart:repeated="3"/>
          </chart:series>
          <chart:series chart:style-name="ch9" chart:values-cell-range-address="benchmark_results.L200:benchmark_results.N200" chart:label-cell-address="benchmark_results.K200:benchmark_results.K200" chart:class="chart:line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^10</text:p>
                <draw:g>
                  <svg:desc>benchmark_results.L198:benchmark_results.N198</svg:desc>
                </draw:g>
              </table:table-cell>
              <table:table-cell office:value-type="string">
                <text:p>2^13</text:p>
              </table:table-cell>
              <table:table-cell office:value-type="string">
                <text:p>2^16</text:p>
              </table:table-cell>
            </table:table-row>
          </table:table-header-rows>
          <table:table-rows>
            <table:table-row>
              <table:table-cell office:value-type="string">
                <text:p>bfRelabelPhases*</text:p>
                <draw:g>
                  <svg:desc>benchmark_results.K199:benchmark_results.K199</svg:desc>
                </draw:g>
              </table:table-cell>
              <table:table-cell office:value-type="float" office:value="680342896">
                <text:p>680342896</text:p>
                <draw:g>
                  <svg:desc>benchmark_results.L199:benchmark_results.N199</svg:desc>
                </draw:g>
              </table:table-cell>
              <table:table-cell office:value-type="float" office:value="13761406900">
                <text:p>13761406900</text:p>
              </table:table-cell>
              <table:table-cell office:value-type="float" office:value="169047334800">
                <text:p>169047334800</text:p>
              </table:table-cell>
            </table:table-row>
            <table:table-row>
              <table:table-cell office:value-type="string">
                <text:p>bfRelabelDest</text:p>
                <draw:g>
                  <svg:desc>benchmark_results.K200:benchmark_results.K200</svg:desc>
                </draw:g>
              </table:table-cell>
              <table:table-cell office:value-type="float" office:value="148331652">
                <text:p>148331652</text:p>
                <draw:g>
                  <svg:desc>benchmark_results.L200:benchmark_results.N200</svg:desc>
                </draw:g>
              </table:table-cell>
              <table:table-cell office:value-type="float" office:value="1294023275">
                <text:p>1294023275</text:p>
              </table:table-cell>
              <table:table-cell office:value-type="float" office:value="23345753800">
                <text:p>2334575380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6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8.88cm" svg:height="5.751cm" xlink:href=".." xlink:type="simple" chart:class="chart:line" chart:style-name="ch1">
        <chart:title svg:x="2.835cm" svg:y="0.251cm" chart:style-name="ch2">
          <text:p>Allocated bytes</text:p>
        </chart:title>
        <chart:legend chart:legend-position="end" svg:x="5.393cm" svg:y="2.128cm" style:legend-expansion="high" chart:style-name="ch3"/>
        <chart:plot-area chart:style-name="ch4" table:cell-range-address="benchmark_results.O198:benchmark_results.R200" chart:data-source-has-labels="both" svg:x="0.177cm" svg:y="1.145cm" svg:width="5.039cm" svg:height="4.491cm">
          <chart:coordinate-region svg:x="2.28cm" svg:y="1.345cm" svg:width="2.577cm" svg:height="3.645cm"/>
          <chart:axis chart:dimension="x" chart:name="primary-x" chart:style-name="ch5" chartooo:axis-type="auto">
            <chartooo:date-scale/>
            <chart:categories table:cell-range-address="benchmark_results.P198:benchmark_results.R198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benchmark_results.P199:benchmark_results.R199" chart:label-cell-address="benchmark_results.O199:benchmark_results.O199" chart:class="chart:line">
            <chart:data-point chart:repeated="3"/>
          </chart:series>
          <chart:series chart:style-name="ch9" chart:values-cell-range-address="benchmark_results.P200:benchmark_results.R200" chart:label-cell-address="benchmark_results.O200:benchmark_results.O200" chart:class="chart:line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^10</text:p>
                <draw:g>
                  <svg:desc>benchmark_results.P198:benchmark_results.R198</svg:desc>
                </draw:g>
              </table:table-cell>
              <table:table-cell office:value-type="string">
                <text:p>2^13</text:p>
              </table:table-cell>
              <table:table-cell office:value-type="string">
                <text:p>2^16</text:p>
              </table:table-cell>
            </table:table-row>
          </table:table-header-rows>
          <table:table-rows>
            <table:table-row>
              <table:table-cell office:value-type="string">
                <text:p>bfRelabelPhases*</text:p>
                <draw:g>
                  <svg:desc>benchmark_results.O199:benchmark_results.O199</svg:desc>
                </draw:g>
              </table:table-cell>
              <table:table-cell office:value-type="float" office:value="2035332">
                <text:p>2035332</text:p>
                <draw:g>
                  <svg:desc>benchmark_results.P199:benchmark_results.R199</svg:desc>
                </draw:g>
              </table:table-cell>
              <table:table-cell office:value-type="float" office:value="16011809">
                <text:p>16011809</text:p>
              </table:table-cell>
              <table:table-cell office:value-type="float" office:value="131063182">
                <text:p>131063182</text:p>
              </table:table-cell>
            </table:table-row>
            <table:table-row>
              <table:table-cell office:value-type="string">
                <text:p>bfRelabelDest</text:p>
                <draw:g>
                  <svg:desc>benchmark_results.O200:benchmark_results.O200</svg:desc>
                </draw:g>
              </table:table-cell>
              <table:table-cell office:value-type="float" office:value="460008">
                <text:p>460008</text:p>
                <draw:g>
                  <svg:desc>benchmark_results.P200:benchmark_results.R200</svg:desc>
                </draw:g>
              </table:table-cell>
              <table:table-cell office:value-type="float" office:value="3455035">
                <text:p>3455035</text:p>
              </table:table-cell>
              <table:table-cell office:value-type="float" office:value="26711772">
                <text:p>26711772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7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8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8.84cm" svg:height="5.646cm" xlink:href=".." xlink:type="simple" chart:class="chart:line" chart:style-name="ch1">
        <chart:title svg:x="2.194cm" svg:y="0.248cm" chart:style-name="ch2">
          <text:p>Peak memory (bytes)</text:p>
        </chart:title>
        <chart:legend chart:legend-position="end" svg:x="5.353cm" svg:y="2.076cm" style:legend-expansion="high" chart:style-name="ch3"/>
        <chart:plot-area chart:style-name="ch4" table:cell-range-address="benchmark_results.S198:benchmark_results.V200" chart:data-source-has-labels="both" svg:x="0.176cm" svg:y="1.139cm" svg:width="5.001cm" svg:height="4.395cm">
          <chart:coordinate-region svg:x="2.094cm" svg:y="1.338cm" svg:width="2.724cm" svg:height="3.549cm"/>
          <chart:axis chart:dimension="x" chart:name="primary-x" chart:style-name="ch5" chartooo:axis-type="auto">
            <chartooo:date-scale/>
            <chart:categories table:cell-range-address="benchmark_results.T198:benchmark_results.V198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benchmark_results.T199:benchmark_results.V199" chart:label-cell-address="benchmark_results.S199:benchmark_results.S199" chart:class="chart:line">
            <chart:data-point chart:repeated="3"/>
          </chart:series>
          <chart:series chart:style-name="ch9" chart:values-cell-range-address="benchmark_results.T200:benchmark_results.V200" chart:label-cell-address="benchmark_results.S200:benchmark_results.S200" chart:class="chart:line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^10</text:p>
                <draw:g>
                  <svg:desc>benchmark_results.T198:benchmark_results.V198</svg:desc>
                </draw:g>
              </table:table-cell>
              <table:table-cell office:value-type="string">
                <text:p>2^13</text:p>
              </table:table-cell>
              <table:table-cell office:value-type="string">
                <text:p>2^16</text:p>
              </table:table-cell>
            </table:table-row>
          </table:table-header-rows>
          <table:table-rows>
            <table:table-row>
              <table:table-cell office:value-type="string">
                <text:p>bfRelabelPhases*</text:p>
                <draw:g>
                  <svg:desc>benchmark_results.S199:benchmark_results.S199</svg:desc>
                </draw:g>
              </table:table-cell>
              <table:table-cell office:value-type="float" office:value="26214400">
                <text:p>26214400</text:p>
                <draw:g>
                  <svg:desc>benchmark_results.T199:benchmark_results.V199</svg:desc>
                </draw:g>
              </table:table-cell>
              <table:table-cell office:value-type="float" office:value="40894464">
                <text:p>40894464</text:p>
              </table:table-cell>
              <table:table-cell office:value-type="float" office:value="91226112">
                <text:p>91226112</text:p>
              </table:table-cell>
            </table:table-row>
            <table:table-row>
              <table:table-cell office:value-type="string">
                <text:p>bfRelabelDest</text:p>
                <draw:g>
                  <svg:desc>benchmark_results.S200:benchmark_results.S200</svg:desc>
                </draw:g>
              </table:table-cell>
              <table:table-cell office:value-type="float" office:value="26214400">
                <text:p>26214400</text:p>
                <draw:g>
                  <svg:desc>benchmark_results.T200:benchmark_results.V200</svg:desc>
                </draw:g>
              </table:table-cell>
              <table:table-cell office:value-type="float" office:value="27262976">
                <text:p>27262976</text:p>
              </table:table-cell>
              <table:table-cell office:value-type="float" office:value="46137344">
                <text:p>46137344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8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